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number="urn:oasis:names:tc:opendocument:xmlns:datastyle:1.0" xmlns:fo="urn:oasis:names:tc:opendocument:xmlns:xsl-fo-compatible:1.0" xmlns:of="urn:oasis:names:tc:opendocument:xmlns:of:1.2" office:version="1.2">
  <office:scripts/>
  <office:automatic-styles>
    <style:style style:name="co1" style:family="table-column">
      <style:table-column-properties fo:break-before="auto" style:column-width="2.5cm"/>
    </style:style>
    <style:style style:name="co2" style:family="table-column">
      <style:table-column-properties fo:break-before="auto" style:column-width="5cm"/>
    </style:style>
    <number:date-style style:name="nDate" number:automatic-order="true">
      <number:day number:style="long"/>
      <number:text>/</number:text>
      <number:month number:style="long"/>
      <number:text>/</number:text>
      <number:year/>
    </number:date-style>
    <number:time-style style:name="nTime">
      <number:hours number:style="long"/>
      <number:text>:</number:text>
      <number:minutes number:style="long"/>
      <number:text>:</number:text>
      <number:seconds number:style="long"/>
    </number:time-style>
    <number:date-style style:name="nDateTime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DateTimeMilliseconds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 number:decimal-places="3"/>
    </number:date-style>
    <style:style style:name="stDate" style:family="table-cell" style:parent-style-name="Default" style:data-style-name="nDate"/>
    <style:style style:name="stTime" style:family="table-cell" style:parent-style-name="Default" style:data-style-name="nTime"/>
    <style:style style:name="stDateTime" style:family="table-cell" style:parent-style-name="Default" style:data-style-name="nDateTime"/>
    <style:style style:name="stDateTimeMilliseconds" style:family="table-cell" style:parent-style-name="Default" style:data-style-name="nDateTimeMilliseconds"/>
  </office:automatic-styles>
  <office:body>
    <office:spreadsheet>
      <table:table table:name="populated_places_km_edit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>
          <table:table-cell office:value-type="string">
            <text:p>SCALERANK</text:p>
          </table:table-cell>
          <table:table-cell office:value-type="string">
            <text:p>NATSCALE</text:p>
          </table:table-cell>
          <table:table-cell office:value-type="string">
            <text:p>LABELRANK</text:p>
          </table:table-cell>
          <table:table-cell office:value-type="string">
            <text:p>FEATURECLA</text:p>
          </table:table-cell>
          <table:table-cell office:value-type="string">
            <text:p>NAME</text:p>
          </table:table-cell>
          <table:table-cell office:value-type="string">
            <text:p>NAMEPAR</text:p>
          </table:table-cell>
          <table:table-cell office:value-type="string">
            <text:p>NAMEALT</text:p>
          </table:table-cell>
          <table:table-cell office:value-type="string">
            <text:p>NAMEASCII</text:p>
          </table:table-cell>
          <table:table-cell office:value-type="string">
            <text:p>ADM0CAP</text:p>
          </table:table-cell>
          <table:table-cell office:value-type="string">
            <text:p>CAPIN</text:p>
          </table:table-cell>
          <table:table-cell office:value-type="string">
            <text:p>WORLDCITY</text:p>
          </table:table-cell>
          <table:table-cell office:value-type="string">
            <text:p>MEGACITY</text:p>
          </table:table-cell>
          <table:table-cell office:value-type="string">
            <text:p>SOV0NAME</text:p>
          </table:table-cell>
          <table:table-cell office:value-type="string">
            <text:p>SOV_A3</text:p>
          </table:table-cell>
          <table:table-cell office:value-type="string">
            <text:p>ADM0NAME</text:p>
          </table:table-cell>
          <table:table-cell office:value-type="string">
            <text:p>ADM0_A3</text:p>
          </table:table-cell>
          <table:table-cell office:value-type="string">
            <text:p>ADM1NAME</text:p>
          </table:table-cell>
          <table:table-cell office:value-type="string">
            <text:p>ISO_A2</text:p>
          </table:table-cell>
          <table:table-cell office:value-type="string">
            <text:p>NOTE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POP_MAX</text:p>
          </table:table-cell>
          <table:table-cell office:value-type="string">
            <text:p>POP_MIN</text:p>
          </table:table-cell>
          <table:table-cell office:value-type="string">
            <text:p>POP_OTHER</text:p>
          </table:table-cell>
          <table:table-cell office:value-type="string">
            <text:p>RANK_MAX</text:p>
          </table:table-cell>
          <table:table-cell office:value-type="string">
            <text:p>RANK_MIN</text:p>
          </table:table-cell>
          <table:table-cell office:value-type="string">
            <text:p>MEGANAME</text:p>
          </table:table-cell>
          <table:table-cell office:value-type="string">
            <text:p>LS_NAME</text:p>
          </table:table-cell>
          <table:table-cell office:value-type="string">
            <text:p>MAX_POP10</text:p>
          </table:table-cell>
          <table:table-cell office:value-type="string">
            <text:p>MAX_POP20</text:p>
          </table:table-cell>
          <table:table-cell office:value-type="string">
            <text:p>MAX_POP50</text:p>
          </table:table-cell>
          <table:table-cell office:value-type="string">
            <text:p>MAX_POP300</text:p>
          </table:table-cell>
          <table:table-cell office:value-type="string">
            <text:p>MAX_POP310</text:p>
          </table:table-cell>
          <table:table-cell office:value-type="string">
            <text:p>MAX_NATSCA</text:p>
          </table:table-cell>
          <table:table-cell office:value-type="string">
            <text:p>MIN_AREAKM</text:p>
          </table:table-cell>
          <table:table-cell office:value-type="string">
            <text:p>MAX_AREAKM</text:p>
          </table:table-cell>
          <table:table-cell office:value-type="string">
            <text:p>MIN_AREAMI</text:p>
          </table:table-cell>
          <table:table-cell office:value-type="string">
            <text:p>MAX_AREAMI</text:p>
          </table:table-cell>
          <table:table-cell office:value-type="string">
            <text:p>MIN_PERKM</text:p>
          </table:table-cell>
          <table:table-cell office:value-type="string">
            <text:p>MAX_PERKM</text:p>
          </table:table-cell>
          <table:table-cell office:value-type="string">
            <text:p>MIN_PERMI</text:p>
          </table:table-cell>
          <table:table-cell office:value-type="string">
            <text:p>MAX_PERMI</text:p>
          </table:table-cell>
          <table:table-cell office:value-type="string">
            <text:p>MIN_BBXMIN</text:p>
          </table:table-cell>
          <table:table-cell office:value-type="string">
            <text:p>MAX_BBXMIN</text:p>
          </table:table-cell>
          <table:table-cell office:value-type="string">
            <text:p>MIN_BBXMAX</text:p>
          </table:table-cell>
          <table:table-cell office:value-type="string">
            <text:p>MAX_BBXMAX</text:p>
          </table:table-cell>
          <table:table-cell office:value-type="string">
            <text:p>MIN_BBYMIN</text:p>
          </table:table-cell>
          <table:table-cell office:value-type="string">
            <text:p>MAX_BBYMIN</text:p>
          </table:table-cell>
          <table:table-cell office:value-type="string">
            <text:p>MIN_BBYMAX</text:p>
          </table:table-cell>
          <table:table-cell office:value-type="string">
            <text:p>MAX_BBYMAX</text:p>
          </table:table-cell>
          <table:table-cell office:value-type="string">
            <text:p>MEAN_BBXC</text:p>
          </table:table-cell>
          <table:table-cell office:value-type="string">
            <text:p>MEAN_BBYC</text:p>
          </table:table-cell>
          <table:table-cell office:value-type="string">
            <text:p>TIMEZONE</text:p>
          </table:table-cell>
          <table:table-cell office:value-type="string">
            <text:p>UN_FID</text:p>
          </table:table-cell>
          <table:table-cell office:value-type="string">
            <text:p>POP1950</text:p>
          </table:table-cell>
          <table:table-cell office:value-type="string">
            <text:p>POP1955</text:p>
          </table:table-cell>
          <table:table-cell office:value-type="string">
            <text:p>POP1960</text:p>
          </table:table-cell>
          <table:table-cell office:value-type="string">
            <text:p>POP1965</text:p>
          </table:table-cell>
          <table:table-cell office:value-type="string">
            <text:p>POP1970</text:p>
          </table:table-cell>
          <table:table-cell office:value-type="string">
            <text:p>POP1975</text:p>
          </table:table-cell>
          <table:table-cell office:value-type="string">
            <text:p>POP1980</text:p>
          </table:table-cell>
          <table:table-cell office:value-type="string">
            <text:p>POP1985</text:p>
          </table:table-cell>
          <table:table-cell office:value-type="string">
            <text:p>POP1990</text:p>
          </table:table-cell>
          <table:table-cell office:value-type="string">
            <text:p>POP1995</text:p>
          </table:table-cell>
          <table:table-cell office:value-type="string">
            <text:p>POP2000</text:p>
          </table:table-cell>
          <table:table-cell office:value-type="string">
            <text:p>POP2005</text:p>
          </table:table-cell>
          <table:table-cell office:value-type="string">
            <text:p>POP2010</text:p>
          </table:table-cell>
          <table:table-cell office:value-type="string">
            <text:p>POP2015</text:p>
          </table:table-cell>
          <table:table-cell office:value-type="string">
            <text:p>POP2020</text:p>
          </table:table-cell>
          <table:table-cell office:value-type="string">
            <text:p>POP2025</text:p>
          </table:table-cell>
          <table:table-cell office:value-type="string">
            <text:p>POP2050</text:p>
          </table:table-cell>
          <table:table-cell office:value-type="string">
            <text:p>MIN_ZOOM</text:p>
          </table:table-cell>
          <table:table-cell office:value-type="string">
            <text:p>WIKIDATAID</text:p>
          </table:table-cell>
          <table:table-cell office:value-type="string">
            <text:p>WOF_ID</text:p>
          </table:table-cell>
          <table:table-cell office:value-type="string">
            <text:p>CAPALT</text:p>
          </table:table-cell>
          <table:table-cell office:value-type="string">
            <text:p>NAME_EN</text:p>
          </table:table-cell>
          <table:table-cell office:value-type="string">
            <text:p>NAME_DE</text:p>
          </table:table-cell>
          <table:table-cell office:value-type="string">
            <text:p>NAME_ES</text:p>
          </table:table-cell>
          <table:table-cell office:value-type="string">
            <text:p>NAME_FR</text:p>
          </table:table-cell>
          <table:table-cell office:value-type="string">
            <text:p>NAME_PT</text:p>
          </table:table-cell>
          <table:table-cell office:value-type="string">
            <text:p>NAME_RU</text:p>
          </table:table-cell>
          <table:table-cell office:value-type="string">
            <text:p>NAME_ZH</text:p>
          </table:table-cell>
          <table:table-cell office:value-type="string">
            <text:p>LABEL</text:p>
          </table:table-cell>
          <table:table-cell office:value-type="string">
            <text:p>NAME_AR</text:p>
          </table:table-cell>
          <table:table-cell office:value-type="string">
            <text:p>NAME_BN</text:p>
          </table:table-cell>
          <table:table-cell office:value-type="string">
            <text:p>NAME_EL</text:p>
          </table:table-cell>
          <table:table-cell office:value-type="string">
            <text:p>NAME_HI</text:p>
          </table:table-cell>
          <table:table-cell office:value-type="string">
            <text:p>NAME_HU</text:p>
          </table:table-cell>
          <table:table-cell office:value-type="string">
            <text:p>NAME_ID</text:p>
          </table:table-cell>
          <table:table-cell office:value-type="string">
            <text:p>NAME_IT</text:p>
          </table:table-cell>
          <table:table-cell office:value-type="string">
            <text:p>NAME_JA</text:p>
          </table:table-cell>
          <table:table-cell office:value-type="string">
            <text:p>NAME_KO</text:p>
          </table:table-cell>
          <table:table-cell office:value-type="string">
            <text:p>NAME_NL</text:p>
          </table:table-cell>
          <table:table-cell office:value-type="string">
            <text:p>NAME_PL</text:p>
          </table:table-cell>
          <table:table-cell office:value-type="string">
            <text:p>NAME_SV</text:p>
          </table:table-cell>
          <table:table-cell office:value-type="string">
            <text:p>NAME_TR</text:p>
          </table:table-cell>
          <table:table-cell office:value-type="string">
            <text:p>NAME_VI</text:p>
          </table:table-cell>
          <table:table-cell office:value-type="string">
            <text:p>NE_ID</text:p>
          </table:table-cell>
          <table:table-cell office:value-type="string">
            <text:p>NAME_FA</text:p>
          </table:table-cell>
          <table:table-cell office:value-type="string">
            <text:p>NAME_HE</text:p>
          </table:table-cell>
          <table:table-cell office:value-type="string">
            <text:p>NAME_UK</text:p>
          </table:table-cell>
          <table:table-cell office:value-type="string">
            <text:p>NAME_UR</text:p>
          </table:table-cell>
          <table:table-cell office:value-type="string">
            <text:p>NAME_ZHT</text:p>
          </table:table-cell>
          <table:table-cell office:value-type="string">
            <text:p>GEONAMESID</text:p>
          </table:table-cell>
          <table:table-cell office:value-type="string">
            <text:p>FCLASS_ISO</text:p>
          </table:table-cell>
          <table:table-cell office:value-type="string">
            <text:p>FCLASS_US</text:p>
          </table:table-cell>
          <table:table-cell office:value-type="string">
            <text:p>FCLASS_FR</text:p>
          </table:table-cell>
          <table:table-cell office:value-type="string">
            <text:p>FCLASS_RU</text:p>
          </table:table-cell>
          <table:table-cell office:value-type="string">
            <text:p>FCLASS_ES</text:p>
          </table:table-cell>
          <table:table-cell office:value-type="string">
            <text:p>FCLASS_CN</text:p>
          </table:table-cell>
          <table:table-cell office:value-type="string">
            <text:p>FCLASS_TW</text:p>
          </table:table-cell>
          <table:table-cell office:value-type="string">
            <text:p>FCLASS_IN</text:p>
          </table:table-cell>
          <table:table-cell office:value-type="string">
            <text:p>FCLASS_NP</text:p>
          </table:table-cell>
          <table:table-cell office:value-type="string">
            <text:p>FCLASS_PK</text:p>
          </table:table-cell>
          <table:table-cell office:value-type="string">
            <text:p>FCLASS_DE</text:p>
          </table:table-cell>
          <table:table-cell office:value-type="string">
            <text:p>FCLASS_GB</text:p>
          </table:table-cell>
          <table:table-cell office:value-type="string">
            <text:p>FCLASS_BR</text:p>
          </table:table-cell>
          <table:table-cell office:value-type="string">
            <text:p>FCLASS_IL</text:p>
          </table:table-cell>
          <table:table-cell office:value-type="string">
            <text:p>FCLASS_PS</text:p>
          </table:table-cell>
          <table:table-cell office:value-type="string">
            <text:p>FCLASS_SA</text:p>
          </table:table-cell>
          <table:table-cell office:value-type="string">
            <text:p>FCLASS_EG</text:p>
          </table:table-cell>
          <table:table-cell office:value-type="string">
            <text:p>FCLASS_MA</text:p>
          </table:table-cell>
          <table:table-cell office:value-type="string">
            <text:p>FCLASS_PT</text:p>
          </table:table-cell>
          <table:table-cell office:value-type="string">
            <text:p>FCLASS_AR</text:p>
          </table:table-cell>
          <table:table-cell office:value-type="string">
            <text:p>FCLASS_JP</text:p>
          </table:table-cell>
          <table:table-cell office:value-type="string">
            <text:p>FCLASS_KO</text:p>
          </table:table-cell>
          <table:table-cell office:value-type="string">
            <text:p>FCLASS_VN</text:p>
          </table:table-cell>
          <table:table-cell office:value-type="string">
            <text:p>FCLASS_TR</text:p>
          </table:table-cell>
          <table:table-cell office:value-type="string">
            <text:p>FCLASS_ID</text:p>
          </table:table-cell>
          <table:table-cell office:value-type="string">
            <text:p>FCLASS_PL</text:p>
          </table:table-cell>
          <table:table-cell office:value-type="string">
            <text:p>FCLASS_GR</text:p>
          </table:table-cell>
          <table:table-cell office:value-type="string">
            <text:p>FCLASS_IT</text:p>
          </table:table-cell>
          <table:table-cell office:value-type="string">
            <text:p>FCLASS_NL</text:p>
          </table:table-cell>
          <table:table-cell office:value-type="string">
            <text:p>FCLASS_SE</text:p>
          </table:table-cell>
          <table:table-cell office:value-type="string">
            <text:p>FCLASS_BD</text:p>
          </table:table-cell>
          <table:table-cell office:value-type="string">
            <text:p>FCLASS_UA</text:p>
          </table:table-cell>
          <table:table-cell office:value-type="string">
            <text:p>FCLASS_TLC</text:p>
          </table:table-cell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Greenock</text:p>
          </table:table-cell>
          <table:table-cell/>
          <table:table-cell/>
          <table:table-cell office:value-type="string">
            <text:p>Greenock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Inverclyde</text:p>
          </table:table-cell>
          <table:table-cell office:value-type="string">
            <text:p>GB</text:p>
          </table:table-cell>
          <table:table-cell/>
          <table:table-cell office:value-type="float" office:value="55.9332899999999995"/>
          <table:table-cell office:value-type="float" office:value="-4.7500309999999999"/>
          <table:table-cell office:value-type="float" office:value="74635"/>
          <table:table-cell office:value-type="float" office:value="43495"/>
          <table:table-cell office:value-type="float" office:value="17365"/>
          <table:table-cell office:value-type="float" office:value="8"/>
          <table:table-cell office:value-type="float" office:value="7"/>
          <table:table-cell/>
          <table:table-cell office:value-type="string">
            <text:p>Greenock</text:p>
          </table:table-cell>
          <table:table-cell office:value-type="float" office:value="746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37"/>
          <table:table-cell office:value-type="float" office:value="37"/>
          <table:table-cell office:value-type="float" office:value="14"/>
          <table:table-cell office:value-type="float" office:value="14"/>
          <table:table-cell office:value-type="float" office:value="66"/>
          <table:table-cell office:value-type="float" office:value="66"/>
          <table:table-cell office:value-type="float" office:value="41"/>
          <table:table-cell office:value-type="float" office:value="41"/>
          <table:table-cell office:value-type="float" office:value="-4.8666669999999996"/>
          <table:table-cell office:value-type="float" office:value="-4.8666669999999996"/>
          <table:table-cell office:value-type="float" office:value="-4.6333330000000004"/>
          <table:table-cell office:value-type="float" office:value="-4.6333330000000004"/>
          <table:table-cell office:value-type="float" office:value="55.9166669999999968"/>
          <table:table-cell office:value-type="float" office:value="55.9166669999999968"/>
          <table:table-cell office:value-type="float" office:value="55.9666670000000011"/>
          <table:table-cell office:value-type="float" office:value="55.9666670000000011"/>
          <table:table-cell office:value-type="float" office:value="-4.7586620000000002"/>
          <table:table-cell office:value-type="float" office:value="55.9401319999999984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217831</text:p>
          </table:table-cell>
          <table:table-cell office:value-type="float" office:value="101750635"/>
          <table:table-cell office:value-type="float" office:value="0"/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string">
            <text:p>Гринок</text:p>
          </table:table-cell>
          <table:table-cell office:value-type="string">
            <text:p>格里诺克</text:p>
          </table:table-cell>
          <table:table-cell/>
          <table:table-cell office:value-type="string">
            <text:p>غرينوك</text:p>
          </table:table-cell>
          <table:table-cell office:value-type="string">
            <text:p>গ্রীনক</text:p>
          </table:table-cell>
          <table:table-cell office:value-type="string">
            <text:p>Γκρήνοκ</text:p>
          </table:table-cell>
          <table:table-cell office:value-type="string">
            <text:p>ग्रीनॉक</text:p>
          </table:table-cell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string">
            <text:p>グリーノック</text:p>
          </table:table-cell>
          <table:table-cell office:value-type="string">
            <text:p>그리녹</text:p>
          </table:table-cell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string">
            <text:p>Greenock</text:p>
          </table:table-cell>
          <table:table-cell office:value-type="float" office:value="1159127257"/>
          <table:table-cell office:value-type="string">
            <text:p>گرینوک</text:p>
          </table:table-cell>
          <table:table-cell office:value-type="string">
            <text:p>גרינוק</text:p>
          </table:table-cell>
          <table:table-cell office:value-type="string">
            <text:p>Грінок</text:p>
          </table:table-cell>
          <table:table-cell office:value-type="string">
            <text:p>گریناک</text:p>
          </table:table-cell>
          <table:table-cell office:value-type="string">
            <text:p>格里諾克</text:p>
          </table:table-cell>
          <table:table-cell office:value-type="float" office:value="264794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Sunderland</text:p>
          </table:table-cell>
          <table:table-cell/>
          <table:table-cell/>
          <table:table-cell office:value-type="string">
            <text:p>Sunderland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Tyne and Wear</text:p>
          </table:table-cell>
          <table:table-cell office:value-type="string">
            <text:p>GB</text:p>
          </table:table-cell>
          <table:table-cell/>
          <table:table-cell office:value-type="float" office:value="54.9200190000000035"/>
          <table:table-cell office:value-type="float" office:value="-1.3800300000000001"/>
          <table:table-cell office:value-type="float" office:value="452934"/>
          <table:table-cell office:value-type="float" office:value="177965"/>
          <table:table-cell office:value-type="float" office:value="423067"/>
          <table:table-cell office:value-type="float" office:value="10"/>
          <table:table-cell office:value-type="float" office:value="9"/>
          <table:table-cell/>
          <table:table-cell office:value-type="string">
            <text:p>Sunderland</text:p>
          </table:table-cell>
          <table:table-cell office:value-type="float" office:value="45293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170"/>
          <table:table-cell office:value-type="float" office:value="170"/>
          <table:table-cell office:value-type="float" office:value="65"/>
          <table:table-cell office:value-type="float" office:value="65"/>
          <table:table-cell office:value-type="float" office:value="145"/>
          <table:table-cell office:value-type="float" office:value="145"/>
          <table:table-cell office:value-type="float" office:value="90"/>
          <table:table-cell office:value-type="float" office:value="90"/>
          <table:table-cell office:value-type="float" office:value="-1.5360799999999999"/>
          <table:table-cell office:value-type="float" office:value="-1.5360799999999999"/>
          <table:table-cell office:value-type="float" office:value="-1.3500000000000001"/>
          <table:table-cell office:value-type="float" office:value="-1.3500000000000001"/>
          <table:table-cell office:value-type="float" office:value="54.7916669999999968"/>
          <table:table-cell office:value-type="float" office:value="54.7916669999999968"/>
          <table:table-cell office:value-type="float" office:value="55.0666670000000025"/>
          <table:table-cell office:value-type="float" office:value="55.0666670000000025"/>
          <table:table-cell office:value-type="float" office:value="-1.4385470000000000"/>
          <table:table-cell office:value-type="float" office:value="54.9145389999999978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188304</text:p>
          </table:table-cell>
          <table:table-cell office:value-type="float" office:value="101750611"/>
          <table:table-cell office:value-type="float" office:value="0"/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Сандерленд</text:p>
          </table:table-cell>
          <table:table-cell office:value-type="string">
            <text:p>桑德兰</text:p>
          </table:table-cell>
          <table:table-cell/>
          <table:table-cell office:value-type="string">
            <text:p>سندرلاند</text:p>
          </table:table-cell>
          <table:table-cell office:value-type="string">
            <text:p>সান্ডারল্যান্ড</text:p>
          </table:table-cell>
          <table:table-cell office:value-type="string">
            <text:p>Σάντερλαντ</text:p>
          </table:table-cell>
          <table:table-cell office:value-type="string">
            <text:p>सुंदरलैंड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サンダーランド</text:p>
          </table:table-cell>
          <table:table-cell office:value-type="string">
            <text:p>선덜랜드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string">
            <text:p>Sunderland</text:p>
          </table:table-cell>
          <table:table-cell office:value-type="float" office:value="1159127269"/>
          <table:table-cell office:value-type="string">
            <text:p>ساندرلند</text:p>
          </table:table-cell>
          <table:table-cell office:value-type="string">
            <text:p>סנדרלנד</text:p>
          </table:table-cell>
          <table:table-cell office:value-type="string">
            <text:p>Сандерленд</text:p>
          </table:table-cell>
          <table:table-cell office:value-type="string">
            <text:p>سندر لینڈ</text:p>
          </table:table-cell>
          <table:table-cell office:value-type="string">
            <text:p>巽德蘭</text:p>
          </table:table-cell>
          <table:table-cell office:value-type="float" office:value="263653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Southampton</text:p>
          </table:table-cell>
          <table:table-cell/>
          <table:table-cell/>
          <table:table-cell office:value-type="string">
            <text:p>Southampton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Southampton</text:p>
          </table:table-cell>
          <table:table-cell office:value-type="string">
            <text:p>GB</text:p>
          </table:table-cell>
          <table:table-cell/>
          <table:table-cell office:value-type="float" office:value="50.9000309999999985"/>
          <table:table-cell office:value-type="float" office:value="-1.3999770000000000"/>
          <table:table-cell office:value-type="float" office:value="384417"/>
          <table:table-cell office:value-type="float" office:value="384417"/>
          <table:table-cell office:value-type="float" office:value="379571"/>
          <table:table-cell office:value-type="float" office:value="10"/>
          <table:table-cell office:value-type="float" office:value="10"/>
          <table:table-cell/>
          <table:table-cell office:value-type="string">
            <text:p>Southampton</text:p>
          </table:table-cell>
          <table:table-cell office:value-type="float" office:value="38441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158"/>
          <table:table-cell office:value-type="float" office:value="158"/>
          <table:table-cell office:value-type="float" office:value="61"/>
          <table:table-cell office:value-type="float" office:value="61"/>
          <table:table-cell office:value-type="float" office:value="165"/>
          <table:table-cell office:value-type="float" office:value="165"/>
          <table:table-cell office:value-type="float" office:value="102"/>
          <table:table-cell office:value-type="float" office:value="102"/>
          <table:table-cell office:value-type="float" office:value="-1.4833330000000000"/>
          <table:table-cell office:value-type="float" office:value="-1.4833330000000000"/>
          <table:table-cell office:value-type="float" office:value="-1.2333330000000000"/>
          <table:table-cell office:value-type="float" office:value="-1.2333330000000000"/>
          <table:table-cell office:value-type="float" office:value="50.8416670000000011"/>
          <table:table-cell office:value-type="float" office:value="50.8416670000000011"/>
          <table:table-cell office:value-type="float" office:value="51.0083330000000004"/>
          <table:table-cell office:value-type="float" office:value="51.0083330000000004"/>
          <table:table-cell office:value-type="float" office:value="-1.3578490000000001"/>
          <table:table-cell office:value-type="float" office:value="50.9217269999999971"/>
          <table:table-cell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79848</text:p>
          </table:table-cell>
          <table:table-cell office:value-type="float" office:value="1141906373"/>
          <table:table-cell office:value-type="float" office:value="0"/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string">
            <text:p>Саутгемптон</text:p>
          </table:table-cell>
          <table:table-cell office:value-type="string">
            <text:p>南安普敦</text:p>
          </table:table-cell>
          <table:table-cell/>
          <table:table-cell office:value-type="string">
            <text:p>ساوثهامبتون</text:p>
          </table:table-cell>
          <table:table-cell office:value-type="string">
            <text:p>সাউদাম্পটন</text:p>
          </table:table-cell>
          <table:table-cell office:value-type="string">
            <text:p>Σαουθάμπτον</text:p>
          </table:table-cell>
          <table:table-cell office:value-type="string">
            <text:p>साउथहैंपटन</text:p>
          </table:table-cell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string">
            <text:p>サウサンプトン</text:p>
          </table:table-cell>
          <table:table-cell office:value-type="string">
            <text:p>사우샘프턴</text:p>
          </table:table-cell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string">
            <text:p>Southampton</text:p>
          </table:table-cell>
          <table:table-cell office:value-type="float" office:value="1159127279"/>
          <table:table-cell office:value-type="string">
            <text:p>ساوتهمپتون</text:p>
          </table:table-cell>
          <table:table-cell office:value-type="string">
            <text:p>סאות'המפטון</text:p>
          </table:table-cell>
          <table:table-cell office:value-type="string">
            <text:p>Саутгемптон</text:p>
          </table:table-cell>
          <table:table-cell office:value-type="string">
            <text:p>ساؤتھمپٹن</text:p>
          </table:table-cell>
          <table:table-cell office:value-type="string">
            <text:p>修咸頓</text:p>
          </table:table-cell>
          <table:table-cell office:value-type="float" office:value="-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Bristol</text:p>
          </table:table-cell>
          <table:table-cell/>
          <table:table-cell/>
          <table:table-cell office:value-type="string">
            <text:p>Bristol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Bristol</text:p>
          </table:table-cell>
          <table:table-cell office:value-type="string">
            <text:p>GB</text:p>
          </table:table-cell>
          <table:table-cell/>
          <table:table-cell office:value-type="float" office:value="51.4499980000000008"/>
          <table:table-cell office:value-type="float" office:value="-2.5833159999999999"/>
          <table:table-cell office:value-type="float" office:value="553528"/>
          <table:table-cell office:value-type="float" office:value="430713"/>
          <table:table-cell office:value-type="float" office:value="36360"/>
          <table:table-cell office:value-type="float" office:value="11"/>
          <table:table-cell office:value-type="float" office:value="10"/>
          <table:table-cell/>
          <table:table-cell office:value-type="string">
            <text:p>Bristol2</text:p>
          </table:table-cell>
          <table:table-cell office:value-type="float" office:value="55352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218"/>
          <table:table-cell office:value-type="float" office:value="218"/>
          <table:table-cell office:value-type="float" office:value="84"/>
          <table:table-cell office:value-type="float" office:value="84"/>
          <table:table-cell office:value-type="float" office:value="155"/>
          <table:table-cell office:value-type="float" office:value="155"/>
          <table:table-cell office:value-type="float" office:value="96"/>
          <table:table-cell office:value-type="float" office:value="96"/>
          <table:table-cell office:value-type="float" office:value="-2.7416670000000001"/>
          <table:table-cell office:value-type="float" office:value="-2.7416670000000001"/>
          <table:table-cell office:value-type="float" office:value="-2.4547699999999999"/>
          <table:table-cell office:value-type="float" office:value="-2.4547699999999999"/>
          <table:table-cell office:value-type="float" office:value="51.3833330000000004"/>
          <table:table-cell office:value-type="float" office:value="51.3833330000000004"/>
          <table:table-cell office:value-type="float" office:value="51.5833330000000032"/>
          <table:table-cell office:value-type="float" office:value="51.5833330000000032"/>
          <table:table-cell office:value-type="float" office:value="-2.5821809999999998"/>
          <table:table-cell office:value-type="float" office:value="51.4799939999999978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23154</text:p>
          </table:table-cell>
          <table:table-cell office:value-type="float" office:value="101750389"/>
          <table:table-cell office:value-type="float" office:value="0"/>
          <table:table-cell office:value-type="string">
            <text:p>Bristol</text:p>
          </table:table-cell>
          <table:table-cell office:value-type="string">
            <text:p>Bristol</text:p>
          </table:table-cell>
          <table:table-cell office:value-type="string">
            <text:p>Brístol</text:p>
          </table:table-cell>
          <table:table-cell office:value-type="string">
            <text:p>Bristol</text:p>
          </table:table-cell>
          <table:table-cell office:value-type="string">
            <text:p>Bristol</text:p>
          </table:table-cell>
          <table:table-cell office:value-type="string">
            <text:p>Бристоль</text:p>
          </table:table-cell>
          <table:table-cell office:value-type="string">
            <text:p>布里斯托尔</text:p>
          </table:table-cell>
          <table:table-cell/>
          <table:table-cell office:value-type="string">
            <text:p>برستل</text:p>
          </table:table-cell>
          <table:table-cell office:value-type="string">
            <text:p>ব্রিস্টল</text:p>
          </table:table-cell>
          <table:table-cell office:value-type="string">
            <text:p>Μπρίστολ</text:p>
          </table:table-cell>
          <table:table-cell office:value-type="string">
            <text:p>ब्रिस्टल</text:p>
          </table:table-cell>
          <table:table-cell office:value-type="string">
            <text:p>Bristol</text:p>
          </table:table-cell>
          <table:table-cell office:value-type="string">
            <text:p>Bristol</text:p>
          </table:table-cell>
          <table:table-cell office:value-type="string">
            <text:p>Bristol</text:p>
          </table:table-cell>
          <table:table-cell office:value-type="string">
            <text:p>ブリストル</text:p>
          </table:table-cell>
          <table:table-cell office:value-type="string">
            <text:p>브리스틀</text:p>
          </table:table-cell>
          <table:table-cell office:value-type="string">
            <text:p>Bristol</text:p>
          </table:table-cell>
          <table:table-cell office:value-type="string">
            <text:p>Bristol</text:p>
          </table:table-cell>
          <table:table-cell office:value-type="string">
            <text:p>Bristol</text:p>
          </table:table-cell>
          <table:table-cell office:value-type="string">
            <text:p>Bristol</text:p>
          </table:table-cell>
          <table:table-cell office:value-type="string">
            <text:p>Bristol</text:p>
          </table:table-cell>
          <table:table-cell office:value-type="float" office:value="1159127297"/>
          <table:table-cell office:value-type="string">
            <text:p>بریستول</text:p>
          </table:table-cell>
          <table:table-cell office:value-type="string">
            <text:p>בריסטול</text:p>
          </table:table-cell>
          <table:table-cell office:value-type="string">
            <text:p>Бристоль</text:p>
          </table:table-cell>
          <table:table-cell office:value-type="string">
            <text:p>برسٹل</text:p>
          </table:table-cell>
          <table:table-cell office:value-type="string">
            <text:p>布里斯托</text:p>
          </table:table-cell>
          <table:table-cell office:value-type="float" office:value="265467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Bournemouth</text:p>
          </table:table-cell>
          <table:table-cell/>
          <table:table-cell/>
          <table:table-cell office:value-type="string">
            <text:p>Bournemout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Bournemouth</text:p>
          </table:table-cell>
          <table:table-cell office:value-type="string">
            <text:p>GB</text:p>
          </table:table-cell>
          <table:table-cell/>
          <table:table-cell office:value-type="float" office:value="50.7299900000000008"/>
          <table:table-cell office:value-type="float" office:value="-1.9000500000000000"/>
          <table:table-cell office:value-type="float" office:value="426945"/>
          <table:table-cell office:value-type="float" office:value="163600"/>
          <table:table-cell office:value-type="float" office:value="398991"/>
          <table:table-cell office:value-type="float" office:value="10"/>
          <table:table-cell office:value-type="float" office:value="9"/>
          <table:table-cell/>
          <table:table-cell office:value-type="string">
            <text:p>Bournemouth</text:p>
          </table:table-cell>
          <table:table-cell office:value-type="float" office:value="42694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194"/>
          <table:table-cell office:value-type="float" office:value="194"/>
          <table:table-cell office:value-type="float" office:value="75"/>
          <table:table-cell office:value-type="float" office:value="75"/>
          <table:table-cell office:value-type="float" office:value="206"/>
          <table:table-cell office:value-type="float" office:value="206"/>
          <table:table-cell office:value-type="float" office:value="128"/>
          <table:table-cell office:value-type="float" office:value="128"/>
          <table:table-cell office:value-type="float" office:value="-2.0416669999999999"/>
          <table:table-cell office:value-type="float" office:value="-2.0416669999999999"/>
          <table:table-cell office:value-type="float" office:value="-1.6279129999999999"/>
          <table:table-cell office:value-type="float" office:value="-1.6279129999999999"/>
          <table:table-cell office:value-type="float" office:value="50.6916670000000025"/>
          <table:table-cell office:value-type="float" office:value="50.6916670000000025"/>
          <table:table-cell office:value-type="float" office:value="50.8666669999999996"/>
          <table:table-cell office:value-type="float" office:value="50.8666669999999996"/>
          <table:table-cell office:value-type="float" office:value="-1.8674489999999999"/>
          <table:table-cell office:value-type="float" office:value="50.7611559999999997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170478</text:p>
          </table:table-cell>
          <table:table-cell office:value-type="float" office:value="101750305"/>
          <table:table-cell office:value-type="float" office:value="0"/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string">
            <text:p>Борнмут</text:p>
          </table:table-cell>
          <table:table-cell office:value-type="string">
            <text:p>伯恩茅斯</text:p>
          </table:table-cell>
          <table:table-cell/>
          <table:table-cell office:value-type="string">
            <text:p>بورنموث</text:p>
          </table:table-cell>
          <table:table-cell office:value-type="string">
            <text:p>বোর্নমাথ</text:p>
          </table:table-cell>
          <table:table-cell office:value-type="string">
            <text:p>Μπόρνμουθ</text:p>
          </table:table-cell>
          <table:table-cell office:value-type="string">
            <text:p>बर्नमाउथ</text:p>
          </table:table-cell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string">
            <text:p>ボーンマス</text:p>
          </table:table-cell>
          <table:table-cell office:value-type="string">
            <text:p>본머스</text:p>
          </table:table-cell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string">
            <text:p>Bournemouth</text:p>
          </table:table-cell>
          <table:table-cell office:value-type="float" office:value="1159127311"/>
          <table:table-cell office:value-type="string">
            <text:p>بورنموث</text:p>
          </table:table-cell>
          <table:table-cell office:value-type="string">
            <text:p>בורנמות'</text:p>
          </table:table-cell>
          <table:table-cell office:value-type="string">
            <text:p>Борнмут</text:p>
          </table:table-cell>
          <table:table-cell office:value-type="string">
            <text:p>بورنموتھ</text:p>
          </table:table-cell>
          <table:table-cell office:value-type="string">
            <text:p>伯恩茅斯</text:p>
          </table:table-cell>
          <table:table-cell office:value-type="float" office:value="265509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Omagh</text:p>
          </table:table-cell>
          <table:table-cell/>
          <table:table-cell/>
          <table:table-cell office:value-type="string">
            <text:p>Omag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Omagh</text:p>
          </table:table-cell>
          <table:table-cell office:value-type="string">
            <text:p>GB</text:p>
          </table:table-cell>
          <table:table-cell/>
          <table:table-cell office:value-type="float" office:value="54.6000119999999995"/>
          <table:table-cell office:value-type="float" office:value="-7.3000040000000004"/>
          <table:table-cell office:value-type="float" office:value="21056"/>
          <table:table-cell office:value-type="float" office:value="16326"/>
          <table:table-cell office:value-type="float" office:value="15288"/>
          <table:table-cell office:value-type="float" office:value="7"/>
          <table:table-cell office:value-type="float" office:value="6"/>
          <table:table-cell/>
          <table:table-cell office:value-type="string">
            <text:p>Omagh</text:p>
          </table:table-cell>
          <table:table-cell office:value-type="float" office:value="1632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14"/>
          <table:table-cell office:value-type="float" office:value="14"/>
          <table:table-cell office:value-type="float" office:value="5"/>
          <table:table-cell office:value-type="float" office:value="5"/>
          <table:table-cell office:value-type="float" office:value="24"/>
          <table:table-cell office:value-type="float" office:value="24"/>
          <table:table-cell office:value-type="float" office:value="15"/>
          <table:table-cell office:value-type="float" office:value="15"/>
          <table:table-cell office:value-type="float" office:value="-7.3333329999999997"/>
          <table:table-cell office:value-type="float" office:value="-7.3333329999999997"/>
          <table:table-cell office:value-type="float" office:value="-7.2500000000000000"/>
          <table:table-cell office:value-type="float" office:value="-7.2500000000000000"/>
          <table:table-cell office:value-type="float" office:value="54.5833330000000032"/>
          <table:table-cell office:value-type="float" office:value="54.5833330000000032"/>
          <table:table-cell office:value-type="float" office:value="54.6166669999999996"/>
          <table:table-cell office:value-type="float" office:value="54.6166669999999996"/>
          <table:table-cell office:value-type="float" office:value="-7.2934520000000003"/>
          <table:table-cell office:value-type="float" office:value="54.6038690000000031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510513</text:p>
          </table:table-cell>
          <table:table-cell office:value-type="float" office:value="101873819"/>
          <table:table-cell office:value-type="float" office:value="0"/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string">
            <text:p>Ома</text:p>
          </table:table-cell>
          <table:table-cell office:value-type="string">
            <text:p>奧馬</text:p>
          </table:table-cell>
          <table:table-cell/>
          <table:table-cell office:value-type="string">
            <text:p>أوماه</text:p>
          </table:table-cell>
          <table:table-cell office:value-type="string">
            <text:p>ওমাঘ</text:p>
          </table:table-cell>
          <table:table-cell office:value-type="string">
            <text:p>Ομάχ</text:p>
          </table:table-cell>
          <table:table-cell office:value-type="string">
            <text:p>ओमाघ</text:p>
          </table:table-cell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string">
            <text:p>オマー</text:p>
          </table:table-cell>
          <table:table-cell office:value-type="string">
            <text:p>오마</text:p>
          </table:table-cell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string">
            <text:p>Omagh</text:p>
          </table:table-cell>
          <table:table-cell office:value-type="float" office:value="1159127323"/>
          <table:table-cell office:value-type="string">
            <text:p>اوماگ</text:p>
          </table:table-cell>
          <table:table-cell office:value-type="string">
            <text:p>אומג'</text:p>
          </table:table-cell>
          <table:table-cell office:value-type="string">
            <text:p>Ома</text:p>
          </table:table-cell>
          <table:table-cell office:value-type="string">
            <text:p>اوما</text:p>
          </table:table-cell>
          <table:table-cell office:value-type="string">
            <text:p>奧馬</text:p>
          </table:table-cell>
          <table:table-cell office:value-type="float" office:value="264096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Chester</text:p>
          </table:table-cell>
          <table:table-cell/>
          <table:table-cell/>
          <table:table-cell office:value-type="string">
            <text:p>Chester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Cheshire</text:p>
          </table:table-cell>
          <table:table-cell office:value-type="string">
            <text:p>GB</text:p>
          </table:table-cell>
          <table:table-cell/>
          <table:table-cell office:value-type="float" office:value="53.2000200000000021"/>
          <table:table-cell office:value-type="float" office:value="-2.9199869999999999"/>
          <table:table-cell office:value-type="float" office:value="89531"/>
          <table:table-cell office:value-type="float" office:value="77040"/>
          <table:table-cell office:value-type="float" office:value="85111"/>
          <table:table-cell office:value-type="float" office:value="8"/>
          <table:table-cell office:value-type="float" office:value="8"/>
          <table:table-cell/>
          <table:table-cell office:value-type="string">
            <text:p>Chester</text:p>
          </table:table-cell>
          <table:table-cell office:value-type="float" office:value="8953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47"/>
          <table:table-cell office:value-type="float" office:value="47"/>
          <table:table-cell office:value-type="float" office:value="18"/>
          <table:table-cell office:value-type="float" office:value="18"/>
          <table:table-cell office:value-type="float" office:value="67"/>
          <table:table-cell office:value-type="float" office:value="67"/>
          <table:table-cell office:value-type="float" office:value="42"/>
          <table:table-cell office:value-type="float" office:value="42"/>
          <table:table-cell office:value-type="float" office:value="-2.9500000000000002"/>
          <table:table-cell office:value-type="float" office:value="-2.9500000000000002"/>
          <table:table-cell office:value-type="float" office:value="-2.8083330000000002"/>
          <table:table-cell office:value-type="float" office:value="-2.8083330000000002"/>
          <table:table-cell office:value-type="float" office:value="53.1583329999999989"/>
          <table:table-cell office:value-type="float" office:value="53.1583329999999989"/>
          <table:table-cell office:value-type="float" office:value="53.2416669999999996"/>
          <table:table-cell office:value-type="float" office:value="53.2416669999999996"/>
          <table:table-cell office:value-type="float" office:value="-2.8847529999999999"/>
          <table:table-cell office:value-type="float" office:value="53.1953749999999985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170263</text:p>
          </table:table-cell>
          <table:table-cell office:value-type="float" office:value="101750511"/>
          <table:table-cell office:value-type="float" office:value="0"/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string">
            <text:p>Честер</text:p>
          </table:table-cell>
          <table:table-cell office:value-type="string">
            <text:p>切斯特</text:p>
          </table:table-cell>
          <table:table-cell/>
          <table:table-cell office:value-type="string">
            <text:p>تشستر</text:p>
          </table:table-cell>
          <table:table-cell office:value-type="string">
            <text:p>চেস্টার</text:p>
          </table:table-cell>
          <table:table-cell office:value-type="string">
            <text:p>Τσέστερ</text:p>
          </table:table-cell>
          <table:table-cell office:value-type="string">
            <text:p>चेस्टर</text:p>
          </table:table-cell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string">
            <text:p>チェスター</text:p>
          </table:table-cell>
          <table:table-cell office:value-type="string">
            <text:p>체스터</text:p>
          </table:table-cell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string">
            <text:p>Chester</text:p>
          </table:table-cell>
          <table:table-cell office:value-type="float" office:value="1159127337"/>
          <table:table-cell office:value-type="string">
            <text:p>چستر</text:p>
          </table:table-cell>
          <table:table-cell office:value-type="string">
            <text:p>צ'סטר</text:p>
          </table:table-cell>
          <table:table-cell office:value-type="string">
            <text:p>Честер</text:p>
          </table:table-cell>
          <table:table-cell office:value-type="string">
            <text:p>چیسٹر</text:p>
          </table:table-cell>
          <table:table-cell office:value-type="string">
            <text:p>切斯特</text:p>
          </table:table-cell>
          <table:table-cell office:value-type="float" office:value="265322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Swansea</text:p>
          </table:table-cell>
          <table:table-cell/>
          <table:table-cell/>
          <table:table-cell office:value-type="string">
            <text:p>Swansea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Swansea</text:p>
          </table:table-cell>
          <table:table-cell office:value-type="string">
            <text:p>GB</text:p>
          </table:table-cell>
          <table:table-cell/>
          <table:table-cell office:value-type="float" office:value="51.6299869999999999"/>
          <table:table-cell office:value-type="float" office:value="-3.9500020000000000"/>
          <table:table-cell office:value-type="float" office:value="294339"/>
          <table:table-cell office:value-type="float" office:value="170883"/>
          <table:table-cell office:value-type="float" office:value="290654"/>
          <table:table-cell office:value-type="float" office:value="10"/>
          <table:table-cell office:value-type="float" office:value="9"/>
          <table:table-cell/>
          <table:table-cell office:value-type="string">
            <text:p>Swansea</text:p>
          </table:table-cell>
          <table:table-cell office:value-type="float" office:value="294339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179"/>
          <table:table-cell office:value-type="float" office:value="179"/>
          <table:table-cell office:value-type="float" office:value="69"/>
          <table:table-cell office:value-type="float" office:value="69"/>
          <table:table-cell office:value-type="float" office:value="234"/>
          <table:table-cell office:value-type="float" office:value="234"/>
          <table:table-cell office:value-type="float" office:value="145"/>
          <table:table-cell office:value-type="float" office:value="145"/>
          <table:table-cell office:value-type="float" office:value="-4.0750000000000002"/>
          <table:table-cell office:value-type="float" office:value="-4.0750000000000002"/>
          <table:table-cell office:value-type="float" office:value="-3.7416670000000001"/>
          <table:table-cell office:value-type="float" office:value="-3.7416670000000001"/>
          <table:table-cell office:value-type="float" office:value="51.5416669999999968"/>
          <table:table-cell office:value-type="float" office:value="51.5416669999999968"/>
          <table:table-cell office:value-type="float" office:value="51.7333330000000018"/>
          <table:table-cell office:value-type="float" office:value="51.7333330000000018"/>
          <table:table-cell office:value-type="float" office:value="-3.9028980000000000"/>
          <table:table-cell office:value-type="float" office:value="51.6423509999999979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23051</text:p>
          </table:table-cell>
          <table:table-cell office:value-type="float" office:value="101750431"/>
          <table:table-cell office:value-type="float" office:value="0"/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string">
            <text:p>Суонси</text:p>
          </table:table-cell>
          <table:table-cell office:value-type="string">
            <text:p>斯旺西</text:p>
          </table:table-cell>
          <table:table-cell/>
          <table:table-cell office:value-type="string">
            <text:p>سوانزي</text:p>
          </table:table-cell>
          <table:table-cell office:value-type="string">
            <text:p>সোয়ানসি</text:p>
          </table:table-cell>
          <table:table-cell office:value-type="string">
            <text:p>Σουόνσι</text:p>
          </table:table-cell>
          <table:table-cell office:value-type="string">
            <text:p>स्वान्ज़ी</text:p>
          </table:table-cell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string">
            <text:p>スウォンジ</text:p>
          </table:table-cell>
          <table:table-cell office:value-type="string">
            <text:p>스완지</text:p>
          </table:table-cell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string">
            <text:p>Swansea</text:p>
          </table:table-cell>
          <table:table-cell office:value-type="float" office:value="1159127355"/>
          <table:table-cell office:value-type="string">
            <text:p>سوانزی</text:p>
          </table:table-cell>
          <table:table-cell office:value-type="string">
            <text:p>סוונסי</text:p>
          </table:table-cell>
          <table:table-cell office:value-type="string">
            <text:p>Свонсі</text:p>
          </table:table-cell>
          <table:table-cell office:value-type="string">
            <text:p>سوانزی</text:p>
          </table:table-cell>
          <table:table-cell office:value-type="string">
            <text:p>斯旺西</text:p>
          </table:table-cell>
          <table:table-cell office:value-type="float" office:value="263643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Carlisle</text:p>
          </table:table-cell>
          <table:table-cell/>
          <table:table-cell/>
          <table:table-cell office:value-type="string">
            <text:p>Carlisle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Cumbria</text:p>
          </table:table-cell>
          <table:table-cell office:value-type="string">
            <text:p>GB</text:p>
          </table:table-cell>
          <table:table-cell/>
          <table:table-cell office:value-type="float" office:value="54.8799950000000010"/>
          <table:table-cell office:value-type="float" office:value="-2.9299870000000001"/>
          <table:table-cell office:value-type="float" office:value="72633"/>
          <table:table-cell office:value-type="float" office:value="65907"/>
          <table:table-cell office:value-type="float" office:value="64362"/>
          <table:table-cell office:value-type="float" office:value="8"/>
          <table:table-cell office:value-type="float" office:value="8"/>
          <table:table-cell/>
          <table:table-cell office:value-type="string">
            <text:p>Carlisle</text:p>
          </table:table-cell>
          <table:table-cell office:value-type="float" office:value="6590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42"/>
          <table:table-cell office:value-type="float" office:value="42"/>
          <table:table-cell office:value-type="float" office:value="16"/>
          <table:table-cell office:value-type="float" office:value="16"/>
          <table:table-cell office:value-type="float" office:value="48"/>
          <table:table-cell office:value-type="float" office:value="48"/>
          <table:table-cell office:value-type="float" office:value="30"/>
          <table:table-cell office:value-type="float" office:value="30"/>
          <table:table-cell office:value-type="float" office:value="-3.0000000000000000"/>
          <table:table-cell office:value-type="float" office:value="-3.0000000000000000"/>
          <table:table-cell office:value-type="float" office:value="-2.8666670000000001"/>
          <table:table-cell office:value-type="float" office:value="-2.8666670000000001"/>
          <table:table-cell office:value-type="float" office:value="54.8583330000000018"/>
          <table:table-cell office:value-type="float" office:value="54.8583330000000018"/>
          <table:table-cell office:value-type="float" office:value="54.9416670000000025"/>
          <table:table-cell office:value-type="float" office:value="54.9416670000000025"/>
          <table:table-cell office:value-type="float" office:value="-2.9364219999999999"/>
          <table:table-cell office:value-type="float" office:value="54.8948529999999977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192896</text:p>
          </table:table-cell>
          <table:table-cell office:value-type="float" office:value="101750619"/>
          <table:table-cell office:value-type="float" office:value="0"/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string">
            <text:p>Карлайл</text:p>
          </table:table-cell>
          <table:table-cell office:value-type="string">
            <text:p>卡莱尔</text:p>
          </table:table-cell>
          <table:table-cell/>
          <table:table-cell office:value-type="string">
            <text:p>كارلايل</text:p>
          </table:table-cell>
          <table:table-cell office:value-type="string">
            <text:p>চার্লিসলে</text:p>
          </table:table-cell>
          <table:table-cell office:value-type="string">
            <text:p>Κάρλαϊλ</text:p>
          </table:table-cell>
          <table:table-cell office:value-type="string">
            <text:p>कार्लाइल</text:p>
          </table:table-cell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string">
            <text:p>カーライル</text:p>
          </table:table-cell>
          <table:table-cell office:value-type="string">
            <text:p>칼라일</text:p>
          </table:table-cell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string">
            <text:p>Carlisle</text:p>
          </table:table-cell>
          <table:table-cell office:value-type="float" office:value="1159127365"/>
          <table:table-cell office:value-type="string">
            <text:p>کارلایل</text:p>
          </table:table-cell>
          <table:table-cell office:value-type="string">
            <text:p>קרליסל</text:p>
          </table:table-cell>
          <table:table-cell office:value-type="string">
            <text:p>Карлайл</text:p>
          </table:table-cell>
          <table:table-cell office:value-type="string">
            <text:p>کارلایل</text:p>
          </table:table-cell>
          <table:table-cell office:value-type="string">
            <text:p>卡萊爾</text:p>
          </table:table-cell>
          <table:table-cell office:value-type="float" office:value="265377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Southend-on-Sea</text:p>
          </table:table-cell>
          <table:table-cell/>
          <table:table-cell office:value-type="string">
            <text:p>Southend</text:p>
          </table:table-cell>
          <table:table-cell office:value-type="string">
            <text:p>Southend-on-Sea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Southend-on-Sea</text:p>
          </table:table-cell>
          <table:table-cell office:value-type="string">
            <text:p>GB</text:p>
          </table:table-cell>
          <table:table-cell/>
          <table:table-cell office:value-type="float" office:value="51.5500180000000015"/>
          <table:table-cell office:value-type="float" office:value="0.7199970000000000"/>
          <table:table-cell office:value-type="float" office:value="618386"/>
          <table:table-cell office:value-type="float" office:value="173600"/>
          <table:table-cell office:value-type="float" office:value="560273"/>
          <table:table-cell office:value-type="float" office:value="11"/>
          <table:table-cell office:value-type="float" office:value="9"/>
          <table:table-cell/>
          <table:table-cell office:value-type="string">
            <text:p>Southend</text:p>
          </table:table-cell>
          <table:table-cell office:value-type="float" office:value="61838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298"/>
          <table:table-cell office:value-type="float" office:value="298"/>
          <table:table-cell office:value-type="float" office:value="115"/>
          <table:table-cell office:value-type="float" office:value="115"/>
          <table:table-cell office:value-type="float" office:value="355"/>
          <table:table-cell office:value-type="float" office:value="355"/>
          <table:table-cell office:value-type="float" office:value="221"/>
          <table:table-cell office:value-type="float" office:value="221"/>
          <table:table-cell office:value-type="float" office:value="0.3031230000000000"/>
          <table:table-cell office:value-type="float" office:value="0.3031230000000000"/>
          <table:table-cell office:value-type="float" office:value="0.8166670000000000"/>
          <table:table-cell office:value-type="float" office:value="0.8166670000000000"/>
          <table:table-cell office:value-type="float" office:value="51.3500000000000014"/>
          <table:table-cell office:value-type="float" office:value="51.3500000000000014"/>
          <table:table-cell office:value-type="float" office:value="51.6583329999999989"/>
          <table:table-cell office:value-type="float" office:value="51.6583329999999989"/>
          <table:table-cell office:value-type="float" office:value="0.5254170000000000"/>
          <table:table-cell office:value-type="float" office:value="51.5344729999999984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203995</text:p>
          </table:table-cell>
          <table:table-cell office:value-type="float" office:value="101750371"/>
          <table:table-cell office:value-type="float" office:value="0"/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string">
            <text:p>Саутенд-он-Си</text:p>
          </table:table-cell>
          <table:table-cell office:value-type="string">
            <text:p>滨海绍森德</text:p>
          </table:table-cell>
          <table:table-cell/>
          <table:table-cell office:value-type="string">
            <text:p>ساوثند أون سي</text:p>
          </table:table-cell>
          <table:table-cell office:value-type="string">
            <text:p>সাউথএন্ড-অন-সী</text:p>
          </table:table-cell>
          <table:table-cell office:value-type="string">
            <text:p>Σάουθεντ-ον-Σι</text:p>
          </table:table-cell>
          <table:table-cell office:value-type="string">
            <text:p>साउथेंड-ऑन-सी</text:p>
          </table:table-cell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string">
            <text:p>サウスエンド・オン・シー</text:p>
          </table:table-cell>
          <table:table-cell office:value-type="string">
            <text:p>사우스엔드온시</text:p>
          </table:table-cell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string">
            <text:p>Southend-on-Sea</text:p>
          </table:table-cell>
          <table:table-cell office:value-type="float" office:value="1159127607"/>
          <table:table-cell office:value-type="string">
            <text:p>ساوتند-آن-سی</text:p>
          </table:table-cell>
          <table:table-cell office:value-type="string">
            <text:p>סאות׳אנד-און-סי</text:p>
          </table:table-cell>
          <table:table-cell office:value-type="string">
            <text:p>Саутенд-он-Сі</text:p>
          </table:table-cell>
          <table:table-cell office:value-type="string">
            <text:p>ساوتھاینڈ-آن-سی</text:p>
          </table:table-cell>
          <table:table-cell office:value-type="string">
            <text:p>修安</text:p>
          </table:table-cell>
          <table:table-cell office:value-type="float" office:value="263743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Reading</text:p>
          </table:table-cell>
          <table:table-cell/>
          <table:table-cell/>
          <table:table-cell office:value-type="string">
            <text:p>Reading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Oxfordshire</text:p>
          </table:table-cell>
          <table:table-cell office:value-type="string">
            <text:p>GB</text:p>
          </table:table-cell>
          <table:table-cell/>
          <table:table-cell office:value-type="float" office:value="51.4699710000000010"/>
          <table:table-cell office:value-type="float" office:value="-0.9800280000000000"/>
          <table:table-cell office:value-type="float" office:value="369804"/>
          <table:table-cell office:value-type="float" office:value="145700"/>
          <table:table-cell office:value-type="float" office:value="756426"/>
          <table:table-cell office:value-type="float" office:value="10"/>
          <table:table-cell office:value-type="float" office:value="9"/>
          <table:table-cell/>
          <table:table-cell office:value-type="string">
            <text:p>Reading</text:p>
          </table:table-cell>
          <table:table-cell office:value-type="float" office:value="87724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466"/>
          <table:table-cell office:value-type="float" office:value="466"/>
          <table:table-cell office:value-type="float" office:value="180"/>
          <table:table-cell office:value-type="float" office:value="180"/>
          <table:table-cell office:value-type="float" office:value="554"/>
          <table:table-cell office:value-type="float" office:value="554"/>
          <table:table-cell office:value-type="float" office:value="344"/>
          <table:table-cell office:value-type="float" office:value="344"/>
          <table:table-cell office:value-type="float" office:value="-1.0916669999999999"/>
          <table:table-cell office:value-type="float" office:value="-1.0916669999999999"/>
          <table:table-cell office:value-type="float" office:value="-0.5396210000000000"/>
          <table:table-cell office:value-type="float" office:value="-0.5396210000000000"/>
          <table:table-cell office:value-type="float" office:value="51.1333330000000004"/>
          <table:table-cell office:value-type="float" office:value="51.1333330000000004"/>
          <table:table-cell office:value-type="float" office:value="51.5583329999999975"/>
          <table:table-cell office:value-type="float" office:value="51.5583329999999975"/>
          <table:table-cell office:value-type="float" office:value="-0.7794110000000000"/>
          <table:table-cell office:value-type="float" office:value="51.3494340000000022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161491</text:p>
          </table:table-cell>
          <table:table-cell office:value-type="float" office:value="101750379"/>
          <table:table-cell office:value-type="float" office:value="0"/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string">
            <text:p>Рединг</text:p>
          </table:table-cell>
          <table:table-cell office:value-type="string">
            <text:p>雷丁</text:p>
          </table:table-cell>
          <table:table-cell/>
          <table:table-cell office:value-type="string">
            <text:p>ريدنغ</text:p>
          </table:table-cell>
          <table:table-cell office:value-type="string">
            <text:p>রিডিং</text:p>
          </table:table-cell>
          <table:table-cell office:value-type="string">
            <text:p>Ρέντινγκ</text:p>
          </table:table-cell>
          <table:table-cell office:value-type="string">
            <text:p>रेडिंग</text:p>
          </table:table-cell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string">
            <text:p>レディング</text:p>
          </table:table-cell>
          <table:table-cell office:value-type="string">
            <text:p>레딩</text:p>
          </table:table-cell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string">
            <text:p>Reading</text:p>
          </table:table-cell>
          <table:table-cell office:value-type="float" office:value="1159127619"/>
          <table:table-cell office:value-type="string">
            <text:p>ردینگ</text:p>
          </table:table-cell>
          <table:table-cell office:value-type="string">
            <text:p>רדינג</text:p>
          </table:table-cell>
          <table:table-cell office:value-type="string">
            <text:p>Редінг</text:p>
          </table:table-cell>
          <table:table-cell office:value-type="string">
            <text:p>ریڈنگ</text:p>
          </table:table-cell>
          <table:table-cell office:value-type="string">
            <text:p>雷丁</text:p>
          </table:table-cell>
          <table:table-cell office:value-type="float" office:value="26395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Leicester</text:p>
          </table:table-cell>
          <table:table-cell/>
          <table:table-cell/>
          <table:table-cell office:value-type="string">
            <text:p>Leicester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Leicester</text:p>
          </table:table-cell>
          <table:table-cell office:value-type="string">
            <text:p>GB</text:p>
          </table:table-cell>
          <table:table-cell/>
          <table:table-cell office:value-type="float" office:value="52.6299769999999967"/>
          <table:table-cell office:value-type="float" office:value="-1.1332490000000000"/>
          <table:table-cell office:value-type="float" office:value="457983"/>
          <table:table-cell office:value-type="float" office:value="339239"/>
          <table:table-cell office:value-type="float" office:value="420985"/>
          <table:table-cell office:value-type="float" office:value="10"/>
          <table:table-cell office:value-type="float" office:value="10"/>
          <table:table-cell/>
          <table:table-cell office:value-type="string">
            <text:p>Leicester</text:p>
          </table:table-cell>
          <table:table-cell office:value-type="float" office:value="45798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199"/>
          <table:table-cell office:value-type="float" office:value="199"/>
          <table:table-cell office:value-type="float" office:value="77"/>
          <table:table-cell office:value-type="float" office:value="77"/>
          <table:table-cell office:value-type="float" office:value="179"/>
          <table:table-cell office:value-type="float" office:value="179"/>
          <table:table-cell office:value-type="float" office:value="111"/>
          <table:table-cell office:value-type="float" office:value="111"/>
          <table:table-cell office:value-type="float" office:value="-1.2500000000000000"/>
          <table:table-cell office:value-type="float" office:value="-1.2500000000000000"/>
          <table:table-cell office:value-type="float" office:value="-1.0333330000000001"/>
          <table:table-cell office:value-type="float" office:value="-1.0333330000000001"/>
          <table:table-cell office:value-type="float" office:value="52.5416669999999968"/>
          <table:table-cell office:value-type="float" office:value="52.5416669999999968"/>
          <table:table-cell office:value-type="float" office:value="52.7583330000000004"/>
          <table:table-cell office:value-type="float" office:value="52.7583330000000004"/>
          <table:table-cell office:value-type="float" office:value="-1.1370840000000000"/>
          <table:table-cell office:value-type="float" office:value="52.6428810000000027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83065</text:p>
          </table:table-cell>
          <table:table-cell office:value-type="float" office:value="101750485"/>
          <table:table-cell office:value-type="float" office:value="0"/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string">
            <text:p>Лестер</text:p>
          </table:table-cell>
          <table:table-cell office:value-type="string">
            <text:p>莱斯特</text:p>
          </table:table-cell>
          <table:table-cell/>
          <table:table-cell office:value-type="string">
            <text:p>ليستر</text:p>
          </table:table-cell>
          <table:table-cell office:value-type="string">
            <text:p>লেস্টার</text:p>
          </table:table-cell>
          <table:table-cell office:value-type="string">
            <text:p>Λέστερ</text:p>
          </table:table-cell>
          <table:table-cell office:value-type="string">
            <text:p>लीसेस्टर</text:p>
          </table:table-cell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string">
            <text:p>レスター</text:p>
          </table:table-cell>
          <table:table-cell office:value-type="string">
            <text:p>레스터</text:p>
          </table:table-cell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string">
            <text:p>Leicester</text:p>
          </table:table-cell>
          <table:table-cell office:value-type="float" office:value="1159127629"/>
          <table:table-cell office:value-type="string">
            <text:p>لستر</text:p>
          </table:table-cell>
          <table:table-cell office:value-type="string">
            <text:p>לסטר</text:p>
          </table:table-cell>
          <table:table-cell office:value-type="string">
            <text:p>Лестер</text:p>
          </table:table-cell>
          <table:table-cell office:value-type="string">
            <text:p>لیسٹر</text:p>
          </table:table-cell>
          <table:table-cell office:value-type="string">
            <text:p>李斯特城</text:p>
          </table:table-cell>
          <table:table-cell office:value-type="float" office:value="264466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Bradford</text:p>
          </table:table-cell>
          <table:table-cell/>
          <table:table-cell/>
          <table:table-cell office:value-type="string">
            <text:p>Bradford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West Yorkshire</text:p>
          </table:table-cell>
          <table:table-cell office:value-type="string">
            <text:p>GB</text:p>
          </table:table-cell>
          <table:table-cell/>
          <table:table-cell office:value-type="float" office:value="53.8000350000000012"/>
          <table:table-cell office:value-type="float" office:value="-1.7499810000000000"/>
          <table:table-cell office:value-type="float" office:value="501700"/>
          <table:table-cell office:value-type="float" office:value="293717"/>
          <table:table-cell office:value-type="float" office:value="841600"/>
          <table:table-cell office:value-type="float" office:value="11"/>
          <table:table-cell office:value-type="float" office:value="10"/>
          <table:table-cell/>
          <table:table-cell office:value-type="string">
            <text:p>Bradford</text:p>
          </table:table-cell>
          <table:table-cell office:value-type="float" office:value="90596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387"/>
          <table:table-cell office:value-type="float" office:value="387"/>
          <table:table-cell office:value-type="float" office:value="149"/>
          <table:table-cell office:value-type="float" office:value="149"/>
          <table:table-cell office:value-type="float" office:value="341"/>
          <table:table-cell office:value-type="float" office:value="341"/>
          <table:table-cell office:value-type="float" office:value="212"/>
          <table:table-cell office:value-type="float" office:value="212"/>
          <table:table-cell office:value-type="float" office:value="-1.9666669999999999"/>
          <table:table-cell office:value-type="float" office:value="-1.9666669999999999"/>
          <table:table-cell office:value-type="float" office:value="-1.6373759999999999"/>
          <table:table-cell office:value-type="float" office:value="-1.6373759999999999"/>
          <table:table-cell office:value-type="float" office:value="53.5583329999999975"/>
          <table:table-cell office:value-type="float" office:value="53.5583329999999975"/>
          <table:table-cell office:value-type="float" office:value="53.8916669999999982"/>
          <table:table-cell office:value-type="float" office:value="53.8916669999999982"/>
          <table:table-cell office:value-type="float" office:value="-1.7872570000000001"/>
          <table:table-cell office:value-type="float" office:value="53.7345370000000031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22905</text:p>
          </table:table-cell>
          <table:table-cell office:value-type="float" office:value="101750581"/>
          <table:table-cell office:value-type="float" office:value="0"/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string">
            <text:p>Брадфорд</text:p>
          </table:table-cell>
          <table:table-cell office:value-type="string">
            <text:p>布拉德福德</text:p>
          </table:table-cell>
          <table:table-cell/>
          <table:table-cell office:value-type="string">
            <text:p>برادفورد</text:p>
          </table:table-cell>
          <table:table-cell office:value-type="string">
            <text:p>ব্রাডফোর্ড</text:p>
          </table:table-cell>
          <table:table-cell office:value-type="string">
            <text:p>Μπράντφορντ</text:p>
          </table:table-cell>
          <table:table-cell office:value-type="string">
            <text:p>ब्रैडफोर्ड</text:p>
          </table:table-cell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string">
            <text:p>ブラッドフォード</text:p>
          </table:table-cell>
          <table:table-cell office:value-type="string">
            <text:p>브래드퍼드</text:p>
          </table:table-cell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string">
            <text:p>Bradford</text:p>
          </table:table-cell>
          <table:table-cell office:value-type="float" office:value="1159127641"/>
          <table:table-cell office:value-type="string">
            <text:p>بردفورد</text:p>
          </table:table-cell>
          <table:table-cell office:value-type="string">
            <text:p>ברדפורד</text:p>
          </table:table-cell>
          <table:table-cell office:value-type="string">
            <text:p>Бредфорд</text:p>
          </table:table-cell>
          <table:table-cell office:value-type="string">
            <text:p>بریڈفورڈ</text:p>
          </table:table-cell>
          <table:table-cell office:value-type="string">
            <text:p>布拉德福德</text:p>
          </table:table-cell>
          <table:table-cell office:value-type="float" office:value="265499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Sheffield</text:p>
          </table:table-cell>
          <table:table-cell/>
          <table:table-cell/>
          <table:table-cell office:value-type="string">
            <text:p>Sheffield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South Yorkshire</text:p>
          </table:table-cell>
          <table:table-cell office:value-type="string">
            <text:p>GB</text:p>
          </table:table-cell>
          <table:table-cell/>
          <table:table-cell office:value-type="float" office:value="53.3666770000000028"/>
          <table:table-cell office:value-type="float" office:value="-1.4999970000000000"/>
          <table:table-cell office:value-type="float" office:value="1292900"/>
          <table:table-cell office:value-type="float" office:value="552700"/>
          <table:table-cell office:value-type="float" office:value="992542"/>
          <table:table-cell office:value-type="float" office:value="12"/>
          <table:table-cell office:value-type="float" office:value="11"/>
          <table:table-cell/>
          <table:table-cell office:value-type="string">
            <text:p>Sheffield</text:p>
          </table:table-cell>
          <table:table-cell office:value-type="float" office:value="125102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624"/>
          <table:table-cell office:value-type="float" office:value="624"/>
          <table:table-cell office:value-type="float" office:value="241"/>
          <table:table-cell office:value-type="float" office:value="241"/>
          <table:table-cell office:value-type="float" office:value="605"/>
          <table:table-cell office:value-type="float" office:value="605"/>
          <table:table-cell office:value-type="float" office:value="376"/>
          <table:table-cell office:value-type="float" office:value="376"/>
          <table:table-cell office:value-type="float" office:value="-1.5666670000000000"/>
          <table:table-cell office:value-type="float" office:value="-1.5666670000000000"/>
          <table:table-cell office:value-type="float" office:value="-1.0481959999999999"/>
          <table:table-cell office:value-type="float" office:value="-1.0481959999999999"/>
          <table:table-cell office:value-type="float" office:value="53.1416669999999982"/>
          <table:table-cell office:value-type="float" office:value="53.1416669999999982"/>
          <table:table-cell office:value-type="float" office:value="53.6153449999999978"/>
          <table:table-cell office:value-type="float" office:value="53.6153449999999978"/>
          <table:table-cell office:value-type="float" office:value="-1.3741610000000000"/>
          <table:table-cell office:value-type="float" office:value="53.4188979999999987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42448</text:p>
          </table:table-cell>
          <table:table-cell office:value-type="float" office:value="101750529"/>
          <table:table-cell office:value-type="float" office:value="0"/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string">
            <text:p>Шеффилд</text:p>
          </table:table-cell>
          <table:table-cell office:value-type="string">
            <text:p>谢菲尔德</text:p>
          </table:table-cell>
          <table:table-cell/>
          <table:table-cell office:value-type="string">
            <text:p>شفيلد</text:p>
          </table:table-cell>
          <table:table-cell office:value-type="string">
            <text:p>শেফিল্ড</text:p>
          </table:table-cell>
          <table:table-cell office:value-type="string">
            <text:p>Σέφιλντ</text:p>
          </table:table-cell>
          <table:table-cell office:value-type="string">
            <text:p>शेफ़ील्ड</text:p>
          </table:table-cell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string">
            <text:p>シェフィールド</text:p>
          </table:table-cell>
          <table:table-cell office:value-type="string">
            <text:p>셰필드</text:p>
          </table:table-cell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string">
            <text:p>Sheffield</text:p>
          </table:table-cell>
          <table:table-cell office:value-type="float" office:value="1159127645"/>
          <table:table-cell office:value-type="string">
            <text:p>شفیلد</text:p>
          </table:table-cell>
          <table:table-cell office:value-type="string">
            <text:p>שפילד</text:p>
          </table:table-cell>
          <table:table-cell office:value-type="string">
            <text:p>Шеффілд</text:p>
          </table:table-cell>
          <table:table-cell office:value-type="string">
            <text:p>شیفیلڈ</text:p>
          </table:table-cell>
          <table:table-cell office:value-type="string">
            <text:p>錫菲</text:p>
          </table:table-cell>
          <table:table-cell office:value-type="float" office:value="26380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8"/>
          <table:table-cell office:value-type="float" office:value="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Fort William</text:p>
          </table:table-cell>
          <table:table-cell/>
          <table:table-cell/>
          <table:table-cell office:value-type="string">
            <text:p>Fort William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Highland</text:p>
          </table:table-cell>
          <table:table-cell office:value-type="string">
            <text:p>GB</text:p>
          </table:table-cell>
          <table:table-cell/>
          <table:table-cell office:value-type="float" office:value="56.8164779999999965"/>
          <table:table-cell office:value-type="float" office:value="-5.1120760000000001"/>
          <table:table-cell office:value-type="float" office:value="9652"/>
          <table:table-cell office:value-type="float" office:value="9652"/>
          <table:table-cell office:value-type="float" office:value="0"/>
          <table:table-cell office:value-type="float" office:value="5"/>
          <table:table-cell office:value-type="float" office:value="5"/>
          <table:table-cell/>
          <table:table-cell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7.0000000000000000"/>
          <table:table-cell office:value-type="string">
            <text:p>Q848909</text:p>
          </table:table-cell>
          <table:table-cell office:value-type="float" office:value="101872715"/>
          <table:table-cell office:value-type="float" office:value="0"/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string">
            <text:p>Форт-Уильям</text:p>
          </table:table-cell>
          <table:table-cell office:value-type="string">
            <text:p>威廉堡</text:p>
          </table:table-cell>
          <table:table-cell/>
          <table:table-cell office:value-type="string">
            <text:p>فورت ويليام</text:p>
          </table:table-cell>
          <table:table-cell office:value-type="string">
            <text:p>ফোর্ট উইলিয়াম</text:p>
          </table:table-cell>
          <table:table-cell office:value-type="string">
            <text:p>Φορτ Γουίλιαμ</text:p>
          </table:table-cell>
          <table:table-cell office:value-type="string">
            <text:p>फ़ोर्ट विलियम</text:p>
          </table:table-cell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string">
            <text:p>フォート・ウィリアム</text:p>
          </table:table-cell>
          <table:table-cell office:value-type="string">
            <text:p>포트윌리엄</text:p>
          </table:table-cell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string">
            <text:p>Fort William</text:p>
          </table:table-cell>
          <table:table-cell office:value-type="float" office:value="1159132367"/>
          <table:table-cell office:value-type="string">
            <text:p>فورت ویلیام</text:p>
          </table:table-cell>
          <table:table-cell office:value-type="string">
            <text:p>פורט ויליאם</text:p>
          </table:table-cell>
          <table:table-cell office:value-type="string">
            <text:p>Форт-Вільям</text:p>
          </table:table-cell>
          <table:table-cell office:value-type="string">
            <text:p>فورٹ ولیم</text:p>
          </table:table-cell>
          <table:table-cell office:value-type="string">
            <text:p>威廉堡</text:p>
          </table:table-cell>
          <table:table-cell office:value-type="float" office:value="264916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Ayr</text:p>
          </table:table-cell>
          <table:table-cell/>
          <table:table-cell/>
          <table:table-cell office:value-type="string">
            <text:p>Ayr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South Ayrshire</text:p>
          </table:table-cell>
          <table:table-cell office:value-type="string">
            <text:p>GB</text:p>
          </table:table-cell>
          <table:table-cell/>
          <table:table-cell office:value-type="float" office:value="55.4504000000000019"/>
          <table:table-cell office:value-type="float" office:value="-4.6166799999999997"/>
          <table:table-cell office:value-type="float" office:value="69042"/>
          <table:table-cell office:value-type="float" office:value="45513"/>
          <table:table-cell office:value-type="float" office:value="5254"/>
          <table:table-cell office:value-type="float" office:value="8"/>
          <table:table-cell office:value-type="float" office:value="7"/>
          <table:table-cell/>
          <table:table-cell office:value-type="string">
            <text:p>Ayr1</text:p>
          </table:table-cell>
          <table:table-cell office:value-type="float" office:value="69042"/>
          <table:table-cell office:value-type="float" office:value="6904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27"/>
          <table:table-cell office:value-type="float" office:value="27"/>
          <table:table-cell office:value-type="float" office:value="11"/>
          <table:table-cell office:value-type="float" office:value="11"/>
          <table:table-cell office:value-type="float" office:value="42"/>
          <table:table-cell office:value-type="float" office:value="42"/>
          <table:table-cell office:value-type="float" office:value="26"/>
          <table:table-cell office:value-type="float" office:value="26"/>
          <table:table-cell office:value-type="float" office:value="-4.6749999999999998"/>
          <table:table-cell office:value-type="float" office:value="-4.6749999999999998"/>
          <table:table-cell office:value-type="float" office:value="-4.5833329999999997"/>
          <table:table-cell office:value-type="float" office:value="-4.5833329999999997"/>
          <table:table-cell office:value-type="float" office:value="55.4249999999999972"/>
          <table:table-cell office:value-type="float" office:value="55.4249999999999972"/>
          <table:table-cell office:value-type="float" office:value="55.5166669999999982"/>
          <table:table-cell office:value-type="float" office:value="55.5166669999999982"/>
          <table:table-cell office:value-type="float" office:value="-4.6197920000000003"/>
          <table:table-cell office:value-type="float" office:value="55.4627979999999994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654216</text:p>
          </table:table-cell>
          <table:table-cell office:value-type="float" office:value="101873467"/>
          <table:table-cell office:value-type="float" office:value="0"/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string">
            <text:p>Эр</text:p>
          </table:table-cell>
          <table:table-cell office:value-type="string">
            <text:p>艾尔</text:p>
          </table:table-cell>
          <table:table-cell/>
          <table:table-cell office:value-type="string">
            <text:p>آير</text:p>
          </table:table-cell>
          <table:table-cell office:value-type="string">
            <text:p>আয়ির</text:p>
          </table:table-cell>
          <table:table-cell office:value-type="string">
            <text:p>Αϊρ</text:p>
          </table:table-cell>
          <table:table-cell office:value-type="string">
            <text:p>आइर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string">
            <text:p>エア</text:p>
          </table:table-cell>
          <table:table-cell office:value-type="string">
            <text:p>에어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string">
            <text:p>Ayr</text:p>
          </table:table-cell>
          <table:table-cell office:value-type="float" office:value="1159135041"/>
          <table:table-cell office:value-type="string">
            <text:p>ایر</text:p>
          </table:table-cell>
          <table:table-cell office:value-type="string">
            <text:p>אייר</text:p>
          </table:table-cell>
          <table:table-cell office:value-type="string">
            <text:p>Ер</text:p>
          </table:table-cell>
          <table:table-cell office:value-type="string">
            <text:p>ایر</text:p>
          </table:table-cell>
          <table:table-cell office:value-type="string">
            <text:p>艾爾</text:p>
          </table:table-cell>
          <table:table-cell office:value-type="float" office:value="265670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Aberdeen</text:p>
          </table:table-cell>
          <table:table-cell/>
          <table:table-cell/>
          <table:table-cell office:value-type="string">
            <text:p>Aberdeen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Aberdeen</text:p>
          </table:table-cell>
          <table:table-cell office:value-type="string">
            <text:p>GB</text:p>
          </table:table-cell>
          <table:table-cell/>
          <table:table-cell office:value-type="float" office:value="57.1703979999999987"/>
          <table:table-cell office:value-type="float" office:value="-2.0799870000000000"/>
          <table:table-cell office:value-type="float" office:value="189364"/>
          <table:table-cell office:value-type="float" office:value="183790"/>
          <table:table-cell office:value-type="float" office:value="26041"/>
          <table:table-cell office:value-type="float" office:value="9"/>
          <table:table-cell office:value-type="float" office:value="9"/>
          <table:table-cell/>
          <table:table-cell office:value-type="string">
            <text:p>Aberdeen3</text:p>
          </table:table-cell>
          <table:table-cell office:value-type="float" office:value="189364"/>
          <table:table-cell office:value-type="float" office:value="18936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76"/>
          <table:table-cell office:value-type="float" office:value="76"/>
          <table:table-cell office:value-type="float" office:value="29"/>
          <table:table-cell office:value-type="float" office:value="29"/>
          <table:table-cell office:value-type="float" office:value="85"/>
          <table:table-cell office:value-type="float" office:value="85"/>
          <table:table-cell office:value-type="float" office:value="53"/>
          <table:table-cell office:value-type="float" office:value="53"/>
          <table:table-cell office:value-type="float" office:value="-2.2250000000000001"/>
          <table:table-cell office:value-type="float" office:value="-2.2250000000000001"/>
          <table:table-cell office:value-type="float" office:value="-2.0583330000000002"/>
          <table:table-cell office:value-type="float" office:value="-2.0583330000000002"/>
          <table:table-cell office:value-type="float" office:value="57.0916670000000011"/>
          <table:table-cell office:value-type="float" office:value="57.0916670000000011"/>
          <table:table-cell office:value-type="float" office:value="57.2166670000000011"/>
          <table:table-cell office:value-type="float" office:value="57.2166670000000011"/>
          <table:table-cell office:value-type="float" office:value="-2.1351990000000001"/>
          <table:table-cell office:value-type="float" office:value="57.1546779999999970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36405</text:p>
          </table:table-cell>
          <table:table-cell office:value-type="float" office:value="101750639"/>
          <table:table-cell office:value-type="float" office:value="0"/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string">
            <text:p>Абердин</text:p>
          </table:table-cell>
          <table:table-cell office:value-type="string">
            <text:p>阿伯丁</text:p>
          </table:table-cell>
          <table:table-cell/>
          <table:table-cell office:value-type="string">
            <text:p>أبردين</text:p>
          </table:table-cell>
          <table:table-cell office:value-type="string">
            <text:p>অ্যাবরদিন</text:p>
          </table:table-cell>
          <table:table-cell office:value-type="string">
            <text:p>Αμπερντήν</text:p>
          </table:table-cell>
          <table:table-cell office:value-type="string">
            <text:p>एबरडीन</text:p>
          </table:table-cell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string">
            <text:p>アバディーン</text:p>
          </table:table-cell>
          <table:table-cell office:value-type="string">
            <text:p>애버딘</text:p>
          </table:table-cell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string">
            <text:p>Aberdeen</text:p>
          </table:table-cell>
          <table:table-cell office:value-type="float" office:value="1159135045"/>
          <table:table-cell office:value-type="string">
            <text:p>ابردین</text:p>
          </table:table-cell>
          <table:table-cell office:value-type="string">
            <text:p>אברדין</text:p>
          </table:table-cell>
          <table:table-cell office:value-type="string">
            <text:p>Абердин</text:p>
          </table:table-cell>
          <table:table-cell office:value-type="string">
            <text:p>ابرڈین</text:p>
          </table:table-cell>
          <table:table-cell office:value-type="string">
            <text:p>亞伯丁</text:p>
          </table:table-cell>
          <table:table-cell office:value-type="float" office:value="265783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Perth</text:p>
          </table:table-cell>
          <table:table-cell/>
          <table:table-cell/>
          <table:table-cell office:value-type="string">
            <text:p>Pert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Perthshire and Kinross</text:p>
          </table:table-cell>
          <table:table-cell office:value-type="string">
            <text:p>GB</text:p>
          </table:table-cell>
          <table:table-cell/>
          <table:table-cell office:value-type="float" office:value="56.4003420000000020"/>
          <table:table-cell office:value-type="float" office:value="-3.4699800000000001"/>
          <table:table-cell office:value-type="float" office:value="39654"/>
          <table:table-cell office:value-type="float" office:value="39654"/>
          <table:table-cell office:value-type="float" office:value="855538"/>
          <table:table-cell office:value-type="float" office:value="7"/>
          <table:table-cell office:value-type="float" office:value="7"/>
          <table:table-cell/>
          <table:table-cell office:value-type="string">
            <text:p>Perth1</text:p>
          </table:table-cell>
          <table:table-cell office:value-type="float" office:value="39654"/>
          <table:table-cell office:value-type="float" office:value="3965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22"/>
          <table:table-cell office:value-type="float" office:value="22"/>
          <table:table-cell office:value-type="float" office:value="8"/>
          <table:table-cell office:value-type="float" office:value="8"/>
          <table:table-cell office:value-type="float" office:value="26"/>
          <table:table-cell office:value-type="float" office:value="26"/>
          <table:table-cell office:value-type="float" office:value="16"/>
          <table:table-cell office:value-type="float" office:value="16"/>
          <table:table-cell office:value-type="float" office:value="-3.4916670000000001"/>
          <table:table-cell office:value-type="float" office:value="-3.4916670000000001"/>
          <table:table-cell office:value-type="float" office:value="-3.4083329999999998"/>
          <table:table-cell office:value-type="float" office:value="-3.4083329999999998"/>
          <table:table-cell office:value-type="float" office:value="56.3666669999999996"/>
          <table:table-cell office:value-type="float" office:value="56.3666669999999996"/>
          <table:table-cell office:value-type="float" office:value="56.4249999999999972"/>
          <table:table-cell office:value-type="float" office:value="56.4249999999999972"/>
          <table:table-cell office:value-type="float" office:value="-3.4494570000000002"/>
          <table:table-cell office:value-type="float" office:value="56.3994569999999982"/>
          <table:table-cell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203000</text:p>
          </table:table-cell>
          <table:table-cell office:value-type="float" office:value="1141906969"/>
          <table:table-cell office:value-type="float" office:value="0"/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string">
            <text:p>Перт</text:p>
          </table:table-cell>
          <table:table-cell office:value-type="string">
            <text:p>伯斯</text:p>
          </table:table-cell>
          <table:table-cell/>
          <table:table-cell office:value-type="string">
            <text:p>بيرث</text:p>
          </table:table-cell>
          <table:table-cell office:value-type="string">
            <text:p>পার্থ</text:p>
          </table:table-cell>
          <table:table-cell office:value-type="string">
            <text:p>Περθ</text:p>
          </table:table-cell>
          <table:table-cell office:value-type="string">
            <text:p>पर्थ</text:p>
          </table:table-cell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string">
            <text:p>パース</text:p>
          </table:table-cell>
          <table:table-cell office:value-type="string">
            <text:p>퍼스</text:p>
          </table:table-cell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string">
            <text:p>Perth</text:p>
          </table:table-cell>
          <table:table-cell office:value-type="float" office:value="1159135051"/>
          <table:table-cell office:value-type="string">
            <text:p>پرت</text:p>
          </table:table-cell>
          <table:table-cell office:value-type="string">
            <text:p>פרת'</text:p>
          </table:table-cell>
          <table:table-cell office:value-type="string">
            <text:p>Перт</text:p>
          </table:table-cell>
          <table:table-cell office:value-type="string">
            <text:p>پرتھ</text:p>
          </table:table-cell>
          <table:table-cell office:value-type="string">
            <text:p>伯斯</text:p>
          </table:table-cell>
          <table:table-cell office:value-type="float" office:value="-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Dundee</text:p>
          </table:table-cell>
          <table:table-cell/>
          <table:table-cell/>
          <table:table-cell office:value-type="string">
            <text:p>Dundee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Dundee</text:p>
          </table:table-cell>
          <table:table-cell office:value-type="string">
            <text:p>GB</text:p>
          </table:table-cell>
          <table:table-cell/>
          <table:table-cell office:value-type="float" office:value="56.4703889999999973"/>
          <table:table-cell office:value-type="float" office:value="-3.0000079999999998"/>
          <table:table-cell office:value-type="float" office:value="151592"/>
          <table:table-cell office:value-type="float" office:value="150435"/>
          <table:table-cell office:value-type="float" office:value="149097"/>
          <table:table-cell office:value-type="float" office:value="9"/>
          <table:table-cell office:value-type="float" office:value="9"/>
          <table:table-cell/>
          <table:table-cell office:value-type="string">
            <text:p>Dundee</text:p>
          </table:table-cell>
          <table:table-cell office:value-type="float" office:value="150435"/>
          <table:table-cell office:value-type="float" office:value="15043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59"/>
          <table:table-cell office:value-type="float" office:value="59"/>
          <table:table-cell office:value-type="float" office:value="23"/>
          <table:table-cell office:value-type="float" office:value="23"/>
          <table:table-cell office:value-type="float" office:value="77"/>
          <table:table-cell office:value-type="float" office:value="77"/>
          <table:table-cell office:value-type="float" office:value="48"/>
          <table:table-cell office:value-type="float" office:value="48"/>
          <table:table-cell office:value-type="float" office:value="-3.0750000000000002"/>
          <table:table-cell office:value-type="float" office:value="-3.0750000000000002"/>
          <table:table-cell office:value-type="float" office:value="-2.7999999999999998"/>
          <table:table-cell office:value-type="float" office:value="-2.7999999999999998"/>
          <table:table-cell office:value-type="float" office:value="56.4500000000000028"/>
          <table:table-cell office:value-type="float" office:value="56.4500000000000028"/>
          <table:table-cell office:value-type="float" office:value="56.5083330000000004"/>
          <table:table-cell office:value-type="float" office:value="56.5083330000000004"/>
          <table:table-cell office:value-type="float" office:value="-2.9543680000000001"/>
          <table:table-cell office:value-type="float" office:value="56.4764109999999988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123709</text:p>
          </table:table-cell>
          <table:table-cell office:value-type="float" office:value="101750641"/>
          <table:table-cell office:value-type="float" office:value="0"/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string">
            <text:p>Данди</text:p>
          </table:table-cell>
          <table:table-cell office:value-type="string">
            <text:p>邓迪</text:p>
          </table:table-cell>
          <table:table-cell/>
          <table:table-cell office:value-type="string">
            <text:p>دندي</text:p>
          </table:table-cell>
          <table:table-cell office:value-type="string">
            <text:p>ড্যান্ডি</text:p>
          </table:table-cell>
          <table:table-cell office:value-type="string">
            <text:p>Νταντί</text:p>
          </table:table-cell>
          <table:table-cell office:value-type="string">
            <text:p>डन्डी नोड</text:p>
          </table:table-cell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string">
            <text:p>ダンディー</text:p>
          </table:table-cell>
          <table:table-cell office:value-type="string">
            <text:p>던디</text:p>
          </table:table-cell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string">
            <text:p>Dundee</text:p>
          </table:table-cell>
          <table:table-cell office:value-type="float" office:value="1159135055"/>
          <table:table-cell office:value-type="string">
            <text:p>داندی</text:p>
          </table:table-cell>
          <table:table-cell office:value-type="string">
            <text:p>דנדי</text:p>
          </table:table-cell>
          <table:table-cell office:value-type="string">
            <text:p>Данді</text:p>
          </table:table-cell>
          <table:table-cell office:value-type="string">
            <text:p>ڈنڈی</text:p>
          </table:table-cell>
          <table:table-cell office:value-type="string">
            <text:p>鄧迪</text:p>
          </table:table-cell>
          <table:table-cell office:value-type="float" office:value="26507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Middlesbrough</text:p>
          </table:table-cell>
          <table:table-cell/>
          <table:table-cell/>
          <table:table-cell office:value-type="string">
            <text:p>Middlesbroug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Stockton-on-Tees</text:p>
          </table:table-cell>
          <table:table-cell office:value-type="string">
            <text:p>GB</text:p>
          </table:table-cell>
          <table:table-cell/>
          <table:table-cell office:value-type="float" office:value="54.5803749999999965"/>
          <table:table-cell office:value-type="float" office:value="-1.2300130000000000"/>
          <table:table-cell office:value-type="float" office:value="416042"/>
          <table:table-cell office:value-type="float" office:value="142707"/>
          <table:table-cell office:value-type="float" office:value="399747"/>
          <table:table-cell office:value-type="float" office:value="10"/>
          <table:table-cell office:value-type="float" office:value="9"/>
          <table:table-cell/>
          <table:table-cell office:value-type="string">
            <text:p>Middlesbrough</text:p>
          </table:table-cell>
          <table:table-cell office:value-type="float" office:value="416042"/>
          <table:table-cell office:value-type="float" office:value="41604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214"/>
          <table:table-cell office:value-type="float" office:value="214"/>
          <table:table-cell office:value-type="float" office:value="83"/>
          <table:table-cell office:value-type="float" office:value="83"/>
          <table:table-cell office:value-type="float" office:value="174"/>
          <table:table-cell office:value-type="float" office:value="174"/>
          <table:table-cell office:value-type="float" office:value="108"/>
          <table:table-cell office:value-type="float" office:value="108"/>
          <table:table-cell office:value-type="float" office:value="-1.3916670000000000"/>
          <table:table-cell office:value-type="float" office:value="-1.3916670000000000"/>
          <table:table-cell office:value-type="float" office:value="-0.9583330000000000"/>
          <table:table-cell office:value-type="float" office:value="-0.9583330000000000"/>
          <table:table-cell office:value-type="float" office:value="54.4833330000000018"/>
          <table:table-cell office:value-type="float" office:value="54.4833330000000018"/>
          <table:table-cell office:value-type="float" office:value="54.6416669999999982"/>
          <table:table-cell office:value-type="float" office:value="54.6416669999999982"/>
          <table:table-cell office:value-type="float" office:value="-1.2165690000000000"/>
          <table:table-cell office:value-type="float" office:value="54.5682240000000007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171866</text:p>
          </table:table-cell>
          <table:table-cell office:value-type="float" office:value="101750599"/>
          <table:table-cell office:value-type="float" office:value="0"/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string">
            <text:p>Мидлсбро</text:p>
          </table:table-cell>
          <table:table-cell office:value-type="string">
            <text:p>米德尔斯伯勒</text:p>
          </table:table-cell>
          <table:table-cell/>
          <table:table-cell office:value-type="string">
            <text:p>ميدلزبرة</text:p>
          </table:table-cell>
          <table:table-cell office:value-type="string">
            <text:p>মিডলসব্রো</text:p>
          </table:table-cell>
          <table:table-cell office:value-type="string">
            <text:p>Μίντλεσμπρο</text:p>
          </table:table-cell>
          <table:table-cell office:value-type="string">
            <text:p>मिडल्ज़ब्रो</text:p>
          </table:table-cell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string">
            <text:p>ミドルズブラ</text:p>
          </table:table-cell>
          <table:table-cell office:value-type="string">
            <text:p>미들즈브러</text:p>
          </table:table-cell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string">
            <text:p>Middlesbrough</text:p>
          </table:table-cell>
          <table:table-cell office:value-type="float" office:value="1159135059"/>
          <table:table-cell office:value-type="string">
            <text:p>میدلزبورو</text:p>
          </table:table-cell>
          <table:table-cell office:value-type="string">
            <text:p>מידלסברו</text:p>
          </table:table-cell>
          <table:table-cell office:value-type="string">
            <text:p>Мідлсбро</text:p>
          </table:table-cell>
          <table:table-cell office:value-type="string">
            <text:p>میڈیلزبرو</text:p>
          </table:table-cell>
          <table:table-cell office:value-type="string">
            <text:p>米德爾斯伯勒</text:p>
          </table:table-cell>
          <table:table-cell office:value-type="float" office:value="264260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Coventry</text:p>
          </table:table-cell>
          <table:table-cell/>
          <table:table-cell/>
          <table:table-cell office:value-type="string">
            <text:p>Coventry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West Midlands</text:p>
          </table:table-cell>
          <table:table-cell office:value-type="string">
            <text:p>GB</text:p>
          </table:table-cell>
          <table:table-cell/>
          <table:table-cell office:value-type="float" office:value="52.4204039999999978"/>
          <table:table-cell office:value-type="float" office:value="-1.4999970000000000"/>
          <table:table-cell office:value-type="float" office:value="388271"/>
          <table:table-cell office:value-type="float" office:value="308313"/>
          <table:table-cell office:value-type="float" office:value="365326"/>
          <table:table-cell office:value-type="float" office:value="10"/>
          <table:table-cell office:value-type="float" office:value="10"/>
          <table:table-cell/>
          <table:table-cell office:value-type="string">
            <text:p>Coventry</text:p>
          </table:table-cell>
          <table:table-cell office:value-type="float" office:value="388271"/>
          <table:table-cell office:value-type="float" office:value="38827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167"/>
          <table:table-cell office:value-type="float" office:value="167"/>
          <table:table-cell office:value-type="float" office:value="64"/>
          <table:table-cell office:value-type="float" office:value="64"/>
          <table:table-cell office:value-type="float" office:value="156"/>
          <table:table-cell office:value-type="float" office:value="156"/>
          <table:table-cell office:value-type="float" office:value="97"/>
          <table:table-cell office:value-type="float" office:value="97"/>
          <table:table-cell office:value-type="float" office:value="-1.6083330000000000"/>
          <table:table-cell office:value-type="float" office:value="-1.6083330000000000"/>
          <table:table-cell office:value-type="float" office:value="-1.4083330000000001"/>
          <table:table-cell office:value-type="float" office:value="-1.4083330000000001"/>
          <table:table-cell office:value-type="float" office:value="52.3333330000000032"/>
          <table:table-cell office:value-type="float" office:value="52.3333330000000032"/>
          <table:table-cell office:value-type="float" office:value="52.5499999999999972"/>
          <table:table-cell office:value-type="float" office:value="52.5499999999999972"/>
          <table:table-cell office:value-type="float" office:value="-1.4981199999999999"/>
          <table:table-cell office:value-type="float" office:value="52.4386829999999975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6225</text:p>
          </table:table-cell>
          <table:table-cell office:value-type="float" office:value="101750449"/>
          <table:table-cell office:value-type="float" office:value="0"/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string">
            <text:p>Ковентри</text:p>
          </table:table-cell>
          <table:table-cell office:value-type="string">
            <text:p>考文垂</text:p>
          </table:table-cell>
          <table:table-cell/>
          <table:table-cell office:value-type="string">
            <text:p>كوفنتري</text:p>
          </table:table-cell>
          <table:table-cell office:value-type="string">
            <text:p>কোভেন্ট্রি</text:p>
          </table:table-cell>
          <table:table-cell office:value-type="string">
            <text:p>Κόβεντρι</text:p>
          </table:table-cell>
          <table:table-cell office:value-type="string">
            <text:p>कोवेन्ट्री</text:p>
          </table:table-cell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string">
            <text:p>コヴェントリー</text:p>
          </table:table-cell>
          <table:table-cell office:value-type="string">
            <text:p>코번트리</text:p>
          </table:table-cell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string">
            <text:p>Coventry</text:p>
          </table:table-cell>
          <table:table-cell office:value-type="float" office:value="1159135067"/>
          <table:table-cell office:value-type="string">
            <text:p>کاونتری</text:p>
          </table:table-cell>
          <table:table-cell office:value-type="string">
            <text:p>קובנטרי</text:p>
          </table:table-cell>
          <table:table-cell office:value-type="string">
            <text:p>Ковентрі</text:p>
          </table:table-cell>
          <table:table-cell office:value-type="string">
            <text:p>کووینٹری</text:p>
          </table:table-cell>
          <table:table-cell office:value-type="string">
            <text:p>科芬特里</text:p>
          </table:table-cell>
          <table:table-cell office:value-type="float" office:value="26522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Bath</text:p>
          </table:table-cell>
          <table:table-cell/>
          <table:table-cell/>
          <table:table-cell office:value-type="string">
            <text:p>Bat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Bath and North East Somerset</text:p>
          </table:table-cell>
          <table:table-cell office:value-type="string">
            <text:p>GB</text:p>
          </table:table-cell>
          <table:table-cell/>
          <table:table-cell office:value-type="float" office:value="51.3837490000000017"/>
          <table:table-cell office:value-type="float" office:value="-2.3500220000000001"/>
          <table:table-cell office:value-type="float" office:value="93238"/>
          <table:table-cell office:value-type="float" office:value="92120"/>
          <table:table-cell office:value-type="float" office:value="91037"/>
          <table:table-cell office:value-type="float" office:value="8"/>
          <table:table-cell office:value-type="float" office:value="8"/>
          <table:table-cell/>
          <table:table-cell office:value-type="string">
            <text:p>Bath</text:p>
          </table:table-cell>
          <table:table-cell office:value-type="float" office:value="92120"/>
          <table:table-cell office:value-type="float" office:value="92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42"/>
          <table:table-cell office:value-type="float" office:value="42"/>
          <table:table-cell office:value-type="float" office:value="16"/>
          <table:table-cell office:value-type="float" office:value="16"/>
          <table:table-cell office:value-type="float" office:value="47"/>
          <table:table-cell office:value-type="float" office:value="47"/>
          <table:table-cell office:value-type="float" office:value="29"/>
          <table:table-cell office:value-type="float" office:value="29"/>
          <table:table-cell office:value-type="float" office:value="-2.4249999999999998"/>
          <table:table-cell office:value-type="float" office:value="-2.4249999999999998"/>
          <table:table-cell office:value-type="float" office:value="-2.2916669999999999"/>
          <table:table-cell office:value-type="float" office:value="-2.2916669999999999"/>
          <table:table-cell office:value-type="float" office:value="51.3500000000000014"/>
          <table:table-cell office:value-type="float" office:value="51.3500000000000014"/>
          <table:table-cell office:value-type="float" office:value="51.4166669999999968"/>
          <table:table-cell office:value-type="float" office:value="51.4166669999999968"/>
          <table:table-cell office:value-type="float" office:value="-2.3591880000000001"/>
          <table:table-cell office:value-type="float" office:value="51.3846149999999966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22889</text:p>
          </table:table-cell>
          <table:table-cell office:value-type="float" office:value="101750387"/>
          <table:table-cell office:value-type="float" office:value="0"/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string">
            <text:p>Бат</text:p>
          </table:table-cell>
          <table:table-cell office:value-type="string">
            <text:p>巴斯</text:p>
          </table:table-cell>
          <table:table-cell/>
          <table:table-cell office:value-type="string">
            <text:p>باث</text:p>
          </table:table-cell>
          <table:table-cell office:value-type="string">
            <text:p>বাথ</text:p>
          </table:table-cell>
          <table:table-cell office:value-type="string">
            <text:p>Μπαθ</text:p>
          </table:table-cell>
          <table:table-cell office:value-type="string">
            <text:p>बाथ</text:p>
          </table:table-cell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string">
            <text:p>バース</text:p>
          </table:table-cell>
          <table:table-cell office:value-type="string">
            <text:p>바스</text:p>
          </table:table-cell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string">
            <text:p>Bath</text:p>
          </table:table-cell>
          <table:table-cell office:value-type="float" office:value="1159135071"/>
          <table:table-cell office:value-type="string">
            <text:p>باث</text:p>
          </table:table-cell>
          <table:table-cell office:value-type="string">
            <text:p>באת'</text:p>
          </table:table-cell>
          <table:table-cell office:value-type="string">
            <text:p>Бат</text:p>
          </table:table-cell>
          <table:table-cell office:value-type="string">
            <text:p>باتھ</text:p>
          </table:table-cell>
          <table:table-cell office:value-type="string">
            <text:p>巴斯</text:p>
          </table:table-cell>
          <table:table-cell office:value-type="float" office:value="265617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Exeter</text:p>
          </table:table-cell>
          <table:table-cell/>
          <table:table-cell/>
          <table:table-cell office:value-type="string">
            <text:p>Exeter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Devon</text:p>
          </table:table-cell>
          <table:table-cell office:value-type="string">
            <text:p>GB</text:p>
          </table:table-cell>
          <table:table-cell/>
          <table:table-cell office:value-type="float" office:value="50.7004050000000035"/>
          <table:table-cell office:value-type="float" office:value="-3.5299499999999999"/>
          <table:table-cell office:value-type="float" office:value="113118"/>
          <table:table-cell office:value-type="float" office:value="103366"/>
          <table:table-cell office:value-type="float" office:value="93512"/>
          <table:table-cell office:value-type="float" office:value="9"/>
          <table:table-cell office:value-type="float" office:value="9"/>
          <table:table-cell/>
          <table:table-cell office:value-type="string">
            <text:p>Exeter</text:p>
          </table:table-cell>
          <table:table-cell office:value-type="float" office:value="103366"/>
          <table:table-cell office:value-type="float" office:value="10336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50"/>
          <table:table-cell office:value-type="float" office:value="50"/>
          <table:table-cell office:value-type="float" office:value="19"/>
          <table:table-cell office:value-type="float" office:value="19"/>
          <table:table-cell office:value-type="float" office:value="48"/>
          <table:table-cell office:value-type="float" office:value="48"/>
          <table:table-cell office:value-type="float" office:value="30"/>
          <table:table-cell office:value-type="float" office:value="30"/>
          <table:table-cell office:value-type="float" office:value="-3.5666669999999998"/>
          <table:table-cell office:value-type="float" office:value="-3.5666669999999998"/>
          <table:table-cell office:value-type="float" office:value="-3.4500000000000002"/>
          <table:table-cell office:value-type="float" office:value="-3.4500000000000002"/>
          <table:table-cell office:value-type="float" office:value="50.6749999999999972"/>
          <table:table-cell office:value-type="float" office:value="50.6749999999999972"/>
          <table:table-cell office:value-type="float" office:value="50.7500000000000000"/>
          <table:table-cell office:value-type="float" office:value="50.7500000000000000"/>
          <table:table-cell office:value-type="float" office:value="-3.5081039999999999"/>
          <table:table-cell office:value-type="float" office:value="50.7185440000000014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.0999999999999996"/>
          <table:table-cell office:value-type="string">
            <text:p>Q134672</text:p>
          </table:table-cell>
          <table:table-cell office:value-type="float" office:value="101750383"/>
          <table:table-cell office:value-type="float" office:value="0"/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string">
            <text:p>Эксетер</text:p>
          </table:table-cell>
          <table:table-cell office:value-type="string">
            <text:p>埃克塞特</text:p>
          </table:table-cell>
          <table:table-cell/>
          <table:table-cell office:value-type="string">
            <text:p>إكستر</text:p>
          </table:table-cell>
          <table:table-cell office:value-type="string">
            <text:p>এক্সেটার</text:p>
          </table:table-cell>
          <table:table-cell office:value-type="string">
            <text:p>Έξετερ</text:p>
          </table:table-cell>
          <table:table-cell office:value-type="string">
            <text:p>एक्सेर</text:p>
          </table:table-cell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string">
            <text:p>エクセター</text:p>
          </table:table-cell>
          <table:table-cell office:value-type="string">
            <text:p>엑서터</text:p>
          </table:table-cell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string">
            <text:p>Exeter</text:p>
          </table:table-cell>
          <table:table-cell office:value-type="float" office:value="1159135075"/>
          <table:table-cell office:value-type="string">
            <text:p>اکستر</text:p>
          </table:table-cell>
          <table:table-cell office:value-type="string">
            <text:p>אקסטר</text:p>
          </table:table-cell>
          <table:table-cell office:value-type="string">
            <text:p>Ексетер</text:p>
          </table:table-cell>
          <table:table-cell office:value-type="string">
            <text:p>ایکسٹر</text:p>
          </table:table-cell>
          <table:table-cell office:value-type="string">
            <text:p>艾克希特</text:p>
          </table:table-cell>
          <table:table-cell office:value-type="float" office:value="264980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Cambridge</text:p>
          </table:table-cell>
          <table:table-cell/>
          <table:table-cell/>
          <table:table-cell office:value-type="string">
            <text:p>Cambridge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Cambridgeshire</text:p>
          </table:table-cell>
          <table:table-cell office:value-type="string">
            <text:p>GB</text:p>
          </table:table-cell>
          <table:table-cell/>
          <table:table-cell office:value-type="float" office:value="52.2003910000000033"/>
          <table:table-cell office:value-type="float" office:value="0.1166230000000000"/>
          <table:table-cell office:value-type="float" office:value="128488"/>
          <table:table-cell office:value-type="float" office:value="128488"/>
          <table:table-cell office:value-type="float" office:value="0"/>
          <table:table-cell office:value-type="float" office:value="9"/>
          <table:table-cell office:value-type="float" office:value="9"/>
          <table:table-cell/>
          <table:table-cell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350</text:p>
          </table:table-cell>
          <table:table-cell office:value-type="float" office:value="101750465"/>
          <table:table-cell office:value-type="float" office:value="0"/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string">
            <text:p>Кембридж</text:p>
          </table:table-cell>
          <table:table-cell office:value-type="string">
            <text:p>剑桥</text:p>
          </table:table-cell>
          <table:table-cell/>
          <table:table-cell office:value-type="string">
            <text:p>كامبريدج</text:p>
          </table:table-cell>
          <table:table-cell office:value-type="string">
            <text:p>ক্যামব্রিজ</text:p>
          </table:table-cell>
          <table:table-cell office:value-type="string">
            <text:p>Κέιμπριτζ</text:p>
          </table:table-cell>
          <table:table-cell office:value-type="string">
            <text:p>कैम्ब्रिज</text:p>
          </table:table-cell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string">
            <text:p>ケンブリッジ</text:p>
          </table:table-cell>
          <table:table-cell office:value-type="string">
            <text:p>케임브리지</text:p>
          </table:table-cell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string">
            <text:p>Cambridge</text:p>
          </table:table-cell>
          <table:table-cell office:value-type="float" office:value="1159135079"/>
          <table:table-cell office:value-type="string">
            <text:p>کمبریج</text:p>
          </table:table-cell>
          <table:table-cell office:value-type="string">
            <text:p>קיימברידג'</text:p>
          </table:table-cell>
          <table:table-cell office:value-type="string">
            <text:p>Кембридж</text:p>
          </table:table-cell>
          <table:table-cell office:value-type="string">
            <text:p>کیمبرج</text:p>
          </table:table-cell>
          <table:table-cell office:value-type="string">
            <text:p>劍橋</text:p>
          </table:table-cell>
          <table:table-cell office:value-type="float" office:value="26539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Kingston upon Hull</text:p>
          </table:table-cell>
          <table:table-cell/>
          <table:table-cell/>
          <table:table-cell office:value-type="string">
            <text:p>Kingston upon Hull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Kingston upon Hull</text:p>
          </table:table-cell>
          <table:table-cell office:value-type="string">
            <text:p>GB</text:p>
          </table:table-cell>
          <table:table-cell/>
          <table:table-cell office:value-type="float" office:value="53.7504259999999974"/>
          <table:table-cell office:value-type="float" office:value="-0.3299910000000000"/>
          <table:table-cell office:value-type="float" office:value="302296"/>
          <table:table-cell office:value-type="float" office:value="292501"/>
          <table:table-cell office:value-type="float" office:value="280237"/>
          <table:table-cell office:value-type="float" office:value="10"/>
          <table:table-cell office:value-type="float" office:value="10"/>
          <table:table-cell/>
          <table:table-cell office:value-type="string">
            <text:p>Kingston upon Hull</text:p>
          </table:table-cell>
          <table:table-cell office:value-type="float" office:value="292501"/>
          <table:table-cell office:value-type="float" office:value="29250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120"/>
          <table:table-cell office:value-type="float" office:value="120"/>
          <table:table-cell office:value-type="float" office:value="46"/>
          <table:table-cell office:value-type="float" office:value="46"/>
          <table:table-cell office:value-type="float" office:value="121"/>
          <table:table-cell office:value-type="float" office:value="121"/>
          <table:table-cell office:value-type="float" office:value="75"/>
          <table:table-cell office:value-type="float" office:value="75"/>
          <table:table-cell office:value-type="float" office:value="-0.5166670000000000"/>
          <table:table-cell office:value-type="float" office:value="-0.5166670000000000"/>
          <table:table-cell office:value-type="float" office:value="-0.2166670000000000"/>
          <table:table-cell office:value-type="float" office:value="-0.2166670000000000"/>
          <table:table-cell office:value-type="float" office:value="53.7083330000000032"/>
          <table:table-cell office:value-type="float" office:value="53.7083330000000032"/>
          <table:table-cell office:value-type="float" office:value="53.8250000000000028"/>
          <table:table-cell office:value-type="float" office:value="53.8250000000000028"/>
          <table:table-cell office:value-type="float" office:value="-0.3637710000000000"/>
          <table:table-cell office:value-type="float" office:value="53.7626769999999965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128147</text:p>
          </table:table-cell>
          <table:table-cell office:value-type="float" office:value="101750561"/>
          <table:table-cell office:value-type="float" office:value="0"/>
          <table:table-cell office:value-type="string">
            <text:p>Kingston upon Hull</text:p>
          </table:table-cell>
          <table:table-cell office:value-type="string">
            <text:p>Kingston upon Hull</text:p>
          </table:table-cell>
          <table:table-cell office:value-type="string">
            <text:p>Kingston upon Hull</text:p>
          </table:table-cell>
          <table:table-cell office:value-type="string">
            <text:p>Kingston-upon-Hull</text:p>
          </table:table-cell>
          <table:table-cell office:value-type="string">
            <text:p>Kingston upon Hull</text:p>
          </table:table-cell>
          <table:table-cell office:value-type="string">
            <text:p>Кингстон-апон-Халл</text:p>
          </table:table-cell>
          <table:table-cell office:value-type="string">
            <text:p>赫尔河畔金斯顿</text:p>
          </table:table-cell>
          <table:table-cell/>
          <table:table-cell office:value-type="string">
            <text:p>كينغستون أبون هال</text:p>
          </table:table-cell>
          <table:table-cell office:value-type="string">
            <text:p>কিংস্টন আপন হাল</text:p>
          </table:table-cell>
          <table:table-cell office:value-type="string">
            <text:p>Κίνγκστον απόν Χαλ</text:p>
          </table:table-cell>
          <table:table-cell office:value-type="string">
            <text:p>किंग्स्टन अपॉन हुल</text:p>
          </table:table-cell>
          <table:table-cell office:value-type="string">
            <text:p>Kingston upon Hull</text:p>
          </table:table-cell>
          <table:table-cell office:value-type="string">
            <text:p>Kingston upon Hull</text:p>
          </table:table-cell>
          <table:table-cell office:value-type="string">
            <text:p>Kingston upon Hull</text:p>
          </table:table-cell>
          <table:table-cell office:value-type="string">
            <text:p>キングストン・アポン・ハル</text:p>
          </table:table-cell>
          <table:table-cell office:value-type="string">
            <text:p>킹스턴어폰헐</text:p>
          </table:table-cell>
          <table:table-cell office:value-type="string">
            <text:p>Kingston upon Hull</text:p>
          </table:table-cell>
          <table:table-cell office:value-type="string">
            <text:p>Kingston upon Hull</text:p>
          </table:table-cell>
          <table:table-cell office:value-type="string">
            <text:p>Kingston upon Hull</text:p>
          </table:table-cell>
          <table:table-cell office:value-type="string">
            <text:p>Kingston upon Hull</text:p>
          </table:table-cell>
          <table:table-cell office:value-type="string">
            <text:p>Kingston trên sông Hull</text:p>
          </table:table-cell>
          <table:table-cell office:value-type="float" office:value="1159135085"/>
          <table:table-cell office:value-type="string">
            <text:p>کینگستن هال</text:p>
          </table:table-cell>
          <table:table-cell office:value-type="string">
            <text:p>האל</text:p>
          </table:table-cell>
          <table:table-cell office:value-type="string">
            <text:p>Кінгстон-апон-Галл</text:p>
          </table:table-cell>
          <table:table-cell office:value-type="string">
            <text:p>کنگسٹن اپون ہل</text:p>
          </table:table-cell>
          <table:table-cell office:value-type="string">
            <text:p>赫爾河畔京斯頓</text:p>
          </table:table-cell>
          <table:table-cell office:value-type="float" office:value="26454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Londonderry/Derry</text:p>
          </table:table-cell>
          <table:table-cell/>
          <table:table-cell/>
          <table:table-cell office:value-type="string">
            <text:p>Londonderry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Derry</text:p>
          </table:table-cell>
          <table:table-cell office:value-type="string">
            <text:p>GB</text:p>
          </table:table-cell>
          <table:table-cell/>
          <table:table-cell office:value-type="float" office:value="55.0003749999999982"/>
          <table:table-cell office:value-type="float" office:value="-7.3332839999999999"/>
          <table:table-cell office:value-type="float" office:value="83652"/>
          <table:table-cell office:value-type="float" office:value="81618"/>
          <table:table-cell office:value-type="float" office:value="78886"/>
          <table:table-cell office:value-type="float" office:value="8"/>
          <table:table-cell office:value-type="float" office:value="8"/>
          <table:table-cell/>
          <table:table-cell office:value-type="string">
            <text:p>Londonderry</text:p>
          </table:table-cell>
          <table:table-cell office:value-type="float" office:value="81618"/>
          <table:table-cell office:value-type="float" office:value="8161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36"/>
          <table:table-cell office:value-type="float" office:value="36"/>
          <table:table-cell office:value-type="float" office:value="14"/>
          <table:table-cell office:value-type="float" office:value="14"/>
          <table:table-cell office:value-type="float" office:value="44"/>
          <table:table-cell office:value-type="float" office:value="44"/>
          <table:table-cell office:value-type="float" office:value="28"/>
          <table:table-cell office:value-type="float" office:value="28"/>
          <table:table-cell office:value-type="float" office:value="-7.3666669999999996"/>
          <table:table-cell office:value-type="float" office:value="-7.3666669999999996"/>
          <table:table-cell office:value-type="float" office:value="-7.2666670000000000"/>
          <table:table-cell office:value-type="float" office:value="-7.2666670000000000"/>
          <table:table-cell office:value-type="float" office:value="54.9750000000000014"/>
          <table:table-cell office:value-type="float" office:value="54.9750000000000014"/>
          <table:table-cell office:value-type="float" office:value="55.0416669999999968"/>
          <table:table-cell office:value-type="float" office:value="55.0416669999999968"/>
          <table:table-cell office:value-type="float" office:value="-7.3186640000000001"/>
          <table:table-cell office:value-type="float" office:value="55.0061070000000001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163584</text:p>
          </table:table-cell>
          <table:table-cell office:value-type="float" office:value="101751941"/>
          <table:table-cell office:value-type="float" office:value="0"/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string">
            <text:p>Дерри</text:p>
          </table:table-cell>
          <table:table-cell office:value-type="string">
            <text:p>德里</text:p>
          </table:table-cell>
          <table:table-cell/>
          <table:table-cell office:value-type="string">
            <text:p>ديري</text:p>
          </table:table-cell>
          <table:table-cell office:value-type="string">
            <text:p>ডেরি</text:p>
          </table:table-cell>
          <table:table-cell office:value-type="string">
            <text:p>Ντέρι</text:p>
          </table:table-cell>
          <table:table-cell office:value-type="string">
            <text:p>लोंदेंडरी / डेरी</text:p>
          </table:table-cell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string">
            <text:p>ロンドンデリー</text:p>
          </table:table-cell>
          <table:table-cell office:value-type="string">
            <text:p>데리</text:p>
          </table:table-cell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string">
            <text:p>Londonderry/Derry</text:p>
          </table:table-cell>
          <table:table-cell office:value-type="float" office:value="1159135089"/>
          <table:table-cell office:value-type="string">
            <text:p>دری</text:p>
          </table:table-cell>
          <table:table-cell office:value-type="string">
            <text:p>דרי</text:p>
          </table:table-cell>
          <table:table-cell office:value-type="string">
            <text:p>Деррі</text:p>
          </table:table-cell>
          <table:table-cell office:value-type="string">
            <text:p>ڈیری</text:p>
          </table:table-cell>
          <table:table-cell office:value-type="string">
            <text:p>德里</text:p>
          </table:table-cell>
          <table:table-cell office:value-type="float" office:value="26437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Lisburn</text:p>
          </table:table-cell>
          <table:table-cell/>
          <table:table-cell/>
          <table:table-cell office:value-type="string">
            <text:p>Lisburn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Dungannon</text:p>
          </table:table-cell>
          <table:table-cell office:value-type="string">
            <text:p>GB</text:p>
          </table:table-cell>
          <table:table-cell/>
          <table:table-cell office:value-type="float" office:value="54.5203789999999984"/>
          <table:table-cell office:value-type="float" office:value="-6.6700169999999996"/>
          <table:table-cell office:value-type="float" office:value="12899"/>
          <table:table-cell office:value-type="float" office:value="12899"/>
          <table:table-cell office:value-type="float" office:value="0"/>
          <table:table-cell office:value-type="float" office:value="6"/>
          <table:table-cell office:value-type="float" office:value="6"/>
          <table:table-cell/>
          <table:table-cell office:value-type="string">
            <text:p>Lisburn</text:p>
          </table:table-cell>
          <table:table-cell office:value-type="float" office:value="12899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13"/>
          <table:table-cell office:value-type="float" office:value="13"/>
          <table:table-cell office:value-type="float" office:value="5"/>
          <table:table-cell office:value-type="float" office:value="5"/>
          <table:table-cell office:value-type="float" office:value="26"/>
          <table:table-cell office:value-type="float" office:value="26"/>
          <table:table-cell office:value-type="float" office:value="16"/>
          <table:table-cell office:value-type="float" office:value="16"/>
          <table:table-cell office:value-type="float" office:value="-6.7916670000000003"/>
          <table:table-cell office:value-type="float" office:value="-6.7916670000000003"/>
          <table:table-cell office:value-type="float" office:value="-6.6916669999999998"/>
          <table:table-cell office:value-type="float" office:value="-6.6916669999999998"/>
          <table:table-cell office:value-type="float" office:value="54.4754289999999983"/>
          <table:table-cell office:value-type="float" office:value="54.4754289999999983"/>
          <table:table-cell office:value-type="float" office:value="54.5504290000000012"/>
          <table:table-cell office:value-type="float" office:value="54.5504290000000012"/>
          <table:table-cell office:value-type="float" office:value="-6.7504999999999997"/>
          <table:table-cell office:value-type="float" office:value="54.5132630000000020"/>
          <table:table-cell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1828035</text:p>
          </table:table-cell>
          <table:table-cell office:value-type="float" office:value="1141906971"/>
          <table:table-cell office:value-type="float" office:value="0"/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string">
            <text:p>Лисберн</text:p>
          </table:table-cell>
          <table:table-cell office:value-type="string">
            <text:p>利斯本</text:p>
          </table:table-cell>
          <table:table-cell/>
          <table:table-cell office:value-type="string">
            <text:p>ليسبورن</text:p>
          </table:table-cell>
          <table:table-cell office:value-type="string">
            <text:p>লিসবার্ন</text:p>
          </table:table-cell>
          <table:table-cell office:value-type="string">
            <text:p>Λίσμπερν</text:p>
          </table:table-cell>
          <table:table-cell office:value-type="string">
            <text:p>लिसबर्न</text:p>
          </table:table-cell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string">
            <text:p>リスバーン</text:p>
          </table:table-cell>
          <table:table-cell office:value-type="string">
            <text:p>리즈번</text:p>
          </table:table-cell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string">
            <text:p>Lisburn</text:p>
          </table:table-cell>
          <table:table-cell office:value-type="float" office:value="1159135093"/>
          <table:table-cell office:value-type="string">
            <text:p>لیسبورن</text:p>
          </table:table-cell>
          <table:table-cell office:value-type="string">
            <text:p>ליסבורן</text:p>
          </table:table-cell>
          <table:table-cell office:value-type="string">
            <text:p>Лісберн</text:p>
          </table:table-cell>
          <table:table-cell office:value-type="string">
            <text:p>لسبرن</text:p>
          </table:table-cell>
          <table:table-cell office:value-type="string">
            <text:p>利斯本</text:p>
          </table:table-cell>
          <table:table-cell office:value-type="float" office:value="-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Penzance</text:p>
          </table:table-cell>
          <table:table-cell/>
          <table:table-cell/>
          <table:table-cell office:value-type="string">
            <text:p>Penzance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Cornwall</text:p>
          </table:table-cell>
          <table:table-cell office:value-type="string">
            <text:p>GB</text:p>
          </table:table-cell>
          <table:table-cell/>
          <table:table-cell office:value-type="float" office:value="50.1337219999999988"/>
          <table:table-cell office:value-type="float" office:value="-5.5500340000000001"/>
          <table:table-cell office:value-type="float" office:value="20812"/>
          <table:table-cell office:value-type="float" office:value="15489"/>
          <table:table-cell office:value-type="float" office:value="15072"/>
          <table:table-cell office:value-type="float" office:value="7"/>
          <table:table-cell office:value-type="float" office:value="6"/>
          <table:table-cell/>
          <table:table-cell office:value-type="string">
            <text:p>Penzance</text:p>
          </table:table-cell>
          <table:table-cell office:value-type="float" office:value="15489"/>
          <table:table-cell office:value-type="float" office:value="15489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14"/>
          <table:table-cell office:value-type="float" office:value="14"/>
          <table:table-cell office:value-type="float" office:value="5"/>
          <table:table-cell office:value-type="float" office:value="5"/>
          <table:table-cell office:value-type="float" office:value="29"/>
          <table:table-cell office:value-type="float" office:value="29"/>
          <table:table-cell office:value-type="float" office:value="18"/>
          <table:table-cell office:value-type="float" office:value="18"/>
          <table:table-cell office:value-type="float" office:value="-5.5666669999999998"/>
          <table:table-cell office:value-type="float" office:value="-5.5666669999999998"/>
          <table:table-cell office:value-type="float" office:value="-5.4749999999999996"/>
          <table:table-cell office:value-type="float" office:value="-5.4749999999999996"/>
          <table:table-cell office:value-type="float" office:value="50.0916670000000011"/>
          <table:table-cell office:value-type="float" office:value="50.0916670000000011"/>
          <table:table-cell office:value-type="float" office:value="50.1416669999999982"/>
          <table:table-cell office:value-type="float" office:value="50.1416669999999982"/>
          <table:table-cell office:value-type="float" office:value="-5.5338329999999996"/>
          <table:table-cell office:value-type="float" office:value="50.1208329999999975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208209</text:p>
          </table:table-cell>
          <table:table-cell office:value-type="float" office:value="1141906973"/>
          <table:table-cell office:value-type="float" office:value="0"/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string">
            <text:p>Пензанс</text:p>
          </table:table-cell>
          <table:table-cell office:value-type="string">
            <text:p>彭赞斯</text:p>
          </table:table-cell>
          <table:table-cell/>
          <table:table-cell office:value-type="string">
            <text:p>بينزانس</text:p>
          </table:table-cell>
          <table:table-cell office:value-type="string">
            <text:p>পেঞ্জান্সে</text:p>
          </table:table-cell>
          <table:table-cell office:value-type="string">
            <text:p>Πενζάνς</text:p>
          </table:table-cell>
          <table:table-cell office:value-type="string">
            <text:p>पेंजैंस</text:p>
          </table:table-cell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string">
            <text:p>ペンザンス</text:p>
          </table:table-cell>
          <table:table-cell office:value-type="string">
            <text:p>펜잰스</text:p>
          </table:table-cell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string">
            <text:p>Penzance</text:p>
          </table:table-cell>
          <table:table-cell office:value-type="float" office:value="1159135097"/>
          <table:table-cell office:value-type="string">
            <text:p>پنزانس</text:p>
          </table:table-cell>
          <table:table-cell office:value-type="string">
            <text:p>פנזאנס</text:p>
          </table:table-cell>
          <table:table-cell office:value-type="string">
            <text:p>Пензанс</text:p>
          </table:table-cell>
          <table:table-cell office:value-type="string">
            <text:p>پینزانکی</text:p>
          </table:table-cell>
          <table:table-cell office:value-type="string">
            <text:p>彭贊斯</text:p>
          </table:table-cell>
          <table:table-cell office:value-type="float" office:value="26403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York</text:p>
          </table:table-cell>
          <table:table-cell/>
          <table:table-cell/>
          <table:table-cell office:value-type="string">
            <text:p>York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York</text:p>
          </table:table-cell>
          <table:table-cell office:value-type="string">
            <text:p>GB</text:p>
          </table:table-cell>
          <table:table-cell/>
          <table:table-cell office:value-type="float" office:value="53.9703870000000023"/>
          <table:table-cell office:value-type="float" office:value="-1.0800220000000000"/>
          <table:table-cell office:value-type="float" office:value="158947"/>
          <table:table-cell office:value-type="float" office:value="144202"/>
          <table:table-cell office:value-type="float" office:value="214418"/>
          <table:table-cell office:value-type="float" office:value="9"/>
          <table:table-cell office:value-type="float" office:value="9"/>
          <table:table-cell/>
          <table:table-cell office:value-type="string">
            <text:p>York2</text:p>
          </table:table-cell>
          <table:table-cell office:value-type="float" office:value="158947"/>
          <table:table-cell office:value-type="float" office:value="15894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64"/>
          <table:table-cell office:value-type="float" office:value="64"/>
          <table:table-cell office:value-type="float" office:value="25"/>
          <table:table-cell office:value-type="float" office:value="25"/>
          <table:table-cell office:value-type="float" office:value="70"/>
          <table:table-cell office:value-type="float" office:value="70"/>
          <table:table-cell office:value-type="float" office:value="43"/>
          <table:table-cell office:value-type="float" office:value="43"/>
          <table:table-cell office:value-type="float" office:value="-1.1583330000000001"/>
          <table:table-cell office:value-type="float" office:value="-1.1583330000000001"/>
          <table:table-cell office:value-type="float" office:value="-1.0249999999999999"/>
          <table:table-cell office:value-type="float" office:value="-1.0249999999999999"/>
          <table:table-cell office:value-type="float" office:value="53.9083329999999989"/>
          <table:table-cell office:value-type="float" office:value="53.9083329999999989"/>
          <table:table-cell office:value-type="float" office:value="54.0249999999999986"/>
          <table:table-cell office:value-type="float" office:value="54.0249999999999986"/>
          <table:table-cell office:value-type="float" office:value="-1.0901900000000000"/>
          <table:table-cell office:value-type="float" office:value="53.9697829999999996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42462</text:p>
          </table:table-cell>
          <table:table-cell office:value-type="float" office:value="101751641"/>
          <table:table-cell office:value-type="float" office:value="0"/>
          <table:table-cell office:value-type="string">
            <text:p>York</text:p>
          </table:table-cell>
          <table:table-cell office:value-type="string">
            <text:p>York</text:p>
          </table:table-cell>
          <table:table-cell office:value-type="string">
            <text:p>York</text:p>
          </table:table-cell>
          <table:table-cell office:value-type="string">
            <text:p>York</text:p>
          </table:table-cell>
          <table:table-cell office:value-type="string">
            <text:p>Iorque</text:p>
          </table:table-cell>
          <table:table-cell office:value-type="string">
            <text:p>Йорк</text:p>
          </table:table-cell>
          <table:table-cell office:value-type="string">
            <text:p>约克</text:p>
          </table:table-cell>
          <table:table-cell/>
          <table:table-cell office:value-type="string">
            <text:p>يورك</text:p>
          </table:table-cell>
          <table:table-cell office:value-type="string">
            <text:p>ইয়র্ক</text:p>
          </table:table-cell>
          <table:table-cell office:value-type="string">
            <text:p>Γιορκ</text:p>
          </table:table-cell>
          <table:table-cell office:value-type="string">
            <text:p>यॉर्क</text:p>
          </table:table-cell>
          <table:table-cell office:value-type="string">
            <text:p>York</text:p>
          </table:table-cell>
          <table:table-cell office:value-type="string">
            <text:p>York</text:p>
          </table:table-cell>
          <table:table-cell office:value-type="string">
            <text:p>York</text:p>
          </table:table-cell>
          <table:table-cell office:value-type="string">
            <text:p>ヨーク</text:p>
          </table:table-cell>
          <table:table-cell office:value-type="string">
            <text:p>요크</text:p>
          </table:table-cell>
          <table:table-cell office:value-type="string">
            <text:p>York</text:p>
          </table:table-cell>
          <table:table-cell office:value-type="string">
            <text:p>York</text:p>
          </table:table-cell>
          <table:table-cell office:value-type="string">
            <text:p>York</text:p>
          </table:table-cell>
          <table:table-cell office:value-type="string">
            <text:p>York</text:p>
          </table:table-cell>
          <table:table-cell office:value-type="string">
            <text:p>York</text:p>
          </table:table-cell>
          <table:table-cell office:value-type="float" office:value="1159135103"/>
          <table:table-cell office:value-type="string">
            <text:p>یورک</text:p>
          </table:table-cell>
          <table:table-cell office:value-type="string">
            <text:p>יורק</text:p>
          </table:table-cell>
          <table:table-cell office:value-type="string">
            <text:p>Йорк</text:p>
          </table:table-cell>
          <table:table-cell office:value-type="string">
            <text:p>یورک</text:p>
          </table:table-cell>
          <table:table-cell office:value-type="string">
            <text:p>約克</text:p>
          </table:table-cell>
          <table:table-cell office:value-type="float" office:value="26333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Blackpool</text:p>
          </table:table-cell>
          <table:table-cell/>
          <table:table-cell/>
          <table:table-cell office:value-type="string">
            <text:p>Blackpool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Lancashire</text:p>
          </table:table-cell>
          <table:table-cell office:value-type="string">
            <text:p>GB</text:p>
          </table:table-cell>
          <table:table-cell/>
          <table:table-cell office:value-type="float" office:value="53.8303950000000029"/>
          <table:table-cell office:value-type="float" office:value="-3.0500050000000001"/>
          <table:table-cell office:value-type="float" office:value="272792"/>
          <table:table-cell office:value-type="float" office:value="143101"/>
          <table:table-cell office:value-type="float" office:value="245350"/>
          <table:table-cell office:value-type="float" office:value="10"/>
          <table:table-cell office:value-type="float" office:value="9"/>
          <table:table-cell/>
          <table:table-cell office:value-type="string">
            <text:p>Blackpool</text:p>
          </table:table-cell>
          <table:table-cell office:value-type="float" office:value="272792"/>
          <table:table-cell office:value-type="float" office:value="27279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94"/>
          <table:table-cell office:value-type="float" office:value="94"/>
          <table:table-cell office:value-type="float" office:value="36"/>
          <table:table-cell office:value-type="float" office:value="36"/>
          <table:table-cell office:value-type="float" office:value="95"/>
          <table:table-cell office:value-type="float" office:value="95"/>
          <table:table-cell office:value-type="float" office:value="59"/>
          <table:table-cell office:value-type="float" office:value="59"/>
          <table:table-cell office:value-type="float" office:value="-3.0583330000000002"/>
          <table:table-cell office:value-type="float" office:value="-3.0583330000000002"/>
          <table:table-cell office:value-type="float" office:value="-2.9333330000000002"/>
          <table:table-cell office:value-type="float" office:value="-2.9333330000000002"/>
          <table:table-cell office:value-type="float" office:value="53.7333330000000018"/>
          <table:table-cell office:value-type="float" office:value="53.7333330000000018"/>
          <table:table-cell office:value-type="float" office:value="53.9333329999999975"/>
          <table:table-cell office:value-type="float" office:value="53.9333329999999975"/>
          <table:table-cell office:value-type="float" office:value="-3.0135420000000002"/>
          <table:table-cell office:value-type="float" office:value="53.8286680000000004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170377</text:p>
          </table:table-cell>
          <table:table-cell office:value-type="float" office:value="101750583"/>
          <table:table-cell office:value-type="float" office:value="0"/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string">
            <text:p>Блэкпул</text:p>
          </table:table-cell>
          <table:table-cell office:value-type="string">
            <text:p>布莱克浦</text:p>
          </table:table-cell>
          <table:table-cell/>
          <table:table-cell office:value-type="string">
            <text:p>بلاكبول</text:p>
          </table:table-cell>
          <table:table-cell office:value-type="string">
            <text:p>ব্ল্যাকপুল</text:p>
          </table:table-cell>
          <table:table-cell office:value-type="string">
            <text:p>Μπλάκπουλ</text:p>
          </table:table-cell>
          <table:table-cell office:value-type="string">
            <text:p>ब्लैकपूल</text:p>
          </table:table-cell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string">
            <text:p>ブラックプール</text:p>
          </table:table-cell>
          <table:table-cell office:value-type="string">
            <text:p>블랙풀</text:p>
          </table:table-cell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string">
            <text:p>Blackpool</text:p>
          </table:table-cell>
          <table:table-cell office:value-type="float" office:value="1159135107"/>
          <table:table-cell office:value-type="string">
            <text:p>بلکپول</text:p>
          </table:table-cell>
          <table:table-cell office:value-type="string">
            <text:p>בלקפול</text:p>
          </table:table-cell>
          <table:table-cell office:value-type="string">
            <text:p>Блекпул</text:p>
          </table:table-cell>
          <table:table-cell office:value-type="string">
            <text:p>بلیکپول</text:p>
          </table:table-cell>
          <table:table-cell office:value-type="string">
            <text:p>黑潭</text:p>
          </table:table-cell>
          <table:table-cell office:value-type="float" office:value="26554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Dumfries</text:p>
          </table:table-cell>
          <table:table-cell/>
          <table:table-cell/>
          <table:table-cell office:value-type="string">
            <text:p>Dumfries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Dumfries and Galloway</text:p>
          </table:table-cell>
          <table:table-cell office:value-type="string">
            <text:p>GB</text:p>
          </table:table-cell>
          <table:table-cell/>
          <table:table-cell office:value-type="float" office:value="55.0670900000000003"/>
          <table:table-cell office:value-type="float" office:value="-3.5500010000000000"/>
          <table:table-cell office:value-type="float" office:value="31044"/>
          <table:table-cell office:value-type="float" office:value="31044"/>
          <table:table-cell office:value-type="float" office:value="0"/>
          <table:table-cell office:value-type="float" office:value="7"/>
          <table:table-cell office:value-type="float" office:value="7"/>
          <table:table-cell/>
          <table:table-cell office:value-type="string">
            <text:p>Dumfries</text:p>
          </table:table-cell>
          <table:table-cell office:value-type="float" office:value="31044"/>
          <table:table-cell office:value-type="float" office:value="3104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23"/>
          <table:table-cell office:value-type="float" office:value="23"/>
          <table:table-cell office:value-type="float" office:value="9"/>
          <table:table-cell office:value-type="float" office:value="9"/>
          <table:table-cell office:value-type="float" office:value="40"/>
          <table:table-cell office:value-type="float" office:value="40"/>
          <table:table-cell office:value-type="float" office:value="25"/>
          <table:table-cell office:value-type="float" office:value="25"/>
          <table:table-cell office:value-type="float" office:value="-3.6583329999999998"/>
          <table:table-cell office:value-type="float" office:value="-3.6583329999999998"/>
          <table:table-cell office:value-type="float" office:value="-3.5666669999999998"/>
          <table:table-cell office:value-type="float" office:value="-3.5666669999999998"/>
          <table:table-cell office:value-type="float" office:value="55.0416669999999968"/>
          <table:table-cell office:value-type="float" office:value="55.0416669999999968"/>
          <table:table-cell office:value-type="float" office:value="55.1083330000000018"/>
          <table:table-cell office:value-type="float" office:value="55.1083330000000018"/>
          <table:table-cell office:value-type="float" office:value="-3.6089540000000002"/>
          <table:table-cell office:value-type="float" office:value="55.0718969999999999"/>
          <table:table-cell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652035</text:p>
          </table:table-cell>
          <table:table-cell office:value-type="float" office:value="1141906975"/>
          <table:table-cell office:value-type="float" office:value="0"/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string">
            <text:p>Дамфрис</text:p>
          </table:table-cell>
          <table:table-cell office:value-type="string">
            <text:p>鄧弗里斯</text:p>
          </table:table-cell>
          <table:table-cell/>
          <table:table-cell office:value-type="string">
            <text:p>دامفريس</text:p>
          </table:table-cell>
          <table:table-cell office:value-type="string">
            <text:p>ডামফ্রিজ</text:p>
          </table:table-cell>
          <table:table-cell office:value-type="string">
            <text:p>Ντάμφρις</text:p>
          </table:table-cell>
          <table:table-cell office:value-type="string">
            <text:p>डमफ़्राइज़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string">
            <text:p>ダンフリーズ</text:p>
          </table:table-cell>
          <table:table-cell office:value-type="string">
            <text:p>덤프리스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string">
            <text:p>Dumfries</text:p>
          </table:table-cell>
          <table:table-cell office:value-type="float" office:value="1159135111"/>
          <table:table-cell office:value-type="string">
            <text:p>دامفریس</text:p>
          </table:table-cell>
          <table:table-cell office:value-type="string">
            <text:p>דמפריס</text:p>
          </table:table-cell>
          <table:table-cell office:value-type="string">
            <text:p>Дамфріс</text:p>
          </table:table-cell>
          <table:table-cell office:value-type="string">
            <text:p>ڈمفرائز</text:p>
          </table:table-cell>
          <table:table-cell office:value-type="string">
            <text:p>鄧弗里斯</text:p>
          </table:table-cell>
          <table:table-cell office:value-type="float" office:value="265079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Scarborough</text:p>
          </table:table-cell>
          <table:table-cell/>
          <table:table-cell/>
          <table:table-cell office:value-type="string">
            <text:p>Scarboroug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North Yorkshire</text:p>
          </table:table-cell>
          <table:table-cell office:value-type="string">
            <text:p>GB</text:p>
          </table:table-cell>
          <table:table-cell/>
          <table:table-cell office:value-type="float" office:value="54.2803940000000011"/>
          <table:table-cell office:value-type="float" office:value="-0.4299840000000000"/>
          <table:table-cell office:value-type="float" office:value="70571"/>
          <table:table-cell office:value-type="float" office:value="70571"/>
          <table:table-cell office:value-type="float" office:value="66389"/>
          <table:table-cell office:value-type="float" office:value="8"/>
          <table:table-cell office:value-type="float" office:value="8"/>
          <table:table-cell/>
          <table:table-cell office:value-type="string">
            <text:p>Scarborough</text:p>
          </table:table-cell>
          <table:table-cell office:value-type="float" office:value="70571"/>
          <table:table-cell office:value-type="float" office:value="7057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32"/>
          <table:table-cell office:value-type="float" office:value="32"/>
          <table:table-cell office:value-type="float" office:value="12"/>
          <table:table-cell office:value-type="float" office:value="12"/>
          <table:table-cell office:value-type="float" office:value="53"/>
          <table:table-cell office:value-type="float" office:value="53"/>
          <table:table-cell office:value-type="float" office:value="33"/>
          <table:table-cell office:value-type="float" office:value="33"/>
          <table:table-cell office:value-type="float" office:value="-0.4666670000000000"/>
          <table:table-cell office:value-type="float" office:value="-0.4666670000000000"/>
          <table:table-cell office:value-type="float" office:value="-0.3666670000000000"/>
          <table:table-cell office:value-type="float" office:value="-0.3666670000000000"/>
          <table:table-cell office:value-type="float" office:value="54.2250000000000014"/>
          <table:table-cell office:value-type="float" office:value="54.2250000000000014"/>
          <table:table-cell office:value-type="float" office:value="54.3083329999999975"/>
          <table:table-cell office:value-type="float" office:value="54.3083329999999975"/>
          <table:table-cell office:value-type="float" office:value="-0.4154100000000000"/>
          <table:table-cell office:value-type="float" office:value="54.2676590000000019"/>
          <table:table-cell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743521</text:p>
          </table:table-cell>
          <table:table-cell office:value-type="float" office:value="1141906979"/>
          <table:table-cell office:value-type="float" office:value="0"/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string">
            <text:p>Скарборо</text:p>
          </table:table-cell>
          <table:table-cell office:value-type="string">
            <text:p>斯卡布罗</text:p>
          </table:table-cell>
          <table:table-cell/>
          <table:table-cell office:value-type="string">
            <text:p>سكاربورو</text:p>
          </table:table-cell>
          <table:table-cell office:value-type="string">
            <text:p>স্কারবোরাফ</text:p>
          </table:table-cell>
          <table:table-cell office:value-type="string">
            <text:p>Σκάρμπορο</text:p>
          </table:table-cell>
          <table:table-cell office:value-type="string">
            <text:p>स्कारबोरो</text:p>
          </table:table-cell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string">
            <text:p>スカーブラ</text:p>
          </table:table-cell>
          <table:table-cell office:value-type="string">
            <text:p>스카버러</text:p>
          </table:table-cell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string">
            <text:p>Scarborough</text:p>
          </table:table-cell>
          <table:table-cell office:value-type="float" office:value="1159135115"/>
          <table:table-cell office:value-type="string">
            <text:p>اسکاربرو</text:p>
          </table:table-cell>
          <table:table-cell office:value-type="string">
            <text:p>סקרבורו</text:p>
          </table:table-cell>
          <table:table-cell office:value-type="string">
            <text:p>Скарборо</text:p>
          </table:table-cell>
          <table:table-cell office:value-type="string">
            <text:p>سکاربورو</text:p>
          </table:table-cell>
          <table:table-cell office:value-type="string">
            <text:p>斯卡布羅</text:p>
          </table:table-cell>
          <table:table-cell office:value-type="float" office:value="263841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Plymouth</text:p>
          </table:table-cell>
          <table:table-cell/>
          <table:table-cell/>
          <table:table-cell office:value-type="string">
            <text:p>Plymout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Plymouth</text:p>
          </table:table-cell>
          <table:table-cell office:value-type="string">
            <text:p>GB</text:p>
          </table:table-cell>
          <table:table-cell/>
          <table:table-cell office:value-type="float" office:value="50.3853859999999969"/>
          <table:table-cell office:value-type="float" office:value="-4.1599890000000004"/>
          <table:table-cell office:value-type="float" office:value="247297"/>
          <table:table-cell office:value-type="float" office:value="231575"/>
          <table:table-cell office:value-type="float" office:value="227019"/>
          <table:table-cell office:value-type="float" office:value="10"/>
          <table:table-cell office:value-type="float" office:value="10"/>
          <table:table-cell/>
          <table:table-cell office:value-type="string">
            <text:p>Plymouth</text:p>
          </table:table-cell>
          <table:table-cell office:value-type="float" office:value="231575"/>
          <table:table-cell office:value-type="float" office:value="231575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86"/>
          <table:table-cell office:value-type="float" office:value="86"/>
          <table:table-cell office:value-type="float" office:value="33"/>
          <table:table-cell office:value-type="float" office:value="33"/>
          <table:table-cell office:value-type="float" office:value="78"/>
          <table:table-cell office:value-type="float" office:value="78"/>
          <table:table-cell office:value-type="float" office:value="48"/>
          <table:table-cell office:value-type="float" office:value="48"/>
          <table:table-cell office:value-type="float" office:value="-4.2083329999999997"/>
          <table:table-cell office:value-type="float" office:value="-4.2083329999999997"/>
          <table:table-cell office:value-type="float" office:value="-4.0083330000000004"/>
          <table:table-cell office:value-type="float" office:value="-4.0083330000000004"/>
          <table:table-cell office:value-type="float" office:value="50.3416670000000011"/>
          <table:table-cell office:value-type="float" office:value="50.3416670000000011"/>
          <table:table-cell office:value-type="float" office:value="50.4500000000000028"/>
          <table:table-cell office:value-type="float" office:value="50.4500000000000028"/>
          <table:table-cell office:value-type="float" office:value="-4.1195060000000003"/>
          <table:table-cell office:value-type="float" office:value="50.3932860000000034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43382</text:p>
          </table:table-cell>
          <table:table-cell office:value-type="float" office:value="101750297"/>
          <table:table-cell office:value-type="float" office:value="0"/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Плимут</text:p>
          </table:table-cell>
          <table:table-cell office:value-type="string">
            <text:p>普利茅斯</text:p>
          </table:table-cell>
          <table:table-cell/>
          <table:table-cell office:value-type="string">
            <text:p>بليموث</text:p>
          </table:table-cell>
          <table:table-cell office:value-type="string">
            <text:p>প্লাইমাউথ</text:p>
          </table:table-cell>
          <table:table-cell office:value-type="string">
            <text:p>Πλίμουθ</text:p>
          </table:table-cell>
          <table:table-cell office:value-type="string">
            <text:p>प्लायमाउथ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プリマス</text:p>
          </table:table-cell>
          <table:table-cell office:value-type="string">
            <text:p>플리머스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string">
            <text:p>Plymouth</text:p>
          </table:table-cell>
          <table:table-cell office:value-type="float" office:value="1159135121"/>
          <table:table-cell office:value-type="string">
            <text:p>پلیموث</text:p>
          </table:table-cell>
          <table:table-cell office:value-type="string">
            <text:p>פלימות'</text:p>
          </table:table-cell>
          <table:table-cell office:value-type="string">
            <text:p>Плімут</text:p>
          </table:table-cell>
          <table:table-cell office:value-type="string">
            <text:p>پلایماؤتھ</text:p>
          </table:table-cell>
          <table:table-cell office:value-type="string">
            <text:p>普利茅斯</text:p>
          </table:table-cell>
          <table:table-cell office:value-type="float" office:value="264019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Ipswich</text:p>
          </table:table-cell>
          <table:table-cell/>
          <table:table-cell/>
          <table:table-cell office:value-type="string">
            <text:p>Ipswic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Suffolk</text:p>
          </table:table-cell>
          <table:table-cell office:value-type="string">
            <text:p>GB</text:p>
          </table:table-cell>
          <table:table-cell/>
          <table:table-cell office:value-type="float" office:value="52.0703480000000027"/>
          <table:table-cell office:value-type="float" office:value="1.1699960000000000"/>
          <table:table-cell office:value-type="float" office:value="143767"/>
          <table:table-cell office:value-type="float" office:value="134257"/>
          <table:table-cell office:value-type="float" office:value="132679"/>
          <table:table-cell office:value-type="float" office:value="9"/>
          <table:table-cell office:value-type="float" office:value="9"/>
          <table:table-cell/>
          <table:table-cell office:value-type="string">
            <text:p>Ipswich</text:p>
          </table:table-cell>
          <table:table-cell office:value-type="float" office:value="134257"/>
          <table:table-cell office:value-type="float" office:value="13425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66"/>
          <table:table-cell office:value-type="float" office:value="66"/>
          <table:table-cell office:value-type="float" office:value="25"/>
          <table:table-cell office:value-type="float" office:value="25"/>
          <table:table-cell office:value-type="float" office:value="68"/>
          <table:table-cell office:value-type="float" office:value="68"/>
          <table:table-cell office:value-type="float" office:value="42"/>
          <table:table-cell office:value-type="float" office:value="42"/>
          <table:table-cell office:value-type="float" office:value="1.0833330000000001"/>
          <table:table-cell office:value-type="float" office:value="1.0833330000000001"/>
          <table:table-cell office:value-type="float" office:value="1.2916669999999999"/>
          <table:table-cell office:value-type="float" office:value="1.2916669999999999"/>
          <table:table-cell office:value-type="float" office:value="52.0249999999999986"/>
          <table:table-cell office:value-type="float" office:value="52.0249999999999986"/>
          <table:table-cell office:value-type="float" office:value="52.1000000000000014"/>
          <table:table-cell office:value-type="float" office:value="52.1000000000000014"/>
          <table:table-cell office:value-type="float" office:value="1.1722450000000000"/>
          <table:table-cell office:value-type="float" office:value="52.0580649999999991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184775</text:p>
          </table:table-cell>
          <table:table-cell office:value-type="float" office:value="101750447"/>
          <table:table-cell office:value-type="float" office:value="0"/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string">
            <text:p>Ипсуич</text:p>
          </table:table-cell>
          <table:table-cell office:value-type="string">
            <text:p>伊普斯威奇</text:p>
          </table:table-cell>
          <table:table-cell/>
          <table:table-cell office:value-type="string">
            <text:p>إبسوتش</text:p>
          </table:table-cell>
          <table:table-cell office:value-type="string">
            <text:p>ইপ্সউইচ</text:p>
          </table:table-cell>
          <table:table-cell office:value-type="string">
            <text:p>Ίπσουιτς</text:p>
          </table:table-cell>
          <table:table-cell office:value-type="string">
            <text:p>इप्स्विच</text:p>
          </table:table-cell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string">
            <text:p>イプスウィッチ</text:p>
          </table:table-cell>
          <table:table-cell office:value-type="string">
            <text:p>입스위치</text:p>
          </table:table-cell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string">
            <text:p>Ipswich</text:p>
          </table:table-cell>
          <table:table-cell office:value-type="float" office:value="1159135237"/>
          <table:table-cell office:value-type="string">
            <text:p>ایپسوییچ</text:p>
          </table:table-cell>
          <table:table-cell office:value-type="string">
            <text:p>איפסוויץ'</text:p>
          </table:table-cell>
          <table:table-cell office:value-type="string">
            <text:p>Іпсвіч</text:p>
          </table:table-cell>
          <table:table-cell office:value-type="string">
            <text:p>اپسوئچ</text:p>
          </table:table-cell>
          <table:table-cell office:value-type="string">
            <text:p>伊普斯威奇</text:p>
          </table:table-cell>
          <table:table-cell office:value-type="float" office:value="264605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Norwich</text:p>
          </table:table-cell>
          <table:table-cell/>
          <table:table-cell/>
          <table:table-cell office:value-type="string">
            <text:p>Norwic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Norfolk</text:p>
          </table:table-cell>
          <table:table-cell office:value-type="string">
            <text:p>GB</text:p>
          </table:table-cell>
          <table:table-cell/>
          <table:table-cell office:value-type="float" office:value="52.6303649999999976"/>
          <table:table-cell office:value-type="float" office:value="1.3000130000000001"/>
          <table:table-cell office:value-type="float" office:value="190756"/>
          <table:table-cell office:value-type="float" office:value="177636"/>
          <table:table-cell office:value-type="float" office:value="185536"/>
          <table:table-cell office:value-type="float" office:value="9"/>
          <table:table-cell office:value-type="float" office:value="9"/>
          <table:table-cell/>
          <table:table-cell office:value-type="string">
            <text:p>Norwich</text:p>
          </table:table-cell>
          <table:table-cell office:value-type="float" office:value="190756"/>
          <table:table-cell office:value-type="float" office:value="19075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78"/>
          <table:table-cell office:value-type="float" office:value="78"/>
          <table:table-cell office:value-type="float" office:value="30"/>
          <table:table-cell office:value-type="float" office:value="30"/>
          <table:table-cell office:value-type="float" office:value="75"/>
          <table:table-cell office:value-type="float" office:value="75"/>
          <table:table-cell office:value-type="float" office:value="47"/>
          <table:table-cell office:value-type="float" office:value="47"/>
          <table:table-cell office:value-type="float" office:value="1.1833330000000000"/>
          <table:table-cell office:value-type="float" office:value="1.1833330000000000"/>
          <table:table-cell office:value-type="float" office:value="1.3750000000000000"/>
          <table:table-cell office:value-type="float" office:value="1.3750000000000000"/>
          <table:table-cell office:value-type="float" office:value="52.5833330000000032"/>
          <table:table-cell office:value-type="float" office:value="52.5833330000000032"/>
          <table:table-cell office:value-type="float" office:value="52.7000000000000028"/>
          <table:table-cell office:value-type="float" office:value="52.7000000000000028"/>
          <table:table-cell office:value-type="float" office:value="1.2755310000000000"/>
          <table:table-cell office:value-type="float" office:value="52.6418060000000025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130191</text:p>
          </table:table-cell>
          <table:table-cell office:value-type="float" office:value="101750483"/>
          <table:table-cell office:value-type="float" office:value="0"/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string">
            <text:p>Норидж</text:p>
          </table:table-cell>
          <table:table-cell office:value-type="string">
            <text:p>诺里奇</text:p>
          </table:table-cell>
          <table:table-cell/>
          <table:table-cell office:value-type="string">
            <text:p>نورتش</text:p>
          </table:table-cell>
          <table:table-cell office:value-type="string">
            <text:p>নরউইচ</text:p>
          </table:table-cell>
          <table:table-cell office:value-type="string">
            <text:p>Νόριτς</text:p>
          </table:table-cell>
          <table:table-cell office:value-type="string">
            <text:p>नॉर्विच</text:p>
          </table:table-cell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string">
            <text:p>ノリッジ</text:p>
          </table:table-cell>
          <table:table-cell office:value-type="string">
            <text:p>노리치</text:p>
          </table:table-cell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string">
            <text:p>Norwich</text:p>
          </table:table-cell>
          <table:table-cell office:value-type="float" office:value="1159135241"/>
          <table:table-cell office:value-type="string">
            <text:p>نورویچ</text:p>
          </table:table-cell>
          <table:table-cell office:value-type="string">
            <text:p>נוריץ'</text:p>
          </table:table-cell>
          <table:table-cell office:value-type="string">
            <text:p>Норвіч</text:p>
          </table:table-cell>
          <table:table-cell office:value-type="string">
            <text:p>نارویچ</text:p>
          </table:table-cell>
          <table:table-cell office:value-type="string">
            <text:p>諾威治</text:p>
          </table:table-cell>
          <table:table-cell office:value-type="float" office:value="26411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Brighton</text:p>
          </table:table-cell>
          <table:table-cell/>
          <table:table-cell/>
          <table:table-cell office:value-type="string">
            <text:p>Brighton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Brighton and Hove</text:p>
          </table:table-cell>
          <table:table-cell office:value-type="string">
            <text:p>GB</text:p>
          </table:table-cell>
          <table:table-cell/>
          <table:table-cell office:value-type="float" office:value="50.8303459999999987"/>
          <table:table-cell office:value-type="float" office:value="-0.1699740000000000"/>
          <table:table-cell office:value-type="float" office:value="503008"/>
          <table:table-cell office:value-type="float" office:value="139001"/>
          <table:table-cell office:value-type="float" office:value="432796"/>
          <table:table-cell office:value-type="float" office:value="11"/>
          <table:table-cell office:value-type="float" office:value="9"/>
          <table:table-cell/>
          <table:table-cell office:value-type="string">
            <text:p>Brighton</text:p>
          </table:table-cell>
          <table:table-cell office:value-type="float" office:value="503008"/>
          <table:table-cell office:value-type="float" office:value="50300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169"/>
          <table:table-cell office:value-type="float" office:value="169"/>
          <table:table-cell office:value-type="float" office:value="65"/>
          <table:table-cell office:value-type="float" office:value="65"/>
          <table:table-cell office:value-type="float" office:value="201"/>
          <table:table-cell office:value-type="float" office:value="201"/>
          <table:table-cell office:value-type="float" office:value="125"/>
          <table:table-cell office:value-type="float" office:value="125"/>
          <table:table-cell office:value-type="float" office:value="-0.5583330000000000"/>
          <table:table-cell office:value-type="float" office:value="-0.5583330000000000"/>
          <table:table-cell office:value-type="float" office:value="0.0833330000000000"/>
          <table:table-cell office:value-type="float" office:value="0.0833330000000000"/>
          <table:table-cell office:value-type="float" office:value="50.7833329999999989"/>
          <table:table-cell office:value-type="float" office:value="50.7833329999999989"/>
          <table:table-cell office:value-type="float" office:value="50.8833330000000004"/>
          <table:table-cell office:value-type="float" office:value="50.8833330000000004"/>
          <table:table-cell office:value-type="float" office:value="-0.2524460000000000"/>
          <table:table-cell office:value-type="float" office:value="50.8286560000000023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131491</text:p>
          </table:table-cell>
          <table:table-cell office:value-type="float" office:value="1141906989"/>
          <table:table-cell office:value-type="float" office:value="0"/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string">
            <text:p>Брайтон</text:p>
          </table:table-cell>
          <table:table-cell office:value-type="string">
            <text:p>布赖顿</text:p>
          </table:table-cell>
          <table:table-cell/>
          <table:table-cell office:value-type="string">
            <text:p>برايتون</text:p>
          </table:table-cell>
          <table:table-cell office:value-type="string">
            <text:p>ব্রাইটন</text:p>
          </table:table-cell>
          <table:table-cell office:value-type="string">
            <text:p>Μπράιτον</text:p>
          </table:table-cell>
          <table:table-cell office:value-type="string">
            <text:p>ब्राइटन</text:p>
          </table:table-cell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string">
            <text:p>ブライトン</text:p>
          </table:table-cell>
          <table:table-cell office:value-type="string">
            <text:p>브라이턴</text:p>
          </table:table-cell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string">
            <text:p>Brighton</text:p>
          </table:table-cell>
          <table:table-cell office:value-type="float" office:value="1159135295"/>
          <table:table-cell office:value-type="string">
            <text:p>برایتون</text:p>
          </table:table-cell>
          <table:table-cell office:value-type="string">
            <text:p>ברייטון</text:p>
          </table:table-cell>
          <table:table-cell office:value-type="string">
            <text:p>Брайтон</text:p>
          </table:table-cell>
          <table:table-cell office:value-type="string">
            <text:p>برائٹن</text:p>
          </table:table-cell>
          <table:table-cell office:value-type="string">
            <text:p>布萊頓</text:p>
          </table:table-cell>
          <table:table-cell office:value-type="float" office:value="26547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Kirkwall</text:p>
          </table:table-cell>
          <table:table-cell/>
          <table:table-cell/>
          <table:table-cell office:value-type="string">
            <text:p>Kirkwall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Moray</text:p>
          </table:table-cell>
          <table:table-cell office:value-type="string">
            <text:p>GB</text:p>
          </table:table-cell>
          <table:table-cell/>
          <table:table-cell office:value-type="float" office:value="58.9669809999999970"/>
          <table:table-cell office:value-type="float" office:value="-2.9500109999999999"/>
          <table:table-cell office:value-type="float" office:value="8500"/>
          <table:table-cell office:value-type="float" office:value="3153"/>
          <table:table-cell office:value-type="float" office:value="0"/>
          <table:table-cell office:value-type="float" office:value="5"/>
          <table:table-cell office:value-type="float" office:value="4"/>
          <table:table-cell/>
          <table:table-cell office:value-type="string">
            <text:p>Kirkwall</text:p>
          </table:table-cell>
          <table:table-cell office:value-type="float" office:value="3153"/>
          <table:table-cell office:value-type="float" office:value="315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5"/>
          <table:table-cell office:value-type="float" office:value="5"/>
          <table:table-cell office:value-type="float" office:value="2"/>
          <table:table-cell office:value-type="float" office:value="2"/>
          <table:table-cell office:value-type="float" office:value="14"/>
          <table:table-cell office:value-type="float" office:value="14"/>
          <table:table-cell office:value-type="float" office:value="9"/>
          <table:table-cell office:value-type="float" office:value="9"/>
          <table:table-cell office:value-type="float" office:value="-2.9833330000000000"/>
          <table:table-cell office:value-type="float" office:value="-2.9833330000000000"/>
          <table:table-cell office:value-type="float" office:value="-2.9333330000000002"/>
          <table:table-cell office:value-type="float" office:value="-2.9333330000000002"/>
          <table:table-cell office:value-type="float" office:value="58.9666670000000011"/>
          <table:table-cell office:value-type="float" office:value="58.9666670000000011"/>
          <table:table-cell office:value-type="float" office:value="58.9916669999999996"/>
          <table:table-cell office:value-type="float" office:value="58.9916669999999996"/>
          <table:table-cell office:value-type="float" office:value="-2.9569440000000000"/>
          <table:table-cell office:value-type="float" office:value="58.9812500000000028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208329</text:p>
          </table:table-cell>
          <table:table-cell office:value-type="float" office:value="101874209"/>
          <table:table-cell office:value-type="float" office:value="0"/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string">
            <text:p>Керкуолл</text:p>
          </table:table-cell>
          <table:table-cell office:value-type="string">
            <text:p>柯克沃尔</text:p>
          </table:table-cell>
          <table:table-cell/>
          <table:table-cell office:value-type="string">
            <text:p>كيركوول</text:p>
          </table:table-cell>
          <table:table-cell office:value-type="string">
            <text:p>কিরকওয়াল</text:p>
          </table:table-cell>
          <table:table-cell office:value-type="string">
            <text:p>Κέρκουολ</text:p>
          </table:table-cell>
          <table:table-cell office:value-type="string">
            <text:p>कर्कवॉल</text:p>
          </table:table-cell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string">
            <text:p>カークウォール</text:p>
          </table:table-cell>
          <table:table-cell office:value-type="string">
            <text:p>커크월</text:p>
          </table:table-cell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string">
            <text:p>Kirkwall</text:p>
          </table:table-cell>
          <table:table-cell office:value-type="float" office:value="1159135297"/>
          <table:table-cell office:value-type="string">
            <text:p>کرکوال</text:p>
          </table:table-cell>
          <table:table-cell office:value-type="string">
            <text:p>קירקוול</text:p>
          </table:table-cell>
          <table:table-cell office:value-type="string">
            <text:p>Керкволл</text:p>
          </table:table-cell>
          <table:table-cell office:value-type="string">
            <text:p>کیرکوال</text:p>
          </table:table-cell>
          <table:table-cell office:value-type="string">
            <text:p>柯克沃爾</text:p>
          </table:table-cell>
          <table:table-cell office:value-type="float" office:value="264519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Inverness</text:p>
          </table:table-cell>
          <table:table-cell/>
          <table:table-cell/>
          <table:table-cell office:value-type="string">
            <text:p>Inverness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Highland</text:p>
          </table:table-cell>
          <table:table-cell office:value-type="string">
            <text:p>GB</text:p>
          </table:table-cell>
          <table:table-cell/>
          <table:table-cell office:value-type="float" office:value="57.4671239999999983"/>
          <table:table-cell office:value-type="float" office:value="-4.2332660000000004"/>
          <table:table-cell office:value-type="float" office:value="45158"/>
          <table:table-cell office:value-type="float" office:value="40755"/>
          <table:table-cell office:value-type="float" office:value="44726"/>
          <table:table-cell office:value-type="float" office:value="7"/>
          <table:table-cell office:value-type="float" office:value="7"/>
          <table:table-cell/>
          <table:table-cell office:value-type="string">
            <text:p>Inverness</text:p>
          </table:table-cell>
          <table:table-cell office:value-type="float" office:value="45158"/>
          <table:table-cell office:value-type="float" office:value="4515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25"/>
          <table:table-cell office:value-type="float" office:value="25"/>
          <table:table-cell office:value-type="float" office:value="9"/>
          <table:table-cell office:value-type="float" office:value="9"/>
          <table:table-cell office:value-type="float" office:value="35"/>
          <table:table-cell office:value-type="float" office:value="35"/>
          <table:table-cell office:value-type="float" office:value="22"/>
          <table:table-cell office:value-type="float" office:value="22"/>
          <table:table-cell office:value-type="float" office:value="-4.2750000000000004"/>
          <table:table-cell office:value-type="float" office:value="-4.2750000000000004"/>
          <table:table-cell office:value-type="float" office:value="-4.1833330000000002"/>
          <table:table-cell office:value-type="float" office:value="-4.1833330000000002"/>
          <table:table-cell office:value-type="float" office:value="57.4416670000000025"/>
          <table:table-cell office:value-type="float" office:value="57.4416670000000025"/>
          <table:table-cell office:value-type="float" office:value="57.5083330000000004"/>
          <table:table-cell office:value-type="float" office:value="57.5083330000000004"/>
          <table:table-cell office:value-type="float" office:value="-4.2282229999999998"/>
          <table:table-cell office:value-type="float" office:value="57.4747640000000004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160493</text:p>
          </table:table-cell>
          <table:table-cell office:value-type="float" office:value="101873667"/>
          <table:table-cell office:value-type="float" office:value="0"/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string">
            <text:p>Инвернесс</text:p>
          </table:table-cell>
          <table:table-cell office:value-type="string">
            <text:p>因弗内斯</text:p>
          </table:table-cell>
          <table:table-cell/>
          <table:table-cell office:value-type="string">
            <text:p>إنفرنيس</text:p>
          </table:table-cell>
          <table:table-cell office:value-type="string">
            <text:p>ইভারনেস</text:p>
          </table:table-cell>
          <table:table-cell office:value-type="string">
            <text:p>Ινβερνές</text:p>
          </table:table-cell>
          <table:table-cell office:value-type="string">
            <text:p>इनवर्नेस</text:p>
          </table:table-cell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string">
            <text:p>インヴァネス</text:p>
          </table:table-cell>
          <table:table-cell office:value-type="string">
            <text:p>인버네스</text:p>
          </table:table-cell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string">
            <text:p>Inverness</text:p>
          </table:table-cell>
          <table:table-cell office:value-type="float" office:value="1159135301"/>
          <table:table-cell office:value-type="string">
            <text:p>اینورنس</text:p>
          </table:table-cell>
          <table:table-cell office:value-type="string">
            <text:p>אינוורנס</text:p>
          </table:table-cell>
          <table:table-cell office:value-type="string">
            <text:p>Інвернесс</text:p>
          </table:table-cell>
          <table:table-cell office:value-type="string">
            <text:p>اینورنس</text:p>
          </table:table-cell>
          <table:table-cell office:value-type="string">
            <text:p>印威內斯</text:p>
          </table:table-cell>
          <table:table-cell office:value-type="float" office:value="264608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Oxford</text:p>
          </table:table-cell>
          <table:table-cell/>
          <table:table-cell/>
          <table:table-cell office:value-type="string">
            <text:p>Oxford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Oxfordshire</text:p>
          </table:table-cell>
          <table:table-cell office:value-type="string">
            <text:p>GB</text:p>
          </table:table-cell>
          <table:table-cell/>
          <table:table-cell office:value-type="float" office:value="51.7704179999999994"/>
          <table:table-cell office:value-type="float" office:value="-1.2499860000000000"/>
          <table:table-cell office:value-type="float" office:value="192796"/>
          <table:table-cell office:value-type="float" office:value="154566"/>
          <table:table-cell office:value-type="float" office:value="133148"/>
          <table:table-cell office:value-type="float" office:value="9"/>
          <table:table-cell office:value-type="float" office:value="9"/>
          <table:table-cell/>
          <table:table-cell office:value-type="string">
            <text:p>Oxford</text:p>
          </table:table-cell>
          <table:table-cell office:value-type="float" office:value="192796"/>
          <table:table-cell office:value-type="float" office:value="19279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94"/>
          <table:table-cell office:value-type="float" office:value="94"/>
          <table:table-cell office:value-type="float" office:value="36"/>
          <table:table-cell office:value-type="float" office:value="36"/>
          <table:table-cell office:value-type="float" office:value="119"/>
          <table:table-cell office:value-type="float" office:value="119"/>
          <table:table-cell office:value-type="float" office:value="74"/>
          <table:table-cell office:value-type="float" office:value="74"/>
          <table:table-cell office:value-type="float" office:value="-1.3416669999999999"/>
          <table:table-cell office:value-type="float" office:value="-1.3416669999999999"/>
          <table:table-cell office:value-type="float" office:value="-1.1583330000000001"/>
          <table:table-cell office:value-type="float" office:value="-1.1583330000000001"/>
          <table:table-cell office:value-type="float" office:value="51.6583329999999989"/>
          <table:table-cell office:value-type="float" office:value="51.6583329999999989"/>
          <table:table-cell office:value-type="float" office:value="51.8500000000000014"/>
          <table:table-cell office:value-type="float" office:value="51.8500000000000014"/>
          <table:table-cell office:value-type="float" office:value="-1.2553500000000000"/>
          <table:table-cell office:value-type="float" office:value="51.7454070000000002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34217</text:p>
          </table:table-cell>
          <table:table-cell office:value-type="float" office:value="101750439"/>
          <table:table-cell office:value-type="float" office:value="0"/>
          <table:table-cell office:value-type="string">
            <text:p>Oxford</text:p>
          </table:table-cell>
          <table:table-cell office:value-type="string">
            <text:p>Oxford</text:p>
          </table:table-cell>
          <table:table-cell office:value-type="string">
            <text:p>Oxford</text:p>
          </table:table-cell>
          <table:table-cell office:value-type="string">
            <text:p>Oxford</text:p>
          </table:table-cell>
          <table:table-cell office:value-type="string">
            <text:p>Oxford</text:p>
          </table:table-cell>
          <table:table-cell office:value-type="string">
            <text:p>Оксфорд</text:p>
          </table:table-cell>
          <table:table-cell office:value-type="string">
            <text:p>牛津</text:p>
          </table:table-cell>
          <table:table-cell/>
          <table:table-cell office:value-type="string">
            <text:p>أكسفورد</text:p>
          </table:table-cell>
          <table:table-cell office:value-type="string">
            <text:p>অক্সফোর্ড</text:p>
          </table:table-cell>
          <table:table-cell office:value-type="string">
            <text:p>Οξφόρδη</text:p>
          </table:table-cell>
          <table:table-cell office:value-type="string">
            <text:p>ऑक्सफोर्ड</text:p>
          </table:table-cell>
          <table:table-cell office:value-type="string">
            <text:p>Oxford</text:p>
          </table:table-cell>
          <table:table-cell office:value-type="string">
            <text:p>Oxford</text:p>
          </table:table-cell>
          <table:table-cell office:value-type="string">
            <text:p>Oxford</text:p>
          </table:table-cell>
          <table:table-cell office:value-type="string">
            <text:p>オックスフォード</text:p>
          </table:table-cell>
          <table:table-cell office:value-type="string">
            <text:p>옥스퍼드</text:p>
          </table:table-cell>
          <table:table-cell office:value-type="string">
            <text:p>Oxford</text:p>
          </table:table-cell>
          <table:table-cell office:value-type="string">
            <text:p>Oksford</text:p>
          </table:table-cell>
          <table:table-cell office:value-type="string">
            <text:p>Oxford</text:p>
          </table:table-cell>
          <table:table-cell office:value-type="string">
            <text:p>Oxford</text:p>
          </table:table-cell>
          <table:table-cell office:value-type="string">
            <text:p>Oxford</text:p>
          </table:table-cell>
          <table:table-cell office:value-type="float" office:value="1159135303"/>
          <table:table-cell office:value-type="string">
            <text:p>آکسفورد</text:p>
          </table:table-cell>
          <table:table-cell office:value-type="string">
            <text:p>אוקספורד</text:p>
          </table:table-cell>
          <table:table-cell office:value-type="string">
            <text:p>Оксфорд</text:p>
          </table:table-cell>
          <table:table-cell office:value-type="string">
            <text:p>اوکسفرڈ</text:p>
          </table:table-cell>
          <table:table-cell office:value-type="string">
            <text:p>牛津</text:p>
          </table:table-cell>
          <table:table-cell office:value-type="float" office:value="264072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Luton</text:p>
          </table:table-cell>
          <table:table-cell/>
          <table:table-cell/>
          <table:table-cell office:value-type="string">
            <text:p>Luton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Luton</text:p>
          </table:table-cell>
          <table:table-cell office:value-type="string">
            <text:p>GB</text:p>
          </table:table-cell>
          <table:table-cell/>
          <table:table-cell office:value-type="float" office:value="51.8803589999999986"/>
          <table:table-cell office:value-type="float" office:value="-0.4200110000000000"/>
          <table:table-cell office:value-type="float" office:value="235958"/>
          <table:table-cell office:value-type="float" office:value="193669"/>
          <table:table-cell office:value-type="float" office:value="677450"/>
          <table:table-cell office:value-type="float" office:value="10"/>
          <table:table-cell office:value-type="float" office:value="9"/>
          <table:table-cell/>
          <table:table-cell office:value-type="string">
            <text:p>Luton</text:p>
          </table:table-cell>
          <table:table-cell office:value-type="float" office:value="235958"/>
          <table:table-cell office:value-type="float" office:value="23502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76"/>
          <table:table-cell office:value-type="float" office:value="78"/>
          <table:table-cell office:value-type="float" office:value="29"/>
          <table:table-cell office:value-type="float" office:value="30"/>
          <table:table-cell office:value-type="float" office:value="87"/>
          <table:table-cell office:value-type="float" office:value="95"/>
          <table:table-cell office:value-type="float" office:value="54"/>
          <table:table-cell office:value-type="float" office:value="59"/>
          <table:table-cell office:value-type="float" office:value="-0.5500000000000000"/>
          <table:table-cell office:value-type="float" office:value="-0.5500000000000000"/>
          <table:table-cell office:value-type="float" office:value="-0.3500000000000000"/>
          <table:table-cell office:value-type="float" office:value="-0.2333330000000000"/>
          <table:table-cell office:value-type="float" office:value="51.6416669999999982"/>
          <table:table-cell office:value-type="float" office:value="51.8500000000000014"/>
          <table:table-cell office:value-type="float" office:value="51.9500000000000028"/>
          <table:table-cell office:value-type="float" office:value="51.9500000000000028"/>
          <table:table-cell office:value-type="float" office:value="-0.4490960000000000"/>
          <table:table-cell office:value-type="float" office:value="51.8915259999999989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203889</text:p>
          </table:table-cell>
          <table:table-cell office:value-type="float" office:value="101750401"/>
          <table:table-cell office:value-type="float" office:value="0"/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string">
            <text:p>Лутон</text:p>
          </table:table-cell>
          <table:table-cell office:value-type="string">
            <text:p>卢顿</text:p>
          </table:table-cell>
          <table:table-cell/>
          <table:table-cell office:value-type="string">
            <text:p>لوتن</text:p>
          </table:table-cell>
          <table:table-cell office:value-type="string">
            <text:p>লুটন</text:p>
          </table:table-cell>
          <table:table-cell office:value-type="string">
            <text:p>Λούτον</text:p>
          </table:table-cell>
          <table:table-cell office:value-type="string">
            <text:p>लूटोन</text:p>
          </table:table-cell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string">
            <text:p>ルートン</text:p>
          </table:table-cell>
          <table:table-cell office:value-type="string">
            <text:p>루턴</text:p>
          </table:table-cell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string">
            <text:p>Luton</text:p>
          </table:table-cell>
          <table:table-cell office:value-type="float" office:value="1159135305"/>
          <table:table-cell office:value-type="string">
            <text:p>لوتن</text:p>
          </table:table-cell>
          <table:table-cell office:value-type="string">
            <text:p>לוטון</text:p>
          </table:table-cell>
          <table:table-cell office:value-type="string">
            <text:p>Лутон</text:p>
          </table:table-cell>
          <table:table-cell office:value-type="string">
            <text:p>لوٹن</text:p>
          </table:table-cell>
          <table:table-cell office:value-type="string">
            <text:p>魯頓</text:p>
          </table:table-cell>
          <table:table-cell office:value-type="float" office:value="26433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Portsmouth</text:p>
          </table:table-cell>
          <table:table-cell/>
          <table:table-cell/>
          <table:table-cell office:value-type="string">
            <text:p>Portsmout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Portsmouth</text:p>
          </table:table-cell>
          <table:table-cell office:value-type="string">
            <text:p>GB</text:p>
          </table:table-cell>
          <table:table-cell/>
          <table:table-cell office:value-type="float" office:value="50.8003479999999996"/>
          <table:table-cell office:value-type="float" office:value="-1.0800220000000000"/>
          <table:table-cell office:value-type="float" office:value="442252"/>
          <table:table-cell office:value-type="float" office:value="205100"/>
          <table:table-cell office:value-type="float" office:value="456844"/>
          <table:table-cell office:value-type="float" office:value="10"/>
          <table:table-cell office:value-type="float" office:value="10"/>
          <table:table-cell/>
          <table:table-cell office:value-type="string">
            <text:p>Portsmouth</text:p>
          </table:table-cell>
          <table:table-cell office:value-type="float" office:value="466065"/>
          <table:table-cell office:value-type="float" office:value="84857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172"/>
          <table:table-cell office:value-type="float" office:value="329"/>
          <table:table-cell office:value-type="float" office:value="66"/>
          <table:table-cell office:value-type="float" office:value="127"/>
          <table:table-cell office:value-type="float" office:value="178"/>
          <table:table-cell office:value-type="float" office:value="340"/>
          <table:table-cell office:value-type="float" office:value="110"/>
          <table:table-cell office:value-type="float" office:value="211"/>
          <table:table-cell office:value-type="float" office:value="-1.4833330000000000"/>
          <table:table-cell office:value-type="float" office:value="-1.2426210000000000"/>
          <table:table-cell office:value-type="float" office:value="-0.8750000000000000"/>
          <table:table-cell office:value-type="float" office:value="-0.8750000000000000"/>
          <table:table-cell office:value-type="float" office:value="50.7749999999999986"/>
          <table:table-cell office:value-type="float" office:value="50.7749999999999986"/>
          <table:table-cell office:value-type="float" office:value="50.9500000000000028"/>
          <table:table-cell office:value-type="float" office:value="51.0083330000000004"/>
          <table:table-cell office:value-type="float" office:value="-1.1432910000000001"/>
          <table:table-cell office:value-type="float" office:value="50.8634249999999994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72259</text:p>
          </table:table-cell>
          <table:table-cell office:value-type="float" office:value="101750307"/>
          <table:table-cell office:value-type="float" office:value="0"/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string">
            <text:p>Портсмут</text:p>
          </table:table-cell>
          <table:table-cell office:value-type="string">
            <text:p>朴次茅斯</text:p>
          </table:table-cell>
          <table:table-cell/>
          <table:table-cell office:value-type="string">
            <text:p>بورتسموث</text:p>
          </table:table-cell>
          <table:table-cell office:value-type="string">
            <text:p>পোর্টসমাথ</text:p>
          </table:table-cell>
          <table:table-cell office:value-type="string">
            <text:p>Πόρτσμουθ</text:p>
          </table:table-cell>
          <table:table-cell office:value-type="string">
            <text:p>पोर्ट्समाउथ</text:p>
          </table:table-cell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string">
            <text:p>ポーツマス</text:p>
          </table:table-cell>
          <table:table-cell office:value-type="string">
            <text:p>포츠머스</text:p>
          </table:table-cell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string">
            <text:p>Portsmouth</text:p>
          </table:table-cell>
          <table:table-cell office:value-type="float" office:value="1159135309"/>
          <table:table-cell office:value-type="string">
            <text:p>پورتسموث</text:p>
          </table:table-cell>
          <table:table-cell office:value-type="string">
            <text:p>פורטסמות'</text:p>
          </table:table-cell>
          <table:table-cell office:value-type="string">
            <text:p>Портсмут</text:p>
          </table:table-cell>
          <table:table-cell office:value-type="string">
            <text:p>پورٹسماؤتھ</text:p>
          </table:table-cell>
          <table:table-cell office:value-type="string">
            <text:p>樸茨茅夫</text:p>
          </table:table-cell>
          <table:table-cell office:value-type="float" office:value="26399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Peterborough</text:p>
          </table:table-cell>
          <table:table-cell/>
          <table:table-cell/>
          <table:table-cell office:value-type="string">
            <text:p>Peterboroug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Peterborough</text:p>
          </table:table-cell>
          <table:table-cell office:value-type="string">
            <text:p>GB</text:p>
          </table:table-cell>
          <table:table-cell/>
          <table:table-cell office:value-type="float" office:value="52.5804199999999966"/>
          <table:table-cell office:value-type="float" office:value="-0.2499950000000000"/>
          <table:table-cell office:value-type="float" office:value="140141"/>
          <table:table-cell office:value-type="float" office:value="140141"/>
          <table:table-cell office:value-type="float" office:value="0"/>
          <table:table-cell office:value-type="float" office:value="9"/>
          <table:table-cell office:value-type="float" office:value="9"/>
          <table:table-cell/>
          <table:table-cell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7000000000000002"/>
          <table:table-cell office:value-type="string">
            <text:p>Q172438</text:p>
          </table:table-cell>
          <table:table-cell office:value-type="float" office:value="101750461"/>
          <table:table-cell office:value-type="float" office:value="0"/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string">
            <text:p>Питерборо</text:p>
          </table:table-cell>
          <table:table-cell office:value-type="string">
            <text:p>彼得伯勒</text:p>
          </table:table-cell>
          <table:table-cell/>
          <table:table-cell office:value-type="string">
            <text:p>بيتربرة</text:p>
          </table:table-cell>
          <table:table-cell office:value-type="string">
            <text:p>পিটারবার্গ</text:p>
          </table:table-cell>
          <table:table-cell office:value-type="string">
            <text:p>Πίτερμπρο</text:p>
          </table:table-cell>
          <table:table-cell office:value-type="string">
            <text:p>पीटरबरो</text:p>
          </table:table-cell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string">
            <text:p>ピーターバラ</text:p>
          </table:table-cell>
          <table:table-cell office:value-type="string">
            <text:p>피터버러</text:p>
          </table:table-cell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string">
            <text:p>Peterborough</text:p>
          </table:table-cell>
          <table:table-cell office:value-type="float" office:value="1159135313"/>
          <table:table-cell office:value-type="string">
            <text:p>پیتربورو</text:p>
          </table:table-cell>
          <table:table-cell office:value-type="string">
            <text:p>פטרבורו</text:p>
          </table:table-cell>
          <table:table-cell office:value-type="string">
            <text:p>Пітерборо</text:p>
          </table:table-cell>
          <table:table-cell office:value-type="string">
            <text:p>پیٹربورو</text:p>
          </table:table-cell>
          <table:table-cell office:value-type="string">
            <text:p>彼得伯勒</text:p>
          </table:table-cell>
          <table:table-cell office:value-type="float" office:value="264035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Nottingham</text:p>
          </table:table-cell>
          <table:table-cell/>
          <table:table-cell/>
          <table:table-cell office:value-type="string">
            <text:p>Nottingham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Nottingham</text:p>
          </table:table-cell>
          <table:table-cell office:value-type="string">
            <text:p>GB</text:p>
          </table:table-cell>
          <table:table-cell/>
          <table:table-cell office:value-type="float" office:value="52.9703439999999972"/>
          <table:table-cell office:value-type="float" office:value="-1.1700170000000001"/>
          <table:table-cell office:value-type="float" office:value="825600"/>
          <table:table-cell office:value-type="float" office:value="305700"/>
          <table:table-cell office:value-type="float" office:value="549128"/>
          <table:table-cell office:value-type="float" office:value="11"/>
          <table:table-cell office:value-type="float" office:value="10"/>
          <table:table-cell/>
          <table:table-cell office:value-type="string">
            <text:p>Nottingham</text:p>
          </table:table-cell>
          <table:table-cell office:value-type="float" office:value="832187"/>
          <table:table-cell office:value-type="float" office:value="832187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395"/>
          <table:table-cell office:value-type="float" office:value="395"/>
          <table:table-cell office:value-type="float" office:value="152"/>
          <table:table-cell office:value-type="float" office:value="152"/>
          <table:table-cell office:value-type="float" office:value="376"/>
          <table:table-cell office:value-type="float" office:value="376"/>
          <table:table-cell office:value-type="float" office:value="234"/>
          <table:table-cell office:value-type="float" office:value="234"/>
          <table:table-cell office:value-type="float" office:value="-1.4250000000000000"/>
          <table:table-cell office:value-type="float" office:value="-1.4250000000000000"/>
          <table:table-cell office:value-type="float" office:value="-1.0166670000000000"/>
          <table:table-cell office:value-type="float" office:value="-1.0166670000000000"/>
          <table:table-cell office:value-type="float" office:value="52.8750000000000000"/>
          <table:table-cell office:value-type="float" office:value="52.8750000000000000"/>
          <table:table-cell office:value-type="float" office:value="53.1916670000000025"/>
          <table:table-cell office:value-type="float" office:value="53.1916670000000025"/>
          <table:table-cell office:value-type="float" office:value="-1.2374559999999999"/>
          <table:table-cell office:value-type="float" office:value="53.0175699999999992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.0999999999999996"/>
          <table:table-cell office:value-type="string">
            <text:p>Q41262</text:p>
          </table:table-cell>
          <table:table-cell office:value-type="float" office:value="101750491"/>
          <table:table-cell office:value-type="float" office:value="0"/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string">
            <text:p>Ноттингем</text:p>
          </table:table-cell>
          <table:table-cell office:value-type="string">
            <text:p>诺丁汉</text:p>
          </table:table-cell>
          <table:table-cell/>
          <table:table-cell office:value-type="string">
            <text:p>نوتنغهام</text:p>
          </table:table-cell>
          <table:table-cell office:value-type="string">
            <text:p>নটিংহ্যাম</text:p>
          </table:table-cell>
          <table:table-cell office:value-type="string">
            <text:p>Νότιγχαμ</text:p>
          </table:table-cell>
          <table:table-cell office:value-type="string">
            <text:p>नॉटिंघम</text:p>
          </table:table-cell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string">
            <text:p>ノッティンガム</text:p>
          </table:table-cell>
          <table:table-cell office:value-type="string">
            <text:p>노팅엄</text:p>
          </table:table-cell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string">
            <text:p>Nottingham</text:p>
          </table:table-cell>
          <table:table-cell office:value-type="float" office:value="1159135319"/>
          <table:table-cell office:value-type="string">
            <text:p>ناتینگهام</text:p>
          </table:table-cell>
          <table:table-cell office:value-type="string">
            <text:p>נוטינגהאם</text:p>
          </table:table-cell>
          <table:table-cell office:value-type="string">
            <text:p>Ноттінгем</text:p>
          </table:table-cell>
          <table:table-cell office:value-type="string">
            <text:p>ناٹنگھم</text:p>
          </table:table-cell>
          <table:table-cell office:value-type="string">
            <text:p>諾定咸</text:p>
          </table:table-cell>
          <table:table-cell office:value-type="float" office:value="264117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Stoke</text:p>
          </table:table-cell>
          <table:table-cell/>
          <table:table-cell/>
          <table:table-cell office:value-type="string">
            <text:p>Stoke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Stoke-on-Trent</text:p>
          </table:table-cell>
          <table:table-cell office:value-type="string">
            <text:p>GB</text:p>
          </table:table-cell>
          <table:table-cell/>
          <table:table-cell office:value-type="float" office:value="53.0003680000000017"/>
          <table:table-cell office:value-type="float" office:value="-2.1800069999999998"/>
          <table:table-cell office:value-type="float" office:value="390801"/>
          <table:table-cell office:value-type="float" office:value="260419"/>
          <table:table-cell office:value-type="float" office:value="377029"/>
          <table:table-cell office:value-type="float" office:value="10"/>
          <table:table-cell office:value-type="float" office:value="10"/>
          <table:table-cell/>
          <table:table-cell office:value-type="string">
            <text:p>Stoke</text:p>
          </table:table-cell>
          <table:table-cell office:value-type="float" office:value="390801"/>
          <table:table-cell office:value-type="float" office:value="390801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188"/>
          <table:table-cell office:value-type="float" office:value="188"/>
          <table:table-cell office:value-type="float" office:value="72"/>
          <table:table-cell office:value-type="float" office:value="72"/>
          <table:table-cell office:value-type="float" office:value="182"/>
          <table:table-cell office:value-type="float" office:value="182"/>
          <table:table-cell office:value-type="float" office:value="113"/>
          <table:table-cell office:value-type="float" office:value="113"/>
          <table:table-cell office:value-type="float" office:value="-2.3416670000000002"/>
          <table:table-cell office:value-type="float" office:value="-2.3416670000000002"/>
          <table:table-cell office:value-type="float" office:value="-2.0416669999999999"/>
          <table:table-cell office:value-type="float" office:value="-2.0416669999999999"/>
          <table:table-cell office:value-type="float" office:value="52.9500000000000028"/>
          <table:table-cell office:value-type="float" office:value="52.9500000000000028"/>
          <table:table-cell office:value-type="float" office:value="53.1333330000000004"/>
          <table:table-cell office:value-type="float" office:value="53.1333330000000004"/>
          <table:table-cell office:value-type="float" office:value="-2.1847379999999998"/>
          <table:table-cell office:value-type="float" office:value="53.0334709999999987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134902</text:p>
          </table:table-cell>
          <table:table-cell office:value-type="float" office:value="101750495"/>
          <table:table-cell office:value-type="float" office:value="0"/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string">
            <text:p>Сток-он-Трент</text:p>
          </table:table-cell>
          <table:table-cell office:value-type="string">
            <text:p>特伦特河畔斯托克</text:p>
          </table:table-cell>
          <table:table-cell/>
          <table:table-cell office:value-type="string">
            <text:p>ستوك أون ترينت</text:p>
          </table:table-cell>
          <table:table-cell office:value-type="string">
            <text:p>স্টোক অন ট্রেন্ট</text:p>
          </table:table-cell>
          <table:table-cell office:value-type="string">
            <text:p>Στόουκ ον Τρεντ</text:p>
          </table:table-cell>
          <table:table-cell office:value-type="string">
            <text:p>स्टॉक ऑन ट्रेंट</text:p>
          </table:table-cell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string">
            <text:p>ストーク・オン・トレント</text:p>
          </table:table-cell>
          <table:table-cell office:value-type="string">
            <text:p>스토크온트렌트</text:p>
          </table:table-cell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string">
            <text:p>Stoke-on-Trent</text:p>
          </table:table-cell>
          <table:table-cell office:value-type="float" office:value="1159135323"/>
          <table:table-cell office:value-type="string">
            <text:p>استوک-آن-ترنت</text:p>
          </table:table-cell>
          <table:table-cell office:value-type="string">
            <text:p>סטוק-און-טרנט</text:p>
          </table:table-cell>
          <table:table-cell office:value-type="string">
            <text:p>Сток-он-Трент</text:p>
          </table:table-cell>
          <table:table-cell office:value-type="string">
            <text:p>سٹوک آن ٹرینٹ</text:p>
          </table:table-cell>
          <table:table-cell office:value-type="string">
            <text:p>特倫特河畔斯托克</text:p>
          </table:table-cell>
          <table:table-cell office:value-type="float" office:value="263684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7"/>
          <table:table-cell office:value-type="float" office:value="2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Dover</text:p>
          </table:table-cell>
          <table:table-cell/>
          <table:table-cell/>
          <table:table-cell office:value-type="string">
            <text:p>Dover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Kent</text:p>
          </table:table-cell>
          <table:table-cell office:value-type="string">
            <text:p>GB</text:p>
          </table:table-cell>
          <table:table-cell/>
          <table:table-cell office:value-type="float" office:value="51.1337120000000027"/>
          <table:table-cell office:value-type="float" office:value="1.3000130000000001"/>
          <table:table-cell office:value-type="float" office:value="36384"/>
          <table:table-cell office:value-type="float" office:value="28156"/>
          <table:table-cell office:value-type="float" office:value="74556"/>
          <table:table-cell office:value-type="float" office:value="7"/>
          <table:table-cell office:value-type="float" office:value="7"/>
          <table:table-cell/>
          <table:table-cell office:value-type="string">
            <text:p>Dover2</text:p>
          </table:table-cell>
          <table:table-cell office:value-type="float" office:value="36384"/>
          <table:table-cell office:value-type="float" office:value="3638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24"/>
          <table:table-cell office:value-type="float" office:value="24"/>
          <table:table-cell office:value-type="float" office:value="9"/>
          <table:table-cell office:value-type="float" office:value="9"/>
          <table:table-cell office:value-type="float" office:value="29"/>
          <table:table-cell office:value-type="float" office:value="29"/>
          <table:table-cell office:value-type="float" office:value="18"/>
          <table:table-cell office:value-type="float" office:value="18"/>
          <table:table-cell office:value-type="float" office:value="1.2583329999999999"/>
          <table:table-cell office:value-type="float" office:value="1.2583329999999999"/>
          <table:table-cell office:value-type="float" office:value="1.3333330000000001"/>
          <table:table-cell office:value-type="float" office:value="1.3333330000000001"/>
          <table:table-cell office:value-type="float" office:value="51.1083330000000018"/>
          <table:table-cell office:value-type="float" office:value="51.1083330000000018"/>
          <table:table-cell office:value-type="float" office:value="51.1749999999999972"/>
          <table:table-cell office:value-type="float" office:value="51.1749999999999972"/>
          <table:table-cell office:value-type="float" office:value="1.2973150000000000"/>
          <table:table-cell office:value-type="float" office:value="51.1408330000000007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999999999999996"/>
          <table:table-cell office:value-type="string">
            <text:p>Q179224</text:p>
          </table:table-cell>
          <table:table-cell office:value-type="float" office:value="101854657"/>
          <table:table-cell office:value-type="float" office:value="0"/>
          <table:table-cell office:value-type="string">
            <text:p>Dover</text:p>
          </table:table-cell>
          <table:table-cell office:value-type="string">
            <text:p>Dover</text:p>
          </table:table-cell>
          <table:table-cell office:value-type="string">
            <text:p>Dover</text:p>
          </table:table-cell>
          <table:table-cell office:value-type="string">
            <text:p>Douvres</text:p>
          </table:table-cell>
          <table:table-cell office:value-type="string">
            <text:p>Dover</text:p>
          </table:table-cell>
          <table:table-cell office:value-type="string">
            <text:p>Дувр</text:p>
          </table:table-cell>
          <table:table-cell office:value-type="string">
            <text:p>多佛尔</text:p>
          </table:table-cell>
          <table:table-cell/>
          <table:table-cell office:value-type="string">
            <text:p>دوفر</text:p>
          </table:table-cell>
          <table:table-cell office:value-type="string">
            <text:p>ডোভার</text:p>
          </table:table-cell>
          <table:table-cell office:value-type="string">
            <text:p>Ντόβερ</text:p>
          </table:table-cell>
          <table:table-cell office:value-type="string">
            <text:p>डोवर</text:p>
          </table:table-cell>
          <table:table-cell office:value-type="string">
            <text:p>Dover</text:p>
          </table:table-cell>
          <table:table-cell office:value-type="string">
            <text:p>Dover</text:p>
          </table:table-cell>
          <table:table-cell office:value-type="string">
            <text:p>Dover</text:p>
          </table:table-cell>
          <table:table-cell office:value-type="string">
            <text:p>ドーヴァー</text:p>
          </table:table-cell>
          <table:table-cell office:value-type="string">
            <text:p>도버</text:p>
          </table:table-cell>
          <table:table-cell office:value-type="string">
            <text:p>Dover</text:p>
          </table:table-cell>
          <table:table-cell office:value-type="string">
            <text:p>Dover</text:p>
          </table:table-cell>
          <table:table-cell office:value-type="string">
            <text:p>Dover</text:p>
          </table:table-cell>
          <table:table-cell office:value-type="string">
            <text:p>Dover</text:p>
          </table:table-cell>
          <table:table-cell office:value-type="string">
            <text:p>Dover</text:p>
          </table:table-cell>
          <table:table-cell office:value-type="float" office:value="1159135701"/>
          <table:table-cell office:value-type="string">
            <text:p>دوور</text:p>
          </table:table-cell>
          <table:table-cell office:value-type="string">
            <text:p>דובר</text:p>
          </table:table-cell>
          <table:table-cell office:value-type="string">
            <text:p>Дувр</text:p>
          </table:table-cell>
          <table:table-cell office:value-type="string">
            <text:p>ڈوور</text:p>
          </table:table-cell>
          <table:table-cell office:value-type="string">
            <text:p>多佛爾</text:p>
          </table:table-cell>
          <table:table-cell office:value-type="float" office:value="265104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6"/>
          <table:table-cell office:value-type="float" office:value="30"/>
          <table:table-cell office:value-type="float" office:value="5"/>
          <table:table-cell office:value-type="string">
            <text:p>Admin-0 region capital</text:p>
          </table:table-cell>
          <table:table-cell office:value-type="string">
            <text:p>Edinburgh</text:p>
          </table:table-cell>
          <table:table-cell/>
          <table:table-cell/>
          <table:table-cell office:value-type="string">
            <text:p>Edinburgh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Edinburgh</text:p>
          </table:table-cell>
          <table:table-cell office:value-type="string">
            <text:p>GB</text:p>
          </table:table-cell>
          <table:table-cell/>
          <table:table-cell office:value-type="float" office:value="55.9483279999999965"/>
          <table:table-cell office:value-type="float" office:value="-3.2190910000000001"/>
          <table:table-cell office:value-type="float" office:value="504966"/>
          <table:table-cell office:value-type="float" office:value="435791"/>
          <table:table-cell office:value-type="float" office:value="442794"/>
          <table:table-cell office:value-type="float" office:value="11"/>
          <table:table-cell office:value-type="float" office:value="10"/>
          <table:table-cell/>
          <table:table-cell office:value-type="string">
            <text:p>Edinburgh</text:p>
          </table:table-cell>
          <table:table-cell office:value-type="float" office:value="504966"/>
          <table:table-cell office:value-type="float" office:value="504966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175"/>
          <table:table-cell office:value-type="float" office:value="175"/>
          <table:table-cell office:value-type="float" office:value="68"/>
          <table:table-cell office:value-type="float" office:value="68"/>
          <table:table-cell office:value-type="float" office:value="194"/>
          <table:table-cell office:value-type="float" office:value="194"/>
          <table:table-cell office:value-type="float" office:value="121"/>
          <table:table-cell office:value-type="float" office:value="121"/>
          <table:table-cell office:value-type="float" office:value="-3.3583330000000000"/>
          <table:table-cell office:value-type="float" office:value="-3.3583330000000000"/>
          <table:table-cell office:value-type="float" office:value="-3.0083329999999999"/>
          <table:table-cell office:value-type="float" office:value="-3.0083329999999999"/>
          <table:table-cell office:value-type="float" office:value="55.8333330000000032"/>
          <table:table-cell office:value-type="float" office:value="55.8333330000000032"/>
          <table:table-cell office:value-type="float" office:value="55.9833330000000018"/>
          <table:table-cell office:value-type="float" office:value="55.9833330000000018"/>
          <table:table-cell office:value-type="float" office:value="-3.1808470000000000"/>
          <table:table-cell office:value-type="float" office:value="55.9223989999999986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.0999999999999996"/>
          <table:table-cell office:value-type="string">
            <text:p>Q23436</text:p>
          </table:table-cell>
          <table:table-cell office:value-type="float" office:value="101750629"/>
          <table:table-cell office:value-type="float" office:value="0"/>
          <table:table-cell office:value-type="string">
            <text:p>Edinburgh</text:p>
          </table:table-cell>
          <table:table-cell office:value-type="string">
            <text:p>Edinburgh</text:p>
          </table:table-cell>
          <table:table-cell office:value-type="string">
            <text:p>Edimburgo</text:p>
          </table:table-cell>
          <table:table-cell office:value-type="string">
            <text:p>Édimbourg</text:p>
          </table:table-cell>
          <table:table-cell office:value-type="string">
            <text:p>Edimburgo</text:p>
          </table:table-cell>
          <table:table-cell office:value-type="string">
            <text:p>Эдинбург</text:p>
          </table:table-cell>
          <table:table-cell office:value-type="string">
            <text:p>爱丁堡</text:p>
          </table:table-cell>
          <table:table-cell/>
          <table:table-cell office:value-type="string">
            <text:p>إدنبرة</text:p>
          </table:table-cell>
          <table:table-cell office:value-type="string">
            <text:p>এডিনবরা</text:p>
          </table:table-cell>
          <table:table-cell office:value-type="string">
            <text:p>Εδιμβούργο</text:p>
          </table:table-cell>
          <table:table-cell office:value-type="string">
            <text:p>एडिनबरा</text:p>
          </table:table-cell>
          <table:table-cell office:value-type="string">
            <text:p>Edinburgh</text:p>
          </table:table-cell>
          <table:table-cell office:value-type="string">
            <text:p>Edinburgh</text:p>
          </table:table-cell>
          <table:table-cell office:value-type="string">
            <text:p>Edimburgo</text:p>
          </table:table-cell>
          <table:table-cell office:value-type="string">
            <text:p>エディンバラ</text:p>
          </table:table-cell>
          <table:table-cell office:value-type="string">
            <text:p>에든버러</text:p>
          </table:table-cell>
          <table:table-cell office:value-type="string">
            <text:p>Edinburgh</text:p>
          </table:table-cell>
          <table:table-cell office:value-type="string">
            <text:p>Edynburg</text:p>
          </table:table-cell>
          <table:table-cell office:value-type="string">
            <text:p>Edinburgh</text:p>
          </table:table-cell>
          <table:table-cell office:value-type="string">
            <text:p>Edinburgh</text:p>
          </table:table-cell>
          <table:table-cell office:value-type="string">
            <text:p>Edinburgh</text:p>
          </table:table-cell>
          <table:table-cell office:value-type="float" office:value="1159146365"/>
          <table:table-cell office:value-type="string">
            <text:p>ادینبرو</text:p>
          </table:table-cell>
          <table:table-cell office:value-type="string">
            <text:p>אדינבורו</text:p>
          </table:table-cell>
          <table:table-cell office:value-type="string">
            <text:p>Единбург</text:p>
          </table:table-cell>
          <table:table-cell office:value-type="string">
            <text:p>ایڈنبرگ</text:p>
          </table:table-cell>
          <table:table-cell office:value-type="string">
            <text:p>愛丁堡</text:p>
          </table:table-cell>
          <table:table-cell office:value-type="float" office:value="265022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6"/>
          <table:table-cell office:value-type="float" office:value="3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Newcastle</text:p>
          </table:table-cell>
          <table:table-cell/>
          <table:table-cell office:value-type="string">
            <text:p>Newcastle upon Tyne</text:p>
          </table:table-cell>
          <table:table-cell office:value-type="string">
            <text:p>Newcastle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1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Tyne and Wear</text:p>
          </table:table-cell>
          <table:table-cell office:value-type="string">
            <text:p>GB</text:p>
          </table:table-cell>
          <table:table-cell/>
          <table:table-cell office:value-type="float" office:value="55.0023210000000020"/>
          <table:table-cell office:value-type="float" office:value="-1.6019360000000000"/>
          <table:table-cell office:value-type="float" office:value="882000"/>
          <table:table-cell office:value-type="float" office:value="192382"/>
          <table:table-cell office:value-type="float" office:value="660783"/>
          <table:table-cell office:value-type="float" office:value="11"/>
          <table:table-cell office:value-type="float" office:value="9"/>
          <table:table-cell office:value-type="string">
            <text:p>Newcastle upon Tyne</text:p>
          </table:table-cell>
          <table:table-cell office:value-type="string">
            <text:p>Newcastle</text:p>
          </table:table-cell>
          <table:table-cell office:value-type="float" office:value="717948"/>
          <table:table-cell office:value-type="float" office:value="1134616"/>
          <table:table-cell office:value-type="float" office:value="273848"/>
          <table:table-cell office:value-type="float" office:value="273848"/>
          <table:table-cell office:value-type="float" office:value="0"/>
          <table:table-cell office:value-type="float" office:value="100"/>
          <table:table-cell office:value-type="float" office:value="179"/>
          <table:table-cell office:value-type="float" office:value="479"/>
          <table:table-cell office:value-type="float" office:value="69"/>
          <table:table-cell office:value-type="float" office:value="185"/>
          <table:table-cell office:value-type="float" office:value="188"/>
          <table:table-cell office:value-type="float" office:value="374"/>
          <table:table-cell office:value-type="float" office:value="117"/>
          <table:table-cell office:value-type="float" office:value="233"/>
          <table:table-cell office:value-type="float" office:value="-1.8000000000000000"/>
          <table:table-cell office:value-type="float" office:value="151.5666669999999954"/>
          <table:table-cell office:value-type="float" office:value="-1.4512490000000000"/>
          <table:table-cell office:value-type="float" office:value="151.7916669999999897"/>
          <table:table-cell office:value-type="float" office:value="-33.0416669999999968"/>
          <table:table-cell office:value-type="float" office:value="54.8416670000000011"/>
          <table:table-cell office:value-type="float" office:value="-32.8666669999999996"/>
          <table:table-cell office:value-type="float" office:value="55.1083330000000018"/>
          <table:table-cell office:value-type="float" office:value="75.0487490000000008"/>
          <table:table-cell office:value-type="float" office:value="11.0071069999999995"/>
          <table:table-cell office:value-type="string">
            <text:p>Europe/London</text:p>
          </table:table-cell>
          <table:table-cell office:value-type="float" office:value="521"/>
          <table:table-cell office:value-type="float" office:value="909"/>
          <table:table-cell office:value-type="float" office:value="921"/>
          <table:table-cell office:value-type="float" office:value="934"/>
          <table:table-cell office:value-type="float" office:value="913"/>
          <table:table-cell office:value-type="float" office:value="886"/>
          <table:table-cell office:value-type="float" office:value="838"/>
          <table:table-cell office:value-type="float" office:value="790"/>
          <table:table-cell office:value-type="float" office:value="825"/>
          <table:table-cell office:value-type="float" office:value="877"/>
          <table:table-cell office:value-type="float" office:value="883"/>
          <table:table-cell office:value-type="float" office:value="880"/>
          <table:table-cell office:value-type="float" office:value="880"/>
          <table:table-cell office:value-type="float" office:value="882"/>
          <table:table-cell office:value-type="float" office:value="887"/>
          <table:table-cell office:value-type="float" office:value="898"/>
          <table:table-cell office:value-type="float" office:value="908"/>
          <table:table-cell office:value-type="float" office:value="918"/>
          <table:table-cell office:value-type="float" office:value="5.0999999999999996"/>
          <table:table-cell office:value-type="string">
            <text:p>Q1425428</text:p>
          </table:table-cell>
          <table:table-cell office:value-type="float" office:value="101750617"/>
          <table:table-cell office:value-type="float" office:value="0"/>
          <table:table-cell office:value-type="string">
            <text:p>Newcastle upon Tyne</text:p>
          </table:table-cell>
          <table:table-cell office:value-type="string">
            <text:p>Newcastle upon Tyne</text:p>
          </table:table-cell>
          <table:table-cell office:value-type="string">
            <text:p>Newcastle upon Tyne</text:p>
          </table:table-cell>
          <table:table-cell office:value-type="string">
            <text:p>Newcastle upon Tyne</text:p>
          </table:table-cell>
          <table:table-cell office:value-type="string">
            <text:p>Newcastle upon Tyne</text:p>
          </table:table-cell>
          <table:table-cell office:value-type="string">
            <text:p>Ньюкасл-апон-Тайн</text:p>
          </table:table-cell>
          <table:table-cell office:value-type="string">
            <text:p>泰恩河畔纽卡斯尔</text:p>
          </table:table-cell>
          <table:table-cell/>
          <table:table-cell office:value-type="string">
            <text:p>نيوكاسل أبون تاين</text:p>
          </table:table-cell>
          <table:table-cell office:value-type="string">
            <text:p>নিউক্যাসল আপন টাইন</text:p>
          </table:table-cell>
          <table:table-cell office:value-type="string">
            <text:p>Νιούκασλ</text:p>
          </table:table-cell>
          <table:table-cell office:value-type="string">
            <text:p>न्यूकैसल अपॉन टाइन नोड</text:p>
          </table:table-cell>
          <table:table-cell office:value-type="string">
            <text:p>Newcastle upon Tyne</text:p>
          </table:table-cell>
          <table:table-cell office:value-type="string">
            <text:p>Newcastle upon Tyne</text:p>
          </table:table-cell>
          <table:table-cell office:value-type="string">
            <text:p>Newcastle upon Tyne</text:p>
          </table:table-cell>
          <table:table-cell office:value-type="string">
            <text:p>ニューカッスル・アポン・タイン</text:p>
          </table:table-cell>
          <table:table-cell office:value-type="string">
            <text:p>뉴캐슬어폰타인</text:p>
          </table:table-cell>
          <table:table-cell office:value-type="string">
            <text:p>Newcastle upon Tyne</text:p>
          </table:table-cell>
          <table:table-cell office:value-type="string">
            <text:p>Newcastle upon Tyne</text:p>
          </table:table-cell>
          <table:table-cell office:value-type="string">
            <text:p>Newcastle upon Tyne</text:p>
          </table:table-cell>
          <table:table-cell office:value-type="string">
            <text:p>Newcastle upon Tyne</text:p>
          </table:table-cell>
          <table:table-cell office:value-type="string">
            <text:p>Newcastle trên sông Tyne</text:p>
          </table:table-cell>
          <table:table-cell office:value-type="float" office:value="1159146367"/>
          <table:table-cell office:value-type="string">
            <text:p>نیوکاسل آپون تاین</text:p>
          </table:table-cell>
          <table:table-cell office:value-type="string">
            <text:p>ניוקאסל</text:p>
          </table:table-cell>
          <table:table-cell office:value-type="string">
            <text:p>Ньюкасл-апон-Тайн</text:p>
          </table:table-cell>
          <table:table-cell office:value-type="string">
            <text:p>نیوکیسل اپون ٹائین</text:p>
          </table:table-cell>
          <table:table-cell office:value-type="string">
            <text:p>泰恩河畔紐卡素</text:p>
          </table:table-cell>
          <table:table-cell office:value-type="float" office:value="264167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6"/>
          <table:table-cell office:value-type="float" office:value="3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Liverpool</text:p>
          </table:table-cell>
          <table:table-cell/>
          <table:table-cell/>
          <table:table-cell office:value-type="string">
            <text:p>Liverpool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1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Merseyside</text:p>
          </table:table-cell>
          <table:table-cell office:value-type="string">
            <text:p>GB</text:p>
          </table:table-cell>
          <table:table-cell/>
          <table:table-cell office:value-type="float" office:value="53.4179480000000027"/>
          <table:table-cell office:value-type="float" office:value="-2.9199440000000001"/>
          <table:table-cell office:value-type="float" office:value="811000"/>
          <table:table-cell office:value-type="float" office:value="468945"/>
          <table:table-cell office:value-type="float" office:value="4331"/>
          <table:table-cell office:value-type="float" office:value="11"/>
          <table:table-cell office:value-type="float" office:value="10"/>
          <table:table-cell office:value-type="string">
            <text:p>Liverpool</text:p>
          </table:table-cell>
          <table:table-cell office:value-type="string">
            <text:p>Liverpool2</text:p>
          </table:table-cell>
          <table:table-cell office:value-type="float" office:value="1300960"/>
          <table:table-cell office:value-type="float" office:value="13055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535"/>
          <table:table-cell office:value-type="float" office:value="542"/>
          <table:table-cell office:value-type="float" office:value="206"/>
          <table:table-cell office:value-type="float" office:value="209"/>
          <table:table-cell office:value-type="float" office:value="392"/>
          <table:table-cell office:value-type="float" office:value="404"/>
          <table:table-cell office:value-type="float" office:value="244"/>
          <table:table-cell office:value-type="float" office:value="251"/>
          <table:table-cell office:value-type="float" office:value="-3.0583330000000002"/>
          <table:table-cell office:value-type="float" office:value="-3.0583330000000002"/>
          <table:table-cell office:value-type="float" office:value="-2.5673780000000002"/>
          <table:table-cell office:value-type="float" office:value="-2.5673780000000002"/>
          <table:table-cell office:value-type="float" office:value="53.2666669999999982"/>
          <table:table-cell office:value-type="float" office:value="53.3056139999999985"/>
          <table:table-cell office:value-type="float" office:value="53.6000000000000014"/>
          <table:table-cell office:value-type="float" office:value="53.6000000000000014"/>
          <table:table-cell office:value-type="float" office:value="-2.7815690000000002"/>
          <table:table-cell office:value-type="float" office:value="53.4432729999999978"/>
          <table:table-cell office:value-type="string">
            <text:p>Europe/London</text:p>
          </table:table-cell>
          <table:table-cell office:value-type="float" office:value="518"/>
          <table:table-cell office:value-type="float" office:value="1382"/>
          <table:table-cell office:value-type="float" office:value="1383"/>
          <table:table-cell office:value-type="float" office:value="1384"/>
          <table:table-cell office:value-type="float" office:value="1334"/>
          <table:table-cell office:value-type="float" office:value="1276"/>
          <table:table-cell office:value-type="float" office:value="1018"/>
          <table:table-cell office:value-type="float" office:value="784"/>
          <table:table-cell office:value-type="float" office:value="788"/>
          <table:table-cell office:value-type="float" office:value="831"/>
          <table:table-cell office:value-type="float" office:value="829"/>
          <table:table-cell office:value-type="float" office:value="818"/>
          <table:table-cell office:value-type="float" office:value="811"/>
          <table:table-cell office:value-type="float" office:value="811"/>
          <table:table-cell office:value-type="float" office:value="815"/>
          <table:table-cell office:value-type="float" office:value="825"/>
          <table:table-cell office:value-type="float" office:value="836"/>
          <table:table-cell office:value-type="float" office:value="845"/>
          <table:table-cell office:value-type="float" office:value="6.0000000000000000"/>
          <table:table-cell office:value-type="string">
            <text:p>Q24826</text:p>
          </table:table-cell>
          <table:table-cell office:value-type="float" office:value="101750547"/>
          <table:table-cell office:value-type="float" office:value="0"/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string">
            <text:p>Ливерпуль</text:p>
          </table:table-cell>
          <table:table-cell office:value-type="string">
            <text:p>利物浦</text:p>
          </table:table-cell>
          <table:table-cell/>
          <table:table-cell office:value-type="string">
            <text:p>ليفربول</text:p>
          </table:table-cell>
          <table:table-cell office:value-type="string">
            <text:p>লিভারপুল</text:p>
          </table:table-cell>
          <table:table-cell office:value-type="string">
            <text:p>Λίβερπουλ</text:p>
          </table:table-cell>
          <table:table-cell office:value-type="string">
            <text:p>लिवरपूल</text:p>
          </table:table-cell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string">
            <text:p>リヴァプール</text:p>
          </table:table-cell>
          <table:table-cell office:value-type="string">
            <text:p>리버풀</text:p>
          </table:table-cell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string">
            <text:p>Liverpool</text:p>
          </table:table-cell>
          <table:table-cell office:value-type="float" office:value="1159146371"/>
          <table:table-cell office:value-type="string">
            <text:p>لیورپول</text:p>
          </table:table-cell>
          <table:table-cell office:value-type="string">
            <text:p>ליברפול</text:p>
          </table:table-cell>
          <table:table-cell office:value-type="string">
            <text:p>Ліверпуль</text:p>
          </table:table-cell>
          <table:table-cell office:value-type="string">
            <text:p>لیورپول</text:p>
          </table:table-cell>
          <table:table-cell office:value-type="string">
            <text:p>利物浦</text:p>
          </table:table-cell>
          <table:table-cell office:value-type="float" office:value="264421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6"/>
          <table:table-cell office:value-type="float" office:value="30"/>
          <table:table-cell office:value-type="float" office:value="5"/>
          <table:table-cell office:value-type="string">
            <text:p>Admin-0 region capital</text:p>
          </table:table-cell>
          <table:table-cell office:value-type="string">
            <text:p>Cardiff</text:p>
          </table:table-cell>
          <table:table-cell/>
          <table:table-cell/>
          <table:table-cell office:value-type="string">
            <text:p>Cardiff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Cardiff</text:p>
          </table:table-cell>
          <table:table-cell office:value-type="string">
            <text:p>GB</text:p>
          </table:table-cell>
          <table:table-cell/>
          <table:table-cell office:value-type="float" office:value="51.4999949999999984"/>
          <table:table-cell office:value-type="float" office:value="-3.2250079999999999"/>
          <table:table-cell office:value-type="float" office:value="861400"/>
          <table:table-cell office:value-type="float" office:value="346100"/>
          <table:table-cell office:value-type="float" office:value="458831"/>
          <table:table-cell office:value-type="float" office:value="11"/>
          <table:table-cell office:value-type="float" office:value="10"/>
          <table:table-cell/>
          <table:table-cell office:value-type="string">
            <text:p>Cardiff</text:p>
          </table:table-cell>
          <table:table-cell office:value-type="float" office:value="527695"/>
          <table:table-cell office:value-type="float" office:value="528178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289"/>
          <table:table-cell office:value-type="float" office:value="290"/>
          <table:table-cell office:value-type="float" office:value="111"/>
          <table:table-cell office:value-type="float" office:value="112"/>
          <table:table-cell office:value-type="float" office:value="375"/>
          <table:table-cell office:value-type="float" office:value="381"/>
          <table:table-cell office:value-type="float" office:value="233"/>
          <table:table-cell office:value-type="float" office:value="237"/>
          <table:table-cell office:value-type="float" office:value="-3.5750000000000002"/>
          <table:table-cell office:value-type="float" office:value="-3.5558410000000000"/>
          <table:table-cell office:value-type="float" office:value="-3.0583330000000002"/>
          <table:table-cell office:value-type="float" office:value="-3.0583330000000002"/>
          <table:table-cell office:value-type="float" office:value="51.4166669999999968"/>
          <table:table-cell office:value-type="float" office:value="51.4166669999999968"/>
          <table:table-cell office:value-type="float" office:value="51.7583330000000004"/>
          <table:table-cell office:value-type="float" office:value="51.7583330000000004"/>
          <table:table-cell office:value-type="float" office:value="-3.3070349999999999"/>
          <table:table-cell office:value-type="float" office:value="51.5719720000000024"/>
          <table:table-cell office:value-type="string">
            <text:p>Australia/Sydney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.0999999999999996"/>
          <table:table-cell office:value-type="string">
            <text:p>Q10690</text:p>
          </table:table-cell>
          <table:table-cell office:value-type="float" office:value="101929817"/>
          <table:table-cell office:value-type="float" office:value="0"/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string">
            <text:p>Кардифф</text:p>
          </table:table-cell>
          <table:table-cell office:value-type="string">
            <text:p>加地夫</text:p>
          </table:table-cell>
          <table:table-cell/>
          <table:table-cell office:value-type="string">
            <text:p>كارديف</text:p>
          </table:table-cell>
          <table:table-cell office:value-type="string">
            <text:p>কার্ডিফ</text:p>
          </table:table-cell>
          <table:table-cell office:value-type="string">
            <text:p>Κάρντιφ</text:p>
          </table:table-cell>
          <table:table-cell office:value-type="string">
            <text:p>कार्डिफ़</text:p>
          </table:table-cell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string">
            <text:p>カーディフ</text:p>
          </table:table-cell>
          <table:table-cell office:value-type="string">
            <text:p>카디프</text:p>
          </table:table-cell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string">
            <text:p>Cardiff</text:p>
          </table:table-cell>
          <table:table-cell office:value-type="float" office:value="1159146373"/>
          <table:table-cell office:value-type="string">
            <text:p>کاردیف</text:p>
          </table:table-cell>
          <table:table-cell office:value-type="string">
            <text:p>קארדיף</text:p>
          </table:table-cell>
          <table:table-cell office:value-type="string">
            <text:p>Кардіфф</text:p>
          </table:table-cell>
          <table:table-cell office:value-type="string">
            <text:p>کارڈف</text:p>
          </table:table-cell>
          <table:table-cell office:value-type="string">
            <text:p>卡地夫</text:p>
          </table:table-cell>
          <table:table-cell office:value-type="float" office:value="217234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6"/>
          <table:table-cell office:value-type="float" office:value="3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Wick</text:p>
          </table:table-cell>
          <table:table-cell/>
          <table:table-cell/>
          <table:table-cell office:value-type="string">
            <text:p>Wick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Highland</text:p>
          </table:table-cell>
          <table:table-cell office:value-type="string">
            <text:p>GB</text:p>
          </table:table-cell>
          <table:table-cell/>
          <table:table-cell office:value-type="float" office:value="58.4332929999999990"/>
          <table:table-cell office:value-type="float" office:value="-3.0833629999999999"/>
          <table:table-cell office:value-type="float" office:value="7147"/>
          <table:table-cell office:value-type="float" office:value="7147"/>
          <table:table-cell office:value-type="float" office:value="0"/>
          <table:table-cell office:value-type="float" office:value="5"/>
          <table:table-cell office:value-type="float" office:value="5"/>
          <table:table-cell/>
          <table:table-cell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float" office:value="0.0000000000000000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000000000000000"/>
          <table:table-cell office:value-type="string">
            <text:p>Q1012502</text:p>
          </table:table-cell>
          <table:table-cell office:value-type="float" office:value="101873675"/>
          <table:table-cell office:value-type="float" office:value="0"/>
          <table:table-cell office:value-type="string">
            <text:p>Wick</text:p>
          </table:table-cell>
          <table:table-cell office:value-type="string">
            <text:p>Wick</text:p>
          </table:table-cell>
          <table:table-cell office:value-type="string">
            <text:p>Wick</text:p>
          </table:table-cell>
          <table:table-cell office:value-type="string">
            <text:p>Wick</text:p>
          </table:table-cell>
          <table:table-cell office:value-type="string">
            <text:p>Wick</text:p>
          </table:table-cell>
          <table:table-cell office:value-type="string">
            <text:p>Уик</text:p>
          </table:table-cell>
          <table:table-cell office:value-type="string">
            <text:p>威克</text:p>
          </table:table-cell>
          <table:table-cell/>
          <table:table-cell office:value-type="string">
            <text:p>ويك</text:p>
          </table:table-cell>
          <table:table-cell office:value-type="string">
            <text:p>উইক</text:p>
          </table:table-cell>
          <table:table-cell office:value-type="string">
            <text:p>Γουίκ</text:p>
          </table:table-cell>
          <table:table-cell office:value-type="string">
            <text:p>विक</text:p>
          </table:table-cell>
          <table:table-cell office:value-type="string">
            <text:p>Wick</text:p>
          </table:table-cell>
          <table:table-cell office:value-type="string">
            <text:p>Wick</text:p>
          </table:table-cell>
          <table:table-cell office:value-type="string">
            <text:p>Wick</text:p>
          </table:table-cell>
          <table:table-cell office:value-type="string">
            <text:p>ウィック</text:p>
          </table:table-cell>
          <table:table-cell office:value-type="string">
            <text:p>윅</text:p>
          </table:table-cell>
          <table:table-cell office:value-type="string">
            <text:p>Wick</text:p>
          </table:table-cell>
          <table:table-cell office:value-type="string">
            <text:p>Invernes</text:p>
          </table:table-cell>
          <table:table-cell office:value-type="string">
            <text:p>Wick</text:p>
          </table:table-cell>
          <table:table-cell office:value-type="string">
            <text:p>Wick</text:p>
          </table:table-cell>
          <table:table-cell office:value-type="string">
            <text:p>Wick</text:p>
          </table:table-cell>
          <table:table-cell office:value-type="float" office:value="1159146383"/>
          <table:table-cell office:value-type="string">
            <text:p>ویک</text:p>
          </table:table-cell>
          <table:table-cell office:value-type="string">
            <text:p>וויק</text:p>
          </table:table-cell>
          <table:table-cell office:value-type="string">
            <text:p>Вік</text:p>
          </table:table-cell>
          <table:table-cell office:value-type="string">
            <text:p>وک</text:p>
          </table:table-cell>
          <table:table-cell office:value-type="string">
            <text:p>威克</text:p>
          </table:table-cell>
          <table:table-cell office:value-type="float" office:value="263398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6"/>
          <table:table-cell office:value-type="float" office:value="3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Leeds</text:p>
          </table:table-cell>
          <table:table-cell/>
          <table:table-cell office:value-type="string">
            <text:p>West Yorkshire</text:p>
          </table:table-cell>
          <table:table-cell office:value-type="string">
            <text:p>Leeds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1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West Yorkshire</text:p>
          </table:table-cell>
          <table:table-cell office:value-type="string">
            <text:p>GB</text:p>
          </table:table-cell>
          <table:table-cell/>
          <table:table-cell office:value-type="float" office:value="53.8319529999999986"/>
          <table:table-cell office:value-type="float" office:value="-1.5819630000000000"/>
          <table:table-cell office:value-type="float" office:value="1529000"/>
          <table:table-cell office:value-type="float" office:value="455123"/>
          <table:table-cell office:value-type="float" office:value="770655"/>
          <table:table-cell office:value-type="float" office:value="12"/>
          <table:table-cell office:value-type="float" office:value="10"/>
          <table:table-cell office:value-type="string">
            <text:p>West Yorkshire</text:p>
          </table:table-cell>
          <table:table-cell office:value-type="string">
            <text:p>Leeds</text:p>
          </table:table-cell>
          <table:table-cell office:value-type="float" office:value="81032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10"/>
          <table:table-cell office:value-type="float" office:value="293"/>
          <table:table-cell office:value-type="float" office:value="293"/>
          <table:table-cell office:value-type="float" office:value="113"/>
          <table:table-cell office:value-type="float" office:value="113"/>
          <table:table-cell office:value-type="float" office:value="231"/>
          <table:table-cell office:value-type="float" office:value="231"/>
          <table:table-cell office:value-type="float" office:value="143"/>
          <table:table-cell office:value-type="float" office:value="143"/>
          <table:table-cell office:value-type="float" office:value="-1.6755850000000001"/>
          <table:table-cell office:value-type="float" office:value="-1.6755850000000001"/>
          <table:table-cell office:value-type="float" office:value="-1.4250000000000000"/>
          <table:table-cell office:value-type="float" office:value="-1.4250000000000000"/>
          <table:table-cell office:value-type="float" office:value="53.6166669999999996"/>
          <table:table-cell office:value-type="float" office:value="53.6166669999999996"/>
          <table:table-cell office:value-type="float" office:value="53.8833330000000004"/>
          <table:table-cell office:value-type="float" office:value="53.8833330000000004"/>
          <table:table-cell office:value-type="float" office:value="-1.5510240000000000"/>
          <table:table-cell office:value-type="float" office:value="53.7605239999999966"/>
          <table:table-cell office:value-type="string">
            <text:p>Europe/London</text:p>
          </table:table-cell>
          <table:table-cell office:value-type="float" office:value="522"/>
          <table:table-cell office:value-type="float" office:value="1692"/>
          <table:table-cell office:value-type="float" office:value="1697"/>
          <table:table-cell office:value-type="float" office:value="1703"/>
          <table:table-cell office:value-type="float" office:value="1714"/>
          <table:table-cell office:value-type="float" office:value="1726"/>
          <table:table-cell office:value-type="float" office:value="1618"/>
          <table:table-cell office:value-type="float" office:value="1496"/>
          <table:table-cell office:value-type="float" office:value="1465"/>
          <table:table-cell office:value-type="float" office:value="1449"/>
          <table:table-cell office:value-type="float" office:value="1468"/>
          <table:table-cell office:value-type="float" office:value="1495"/>
          <table:table-cell office:value-type="float" office:value="1521"/>
          <table:table-cell office:value-type="float" office:value="1529"/>
          <table:table-cell office:value-type="float" office:value="1539"/>
          <table:table-cell office:value-type="float" office:value="1552"/>
          <table:table-cell office:value-type="float" office:value="1565"/>
          <table:table-cell office:value-type="float" office:value="1575"/>
          <table:table-cell office:value-type="float" office:value="5.5999999999999996"/>
          <table:table-cell office:value-type="string">
            <text:p>Q39121</text:p>
          </table:table-cell>
          <table:table-cell office:value-type="float" office:value="101750579"/>
          <table:table-cell office:value-type="float" office:value="0"/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string">
            <text:p>Лидс</text:p>
          </table:table-cell>
          <table:table-cell office:value-type="string">
            <text:p>利兹</text:p>
          </table:table-cell>
          <table:table-cell/>
          <table:table-cell office:value-type="string">
            <text:p>ليدز</text:p>
          </table:table-cell>
          <table:table-cell office:value-type="string">
            <text:p>লিডস</text:p>
          </table:table-cell>
          <table:table-cell office:value-type="string">
            <text:p>Ληντς</text:p>
          </table:table-cell>
          <table:table-cell office:value-type="string">
            <text:p>लीड्स</text:p>
          </table:table-cell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string">
            <text:p>リーズ</text:p>
          </table:table-cell>
          <table:table-cell office:value-type="string">
            <text:p>리즈</text:p>
          </table:table-cell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string">
            <text:p>Leeds</text:p>
          </table:table-cell>
          <table:table-cell office:value-type="float" office:value="1159146385"/>
          <table:table-cell office:value-type="string">
            <text:p>لیدز</text:p>
          </table:table-cell>
          <table:table-cell office:value-type="string">
            <text:p>לידס</text:p>
          </table:table-cell>
          <table:table-cell office:value-type="string">
            <text:p>Лідс</text:p>
          </table:table-cell>
          <table:table-cell office:value-type="string">
            <text:p>لیڈز</text:p>
          </table:table-cell>
          <table:table-cell office:value-type="string">
            <text:p>里茲</text:p>
          </table:table-cell>
          <table:table-cell office:value-type="float" office:value="264468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6"/>
          <table:table-cell office:value-type="float" office:value="3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Lerwick</text:p>
          </table:table-cell>
          <table:table-cell/>
          <table:table-cell/>
          <table:table-cell office:value-type="string">
            <text:p>Lerwick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Aberdeen</text:p>
          </table:table-cell>
          <table:table-cell office:value-type="string">
            <text:p>GB</text:p>
          </table:table-cell>
          <table:table-cell/>
          <table:table-cell office:value-type="float" office:value="60.1500350000000026"/>
          <table:table-cell office:value-type="float" office:value="-1.1499919999999999"/>
          <table:table-cell office:value-type="float" office:value="6594"/>
          <table:table-cell office:value-type="float" office:value="4614"/>
          <table:table-cell office:value-type="float" office:value="4366"/>
          <table:table-cell office:value-type="float" office:value="5"/>
          <table:table-cell office:value-type="float" office:value="4"/>
          <table:table-cell/>
          <table:table-cell office:value-type="string">
            <text:p>Lerwick</text:p>
          </table:table-cell>
          <table:table-cell office:value-type="float" office:value="4614"/>
          <table:table-cell office:value-type="float" office:value="4614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6"/>
          <table:table-cell office:value-type="float" office:value="6"/>
          <table:table-cell office:value-type="float" office:value="2"/>
          <table:table-cell office:value-type="float" office:value="2"/>
          <table:table-cell office:value-type="float" office:value="19"/>
          <table:table-cell office:value-type="float" office:value="19"/>
          <table:table-cell office:value-type="float" office:value="12"/>
          <table:table-cell office:value-type="float" office:value="12"/>
          <table:table-cell office:value-type="float" office:value="-1.1916670000000000"/>
          <table:table-cell office:value-type="float" office:value="-1.1916670000000000"/>
          <table:table-cell office:value-type="float" office:value="-1.1333329999999999"/>
          <table:table-cell office:value-type="float" office:value="-1.1333329999999999"/>
          <table:table-cell office:value-type="float" office:value="60.1416669999999982"/>
          <table:table-cell office:value-type="float" office:value="60.1416669999999982"/>
          <table:table-cell office:value-type="float" office:value="60.1749999999999972"/>
          <table:table-cell office:value-type="float" office:value="60.1749999999999972"/>
          <table:table-cell office:value-type="float" office:value="-1.1613100000000001"/>
          <table:table-cell office:value-type="float" office:value="60.1553570000000022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6.0000000000000000"/>
          <table:table-cell office:value-type="string">
            <text:p>Q213485</text:p>
          </table:table-cell>
          <table:table-cell office:value-type="float" office:value="101874215"/>
          <table:table-cell office:value-type="float" office:value="0"/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string">
            <text:p>Леруик</text:p>
          </table:table-cell>
          <table:table-cell office:value-type="string">
            <text:p>勒威克</text:p>
          </table:table-cell>
          <table:table-cell/>
          <table:table-cell office:value-type="string">
            <text:p>ليرويك</text:p>
          </table:table-cell>
          <table:table-cell office:value-type="string">
            <text:p>লারওয়িক</text:p>
          </table:table-cell>
          <table:table-cell office:value-type="string">
            <text:p>Λέργουικ</text:p>
          </table:table-cell>
          <table:table-cell office:value-type="string">
            <text:p>लर्विक</text:p>
          </table:table-cell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string">
            <text:p>ラーウィック</text:p>
          </table:table-cell>
          <table:table-cell office:value-type="string">
            <text:p>러윅</text:p>
          </table:table-cell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string">
            <text:p>Lerwick</text:p>
          </table:table-cell>
          <table:table-cell office:value-type="float" office:value="1159147847"/>
          <table:table-cell office:value-type="string">
            <text:p>لرویک</text:p>
          </table:table-cell>
          <table:table-cell office:value-type="string">
            <text:p>לרוויק</text:p>
          </table:table-cell>
          <table:table-cell office:value-type="string">
            <text:p>Лервік</text:p>
          </table:table-cell>
          <table:table-cell office:value-type="string">
            <text:p>لیرویک</text:p>
          </table:table-cell>
          <table:table-cell office:value-type="string">
            <text:p>勒域克</text:p>
          </table:table-cell>
          <table:table-cell office:value-type="float" office:value="264460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4"/>
          <table:table-cell office:value-type="float" office:value="5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Manchester</text:p>
          </table:table-cell>
          <table:table-cell/>
          <table:table-cell/>
          <table:table-cell office:value-type="string">
            <text:p>Manchester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1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Manchester</text:p>
          </table:table-cell>
          <table:table-cell office:value-type="string">
            <text:p>GB</text:p>
          </table:table-cell>
          <table:table-cell/>
          <table:table-cell office:value-type="float" office:value="53.5023610000000005"/>
          <table:table-cell office:value-type="float" office:value="-2.2499330000000000"/>
          <table:table-cell office:value-type="float" office:value="2230000"/>
          <table:table-cell office:value-type="float" office:value="395515"/>
          <table:table-cell office:value-type="float" office:value="142301"/>
          <table:table-cell office:value-type="float" office:value="12"/>
          <table:table-cell office:value-type="float" office:value="10"/>
          <table:table-cell office:value-type="string">
            <text:p>Manchester</text:p>
          </table:table-cell>
          <table:table-cell office:value-type="string">
            <text:p>Manchester2</text:p>
          </table:table-cell>
          <table:table-cell office:value-type="float" office:value="2583902"/>
          <table:table-cell office:value-type="float" office:value="258390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20"/>
          <table:table-cell office:value-type="float" office:value="1052"/>
          <table:table-cell office:value-type="float" office:value="1052"/>
          <table:table-cell office:value-type="float" office:value="406"/>
          <table:table-cell office:value-type="float" office:value="406"/>
          <table:table-cell office:value-type="float" office:value="763"/>
          <table:table-cell office:value-type="float" office:value="763"/>
          <table:table-cell office:value-type="float" office:value="474"/>
          <table:table-cell office:value-type="float" office:value="474"/>
          <table:table-cell office:value-type="float" office:value="-2.6000000000000001"/>
          <table:table-cell office:value-type="float" office:value="-2.6000000000000001"/>
          <table:table-cell office:value-type="float" office:value="-2.0083329999999999"/>
          <table:table-cell office:value-type="float" office:value="-2.0083329999999999"/>
          <table:table-cell office:value-type="float" office:value="53.2833329999999989"/>
          <table:table-cell office:value-type="float" office:value="53.2833329999999989"/>
          <table:table-cell office:value-type="float" office:value="53.8083329999999975"/>
          <table:table-cell office:value-type="float" office:value="53.8083329999999975"/>
          <table:table-cell office:value-type="float" office:value="-2.2946010000000001"/>
          <table:table-cell office:value-type="float" office:value="53.5182390000000012"/>
          <table:table-cell office:value-type="string">
            <text:p>Europe/London</text:p>
          </table:table-cell>
          <table:table-cell office:value-type="float" office:value="520"/>
          <table:table-cell office:value-type="float" office:value="2422"/>
          <table:table-cell office:value-type="float" office:value="2425"/>
          <table:table-cell office:value-type="float" office:value="2427"/>
          <table:table-cell office:value-type="float" office:value="2413"/>
          <table:table-cell office:value-type="float" office:value="2396"/>
          <table:table-cell office:value-type="float" office:value="2370"/>
          <table:table-cell office:value-type="float" office:value="2343"/>
          <table:table-cell office:value-type="float" office:value="2313"/>
          <table:table-cell office:value-type="float" office:value="2282"/>
          <table:table-cell office:value-type="float" office:value="2262"/>
          <table:table-cell office:value-type="float" office:value="2243"/>
          <table:table-cell office:value-type="float" office:value="2230"/>
          <table:table-cell office:value-type="float" office:value="2230"/>
          <table:table-cell office:value-type="float" office:value="2235"/>
          <table:table-cell office:value-type="float" office:value="2246"/>
          <table:table-cell office:value-type="float" office:value="2258"/>
          <table:table-cell office:value-type="float" office:value="2267"/>
          <table:table-cell office:value-type="float" office:value="5.0000000000000000"/>
          <table:table-cell office:value-type="string">
            <text:p>Q18125</text:p>
          </table:table-cell>
          <table:table-cell office:value-type="float" office:value="101750525"/>
          <table:table-cell office:value-type="float" office:value="0"/>
          <table:table-cell office:value-type="string">
            <text:p>Manchester</text:p>
          </table:table-cell>
          <table:table-cell office:value-type="string">
            <text:p>Manchester</text:p>
          </table:table-cell>
          <table:table-cell office:value-type="string">
            <text:p>Mánchester</text:p>
          </table:table-cell>
          <table:table-cell office:value-type="string">
            <text:p>Manchester</text:p>
          </table:table-cell>
          <table:table-cell office:value-type="string">
            <text:p>Manchester</text:p>
          </table:table-cell>
          <table:table-cell office:value-type="string">
            <text:p>Манчестер</text:p>
          </table:table-cell>
          <table:table-cell office:value-type="string">
            <text:p>曼彻斯特</text:p>
          </table:table-cell>
          <table:table-cell/>
          <table:table-cell office:value-type="string">
            <text:p>مانشستر</text:p>
          </table:table-cell>
          <table:table-cell office:value-type="string">
            <text:p>ম্যানচেস্টার</text:p>
          </table:table-cell>
          <table:table-cell office:value-type="string">
            <text:p>Μάντσεστερ</text:p>
          </table:table-cell>
          <table:table-cell office:value-type="string">
            <text:p>मैन्चेस्टर</text:p>
          </table:table-cell>
          <table:table-cell office:value-type="string">
            <text:p>Manchester</text:p>
          </table:table-cell>
          <table:table-cell office:value-type="string">
            <text:p>Manchester</text:p>
          </table:table-cell>
          <table:table-cell office:value-type="string">
            <text:p>Manchester</text:p>
          </table:table-cell>
          <table:table-cell office:value-type="string">
            <text:p>マンチェスター</text:p>
          </table:table-cell>
          <table:table-cell office:value-type="string">
            <text:p>맨체스터</text:p>
          </table:table-cell>
          <table:table-cell office:value-type="string">
            <text:p>Manchester</text:p>
          </table:table-cell>
          <table:table-cell office:value-type="string">
            <text:p>Manchester</text:p>
          </table:table-cell>
          <table:table-cell office:value-type="string">
            <text:p>Manchester</text:p>
          </table:table-cell>
          <table:table-cell office:value-type="string">
            <text:p>Manchester</text:p>
          </table:table-cell>
          <table:table-cell office:value-type="string">
            <text:p>Manchester</text:p>
          </table:table-cell>
          <table:table-cell office:value-type="float" office:value="1159149119"/>
          <table:table-cell office:value-type="string">
            <text:p>منچستر</text:p>
          </table:table-cell>
          <table:table-cell office:value-type="string">
            <text:p>מנצ'סטר</text:p>
          </table:table-cell>
          <table:table-cell office:value-type="string">
            <text:p>Манчестер</text:p>
          </table:table-cell>
          <table:table-cell office:value-type="string">
            <text:p>مانچسٹر</text:p>
          </table:table-cell>
          <table:table-cell office:value-type="string">
            <text:p>曼徹斯特</text:p>
          </table:table-cell>
          <table:table-cell office:value-type="float" office:value="26431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4"/>
          <table:table-cell office:value-type="float" office:value="5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Birmingham</text:p>
          </table:table-cell>
          <table:table-cell/>
          <table:table-cell/>
          <table:table-cell office:value-type="string">
            <text:p>Birmingham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1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West Midlands</text:p>
          </table:table-cell>
          <table:table-cell office:value-type="string">
            <text:p>GB</text:p>
          </table:table-cell>
          <table:table-cell/>
          <table:table-cell office:value-type="float" office:value="52.4769199999999998"/>
          <table:table-cell office:value-type="float" office:value="-1.9219430000000000"/>
          <table:table-cell office:value-type="float" office:value="2285000"/>
          <table:table-cell office:value-type="float" office:value="984333"/>
          <table:table-cell office:value-type="float" office:value="631279"/>
          <table:table-cell office:value-type="float" office:value="12"/>
          <table:table-cell office:value-type="float" office:value="11"/>
          <table:table-cell office:value-type="string">
            <text:p>Birmingham</text:p>
          </table:table-cell>
          <table:table-cell office:value-type="string">
            <text:p>Birmingham2</text:p>
          </table:table-cell>
          <table:table-cell office:value-type="float" office:value="2331021"/>
          <table:table-cell office:value-type="float" office:value="2331021"/>
          <table:table-cell office:value-type="float" office:value="2331630"/>
          <table:table-cell office:value-type="float" office:value="0"/>
          <table:table-cell office:value-type="float" office:value="0"/>
          <table:table-cell office:value-type="float" office:value="50"/>
          <table:table-cell office:value-type="float" office:value="838"/>
          <table:table-cell office:value-type="float" office:value="842"/>
          <table:table-cell office:value-type="float" office:value="324"/>
          <table:table-cell office:value-type="float" office:value="325"/>
          <table:table-cell office:value-type="float" office:value="433"/>
          <table:table-cell office:value-type="float" office:value="438"/>
          <table:table-cell office:value-type="float" office:value="269"/>
          <table:table-cell office:value-type="float" office:value="272"/>
          <table:table-cell office:value-type="float" office:value="-2.2166670000000002"/>
          <table:table-cell office:value-type="float" office:value="-2.2166670000000002"/>
          <table:table-cell office:value-type="float" office:value="-1.6987779999999999"/>
          <table:table-cell office:value-type="float" office:value="-1.6833330000000000"/>
          <table:table-cell office:value-type="float" office:value="52.3583330000000018"/>
          <table:table-cell office:value-type="float" office:value="52.3583330000000018"/>
          <table:table-cell office:value-type="float" office:value="52.7333330000000018"/>
          <table:table-cell office:value-type="float" office:value="52.7333330000000018"/>
          <table:table-cell office:value-type="float" office:value="-1.9645649999999999"/>
          <table:table-cell office:value-type="float" office:value="52.5263890000000018"/>
          <table:table-cell office:value-type="string">
            <text:p>Europe/London</text:p>
          </table:table-cell>
          <table:table-cell office:value-type="float" office:value="516"/>
          <table:table-cell office:value-type="float" office:value="2229"/>
          <table:table-cell office:value-type="float" office:value="2283"/>
          <table:table-cell office:value-type="float" office:value="2338"/>
          <table:table-cell office:value-type="float" office:value="2357"/>
          <table:table-cell office:value-type="float" office:value="2370"/>
          <table:table-cell office:value-type="float" office:value="2365"/>
          <table:table-cell office:value-type="float" office:value="2357"/>
          <table:table-cell office:value-type="float" office:value="2330"/>
          <table:table-cell office:value-type="float" office:value="2301"/>
          <table:table-cell office:value-type="float" office:value="2291"/>
          <table:table-cell office:value-type="float" office:value="2285"/>
          <table:table-cell office:value-type="float" office:value="2283"/>
          <table:table-cell office:value-type="float" office:value="2285"/>
          <table:table-cell office:value-type="float" office:value="2291"/>
          <table:table-cell office:value-type="float" office:value="2303"/>
          <table:table-cell office:value-type="float" office:value="2315"/>
          <table:table-cell office:value-type="float" office:value="2323"/>
          <table:table-cell office:value-type="float" office:value="5.0000000000000000"/>
          <table:table-cell office:value-type="string">
            <text:p>Q2256</text:p>
          </table:table-cell>
          <table:table-cell office:value-type="float" office:value="101750467"/>
          <table:table-cell office:value-type="float" office:value="0"/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string">
            <text:p>Бирмингем</text:p>
          </table:table-cell>
          <table:table-cell office:value-type="string">
            <text:p>伯明翰</text:p>
          </table:table-cell>
          <table:table-cell/>
          <table:table-cell office:value-type="string">
            <text:p>برمينغهام</text:p>
          </table:table-cell>
          <table:table-cell office:value-type="string">
            <text:p>বার্মিংহাম</text:p>
          </table:table-cell>
          <table:table-cell office:value-type="string">
            <text:p>Μπέρμιγχαμ</text:p>
          </table:table-cell>
          <table:table-cell office:value-type="string">
            <text:p>बर्मिंघम</text:p>
          </table:table-cell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string">
            <text:p>バーミンガム</text:p>
          </table:table-cell>
          <table:table-cell office:value-type="string">
            <text:p>버밍엄</text:p>
          </table:table-cell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string">
            <text:p>Birmingham</text:p>
          </table:table-cell>
          <table:table-cell office:value-type="float" office:value="1159149367"/>
          <table:table-cell office:value-type="string">
            <text:p>بیرمنگام</text:p>
          </table:table-cell>
          <table:table-cell office:value-type="string">
            <text:p>ברמינגהאם</text:p>
          </table:table-cell>
          <table:table-cell office:value-type="string">
            <text:p>Бірмінгем</text:p>
          </table:table-cell>
          <table:table-cell office:value-type="string">
            <text:p>برمنگھم</text:p>
          </table:table-cell>
          <table:table-cell office:value-type="string">
            <text:p>伯明罕</text:p>
          </table:table-cell>
          <table:table-cell office:value-type="float" office:value="265560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4"/>
          <table:table-cell office:value-type="float" office:value="50"/>
          <table:table-cell office:value-type="float" office:value="5"/>
          <table:table-cell office:value-type="string">
            <text:p>Admin-0 region capital</text:p>
          </table:table-cell>
          <table:table-cell office:value-type="string">
            <text:p>Belfast</text:p>
          </table:table-cell>
          <table:table-cell/>
          <table:table-cell/>
          <table:table-cell office:value-type="string">
            <text:p>Belfast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0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Belfast</text:p>
          </table:table-cell>
          <table:table-cell office:value-type="string">
            <text:p>GB</text:p>
          </table:table-cell>
          <table:table-cell/>
          <table:table-cell office:value-type="float" office:value="54.6000119999999995"/>
          <table:table-cell office:value-type="float" office:value="-5.9600340000000003"/>
          <table:table-cell office:value-type="float" office:value="450406"/>
          <table:table-cell office:value-type="float" office:value="274770"/>
          <table:table-cell office:value-type="float" office:value="418064"/>
          <table:table-cell office:value-type="float" office:value="10"/>
          <table:table-cell office:value-type="float" office:value="10"/>
          <table:table-cell/>
          <table:table-cell office:value-type="string">
            <text:p>Belfast</text:p>
          </table:table-cell>
          <table:table-cell office:value-type="float" office:value="450406"/>
          <table:table-cell office:value-type="float" office:value="450406"/>
          <table:table-cell office:value-type="float" office:value="450406"/>
          <table:table-cell office:value-type="float" office:value="0"/>
          <table:table-cell office:value-type="float" office:value="0"/>
          <table:table-cell office:value-type="float" office:value="50"/>
          <table:table-cell office:value-type="float" office:value="192"/>
          <table:table-cell office:value-type="float" office:value="192"/>
          <table:table-cell office:value-type="float" office:value="74"/>
          <table:table-cell office:value-type="float" office:value="74"/>
          <table:table-cell office:value-type="float" office:value="204"/>
          <table:table-cell office:value-type="float" office:value="204"/>
          <table:table-cell office:value-type="float" office:value="127"/>
          <table:table-cell office:value-type="float" office:value="127"/>
          <table:table-cell office:value-type="float" office:value="-6.1250000000000000"/>
          <table:table-cell office:value-type="float" office:value="-6.1250000000000000"/>
          <table:table-cell office:value-type="float" office:value="-5.7583330000000004"/>
          <table:table-cell office:value-type="float" office:value="-5.7583330000000004"/>
          <table:table-cell office:value-type="float" office:value="54.4583330000000032"/>
          <table:table-cell office:value-type="float" office:value="54.4583330000000032"/>
          <table:table-cell office:value-type="float" office:value="54.7083330000000032"/>
          <table:table-cell office:value-type="float" office:value="54.7083330000000032"/>
          <table:table-cell office:value-type="float" office:value="-5.9487550000000002"/>
          <table:table-cell office:value-type="float" office:value="54.5931280000000001"/>
          <table:table-cell office:value-type="string">
            <text:p>Europe/London</text:p>
          </table:table-cell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5.0000000000000000"/>
          <table:table-cell office:value-type="string">
            <text:p>Q10686</text:p>
          </table:table-cell>
          <table:table-cell office:value-type="float" office:value="101751931"/>
          <table:table-cell office:value-type="float" office:value="0"/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string">
            <text:p>Белфаст</text:p>
          </table:table-cell>
          <table:table-cell office:value-type="string">
            <text:p>贝尔法斯特</text:p>
          </table:table-cell>
          <table:table-cell/>
          <table:table-cell office:value-type="string">
            <text:p>بلفاست</text:p>
          </table:table-cell>
          <table:table-cell office:value-type="string">
            <text:p>বেলফাস্ট</text:p>
          </table:table-cell>
          <table:table-cell office:value-type="string">
            <text:p>Μπέλφαστ</text:p>
          </table:table-cell>
          <table:table-cell office:value-type="string">
            <text:p>बेलफ़ास्ट</text:p>
          </table:table-cell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string">
            <text:p>ベルファスト</text:p>
          </table:table-cell>
          <table:table-cell office:value-type="string">
            <text:p>벨파스트</text:p>
          </table:table-cell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string">
            <text:p>Belfast</text:p>
          </table:table-cell>
          <table:table-cell office:value-type="float" office:value="1159149369"/>
          <table:table-cell office:value-type="string">
            <text:p>بلفاست</text:p>
          </table:table-cell>
          <table:table-cell office:value-type="string">
            <text:p>בלפסט</text:p>
          </table:table-cell>
          <table:table-cell office:value-type="string">
            <text:p>Белфаст</text:p>
          </table:table-cell>
          <table:table-cell office:value-type="string">
            <text:p>بیلفاسٹ</text:p>
          </table:table-cell>
          <table:table-cell office:value-type="string">
            <text:p>貝爾法斯特</text:p>
          </table:table-cell>
          <table:table-cell office:value-type="float" office:value="265598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3"/>
          <table:table-cell office:value-type="float" office:value="110"/>
          <table:table-cell office:value-type="float" office:value="5"/>
          <table:table-cell office:value-type="string">
            <text:p>Populated place</text:p>
          </table:table-cell>
          <table:table-cell office:value-type="string">
            <text:p>Glasgow</text:p>
          </table:table-cell>
          <table:table-cell/>
          <table:table-cell/>
          <table:table-cell office:value-type="string">
            <text:p>Glasgow</text:p>
          </table:table-cell>
          <table:table-cell office:value-type="float" office:value="0"/>
          <table:table-cell/>
          <table:table-cell office:value-type="float" office:value="0"/>
          <table:table-cell office:value-type="float" office:value="1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Glasgow</text:p>
          </table:table-cell>
          <table:table-cell office:value-type="string">
            <text:p>GB</text:p>
          </table:table-cell>
          <table:table-cell/>
          <table:table-cell office:value-type="float" office:value="55.8763509999999997"/>
          <table:table-cell office:value-type="float" office:value="-4.2526529999999996"/>
          <table:table-cell office:value-type="float" office:value="1160000"/>
          <table:table-cell office:value-type="float" office:value="610268"/>
          <table:table-cell office:value-type="float" office:value="3240"/>
          <table:table-cell office:value-type="float" office:value="12"/>
          <table:table-cell office:value-type="float" office:value="11"/>
          <table:table-cell office:value-type="string">
            <text:p>Glasgow</text:p>
          </table:table-cell>
          <table:table-cell office:value-type="string">
            <text:p>Glasgow2</text:p>
          </table:table-cell>
          <table:table-cell office:value-type="float" office:value="1216706"/>
          <table:table-cell office:value-type="float" office:value="1233551"/>
          <table:table-cell office:value-type="float" office:value="1233551"/>
          <table:table-cell office:value-type="float" office:value="1233551"/>
          <table:table-cell office:value-type="float" office:value="0"/>
          <table:table-cell office:value-type="float" office:value="100"/>
          <table:table-cell office:value-type="float" office:value="468"/>
          <table:table-cell office:value-type="float" office:value="483"/>
          <table:table-cell office:value-type="float" office:value="181"/>
          <table:table-cell office:value-type="float" office:value="187"/>
          <table:table-cell office:value-type="float" office:value="377"/>
          <table:table-cell office:value-type="float" office:value="408"/>
          <table:table-cell office:value-type="float" office:value="234"/>
          <table:table-cell office:value-type="float" office:value="254"/>
          <table:table-cell office:value-type="float" office:value="-4.5583330000000002"/>
          <table:table-cell office:value-type="float" office:value="-4.5106630000000001"/>
          <table:table-cell office:value-type="float" office:value="-3.8583330000000000"/>
          <table:table-cell office:value-type="float" office:value="-3.8583330000000000"/>
          <table:table-cell office:value-type="float" office:value="55.7333330000000018"/>
          <table:table-cell office:value-type="float" office:value="55.7333330000000018"/>
          <table:table-cell office:value-type="float" office:value="55.9583330000000032"/>
          <table:table-cell office:value-type="float" office:value="55.9583330000000032"/>
          <table:table-cell office:value-type="float" office:value="-4.2251839999999996"/>
          <table:table-cell office:value-type="float" office:value="55.8439040000000020"/>
          <table:table-cell office:value-type="string">
            <text:p>Europe/London</text:p>
          </table:table-cell>
          <table:table-cell office:value-type="float" office:value="517"/>
          <table:table-cell office:value-type="float" office:value="1755"/>
          <table:table-cell office:value-type="float" office:value="1777"/>
          <table:table-cell office:value-type="float" office:value="1798"/>
          <table:table-cell office:value-type="float" office:value="1770"/>
          <table:table-cell office:value-type="float" office:value="1734"/>
          <table:table-cell office:value-type="float" office:value="1601"/>
          <table:table-cell office:value-type="float" office:value="1461"/>
          <table:table-cell office:value-type="float" office:value="1334"/>
          <table:table-cell office:value-type="float" office:value="1217"/>
          <table:table-cell office:value-type="float" office:value="1186"/>
          <table:table-cell office:value-type="float" office:value="1171"/>
          <table:table-cell office:value-type="float" office:value="1160"/>
          <table:table-cell office:value-type="float" office:value="1160"/>
          <table:table-cell office:value-type="float" office:value="1164"/>
          <table:table-cell office:value-type="float" office:value="1175"/>
          <table:table-cell office:value-type="float" office:value="1187"/>
          <table:table-cell office:value-type="float" office:value="1197"/>
          <table:table-cell office:value-type="float" office:value="4.0000000000000000"/>
          <table:table-cell office:value-type="string">
            <text:p>Q4093</text:p>
          </table:table-cell>
          <table:table-cell office:value-type="float" office:value="1175612707"/>
          <table:table-cell office:value-type="float" office:value="0"/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Глазго</text:p>
          </table:table-cell>
          <table:table-cell office:value-type="string">
            <text:p>格拉斯哥</text:p>
          </table:table-cell>
          <table:table-cell/>
          <table:table-cell office:value-type="string">
            <text:p>غلاسكو</text:p>
          </table:table-cell>
          <table:table-cell office:value-type="string">
            <text:p>গ্লাসগো</text:p>
          </table:table-cell>
          <table:table-cell office:value-type="string">
            <text:p>Γλασκώβη</text:p>
          </table:table-cell>
          <table:table-cell office:value-type="string">
            <text:p>ग्लासगो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グラスゴー</text:p>
          </table:table-cell>
          <table:table-cell office:value-type="string">
            <text:p>글래스고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string">
            <text:p>Glasgow</text:p>
          </table:table-cell>
          <table:table-cell office:value-type="float" office:value="1159150591"/>
          <table:table-cell office:value-type="string">
            <text:p>گلاسگو</text:p>
          </table:table-cell>
          <table:table-cell office:value-type="string">
            <text:p>גלאזגו</text:p>
          </table:table-cell>
          <table:table-cell office:value-type="string">
            <text:p>Глазго</text:p>
          </table:table-cell>
          <table:table-cell office:value-type="string">
            <text:p>گلاسگو</text:p>
          </table:table-cell>
          <table:table-cell office:value-type="string">
            <text:p>格拉斯哥</text:p>
          </table:table-cell>
          <table:table-cell office:value-type="float" office:value="264857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float" office:value="0"/>
          <table:table-cell office:value-type="float" office:value="600"/>
          <table:table-cell office:value-type="float" office:value="5"/>
          <table:table-cell office:value-type="string">
            <text:p>Admin-0 capital</text:p>
          </table:table-cell>
          <table:table-cell office:value-type="string">
            <text:p>London</text:p>
          </table:table-cell>
          <table:table-cell/>
          <table:table-cell/>
          <table:table-cell office:value-type="string">
            <text:p>London</text:p>
          </table:table-cell>
          <table:table-cell office:value-type="float" office:value="1"/>
          <table:table-cell/>
          <table:table-cell office:value-type="float" office:value="1"/>
          <table:table-cell office:value-type="float" office:value="1"/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United Kingdom</text:p>
          </table:table-cell>
          <table:table-cell office:value-type="string">
            <text:p>GBR</text:p>
          </table:table-cell>
          <table:table-cell office:value-type="string">
            <text:p>Westminster</text:p>
          </table:table-cell>
          <table:table-cell office:value-type="string">
            <text:p>GB</text:p>
          </table:table-cell>
          <table:table-cell/>
          <table:table-cell office:value-type="float" office:value="51.5019410000000022"/>
          <table:table-cell office:value-type="float" office:value="-0.1186680000000000"/>
          <table:table-cell office:value-type="float" office:value="8567000"/>
          <table:table-cell office:value-type="float" office:value="7421209"/>
          <table:table-cell office:value-type="float" office:value="326670"/>
          <table:table-cell office:value-type="float" office:value="13"/>
          <table:table-cell office:value-type="float" office:value="13"/>
          <table:table-cell office:value-type="string">
            <text:p>London</text:p>
          </table:table-cell>
          <table:table-cell office:value-type="string">
            <text:p>London2</text:p>
          </table:table-cell>
          <table:table-cell office:value-type="float" office:value="7721282"/>
          <table:table-cell office:value-type="float" office:value="8370578"/>
          <table:table-cell office:value-type="float" office:value="10011551"/>
          <table:table-cell office:value-type="float" office:value="10011551"/>
          <table:table-cell office:value-type="float" office:value="10011551"/>
          <table:table-cell office:value-type="float" office:value="300"/>
          <table:table-cell office:value-type="float" office:value="1914"/>
          <table:table-cell office:value-type="float" office:value="3198"/>
          <table:table-cell office:value-type="float" office:value="739"/>
          <table:table-cell office:value-type="float" office:value="1235"/>
          <table:table-cell office:value-type="float" office:value="994"/>
          <table:table-cell office:value-type="float" office:value="2440"/>
          <table:table-cell office:value-type="float" office:value="618"/>
          <table:table-cell office:value-type="float" office:value="1516"/>
          <table:table-cell office:value-type="float" office:value="-1.0916669999999999"/>
          <table:table-cell office:value-type="float" office:value="-0.5468660000000000"/>
          <table:table-cell office:value-type="float" office:value="0.3071080000000000"/>
          <table:table-cell office:value-type="float" office:value="0.8166670000000000"/>
          <table:table-cell office:value-type="float" office:value="51.1333330000000004"/>
          <table:table-cell office:value-type="float" office:value="51.2083330000000032"/>
          <table:table-cell office:value-type="float" office:value="51.8250000000000028"/>
          <table:table-cell office:value-type="float" office:value="51.8250000000000028"/>
          <table:table-cell office:value-type="float" office:value="-0.1696510000000000"/>
          <table:table-cell office:value-type="float" office:value="51.4896239999999992"/>
          <table:table-cell office:value-type="string">
            <text:p>Europe/London</text:p>
          </table:table-cell>
          <table:table-cell office:value-type="float" office:value="519"/>
          <table:table-cell office:value-type="float" office:value="8361"/>
          <table:table-cell office:value-type="float" office:value="8278"/>
          <table:table-cell office:value-type="float" office:value="8196"/>
          <table:table-cell office:value-type="float" office:value="7869"/>
          <table:table-cell office:value-type="float" office:value="7509"/>
          <table:table-cell office:value-type="float" office:value="7546"/>
          <table:table-cell office:value-type="float" office:value="7660"/>
          <table:table-cell office:value-type="float" office:value="7667"/>
          <table:table-cell office:value-type="float" office:value="7654"/>
          <table:table-cell office:value-type="float" office:value="7908"/>
          <table:table-cell office:value-type="float" office:value="8225"/>
          <table:table-cell office:value-type="float" office:value="8505"/>
          <table:table-cell office:value-type="float" office:value="8567"/>
          <table:table-cell office:value-type="float" office:value="8607"/>
          <table:table-cell office:value-type="float" office:value="8618"/>
          <table:table-cell office:value-type="float" office:value="8618"/>
          <table:table-cell office:value-type="float" office:value="8618"/>
          <table:table-cell office:value-type="float" office:value="1.7000000000000000"/>
          <table:table-cell office:value-type="string">
            <text:p>Q84</text:p>
          </table:table-cell>
          <table:table-cell office:value-type="float" office:value="101750367"/>
          <table:table-cell office:value-type="float" office:value="0"/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Londres</text:p>
          </table:table-cell>
          <table:table-cell office:value-type="string">
            <text:p>Londres</text:p>
          </table:table-cell>
          <table:table-cell office:value-type="string">
            <text:p>Londres</text:p>
          </table:table-cell>
          <table:table-cell office:value-type="string">
            <text:p>Лондон</text:p>
          </table:table-cell>
          <table:table-cell office:value-type="string">
            <text:p>伦敦</text:p>
          </table:table-cell>
          <table:table-cell/>
          <table:table-cell office:value-type="string">
            <text:p>لندن</text:p>
          </table:table-cell>
          <table:table-cell office:value-type="string">
            <text:p>লন্ডন</text:p>
          </table:table-cell>
          <table:table-cell office:value-type="string">
            <text:p>Λονδίνο</text:p>
          </table:table-cell>
          <table:table-cell office:value-type="string">
            <text:p>लंदन</text:p>
          </table:table-cell>
          <table:table-cell office:value-type="string">
            <text:p>London</text:p>
          </table:table-cell>
          <table:table-cell office:value-type="string">
            <text:p>London</text:p>
          </table:table-cell>
          <table:table-cell office:value-type="string">
            <text:p>Londra</text:p>
          </table:table-cell>
          <table:table-cell office:value-type="string">
            <text:p>ロンドン</text:p>
          </table:table-cell>
          <table:table-cell office:value-type="string">
            <text:p>런던</text:p>
          </table:table-cell>
          <table:table-cell office:value-type="string">
            <text:p>Londen</text:p>
          </table:table-cell>
          <table:table-cell office:value-type="string">
            <text:p>Londyn</text:p>
          </table:table-cell>
          <table:table-cell office:value-type="string">
            <text:p>London</text:p>
          </table:table-cell>
          <table:table-cell office:value-type="string">
            <text:p>Londra</text:p>
          </table:table-cell>
          <table:table-cell office:value-type="string">
            <text:p>Luân Đôn</text:p>
          </table:table-cell>
          <table:table-cell office:value-type="float" office:value="1159151577"/>
          <table:table-cell office:value-type="string">
            <text:p>لندن</text:p>
          </table:table-cell>
          <table:table-cell office:value-type="string">
            <text:p>לונדון</text:p>
          </table:table-cell>
          <table:table-cell office:value-type="string">
            <text:p>Лондон</text:p>
          </table:table-cell>
          <table:table-cell office:value-type="string">
            <text:p>لندن</text:p>
          </table:table-cell>
          <table:table-cell office:value-type="string">
            <text:p>倫敦</text:p>
          </table:table-cell>
          <table:table-cell office:value-type="float" office:value="26437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office:version="1.2">
  <office:styles>
    <style:style style:name="Default" style:family="table-cell">
</style:style>
  </office:styles>
</office:document-styles>
</file>

<file path=meta.xml><?xml version="1.0" encoding="utf-8"?>
<office:document-meta xmlns:office="urn:oasis:names:tc:opendocument:xmlns:office:1.0" office:version="1.2">
</office:document-meta>
</file>